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310.85pt" svg:x="365.73pt" svg:y="32pt">
            <draw:object draw:notify-on-update-of-ranges="Sheet1.A1:Sheet1.A559 Sheet1.B1:Sheet1.B1104 Sheet1.C1:Sheet1.C1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48912" calcext:value-type="float">
            <text:p>48912</text:p>
          </table:table-cell>
          <table:table-cell office:value-type="float" office:value="40616" calcext:value-type="float">
            <text:p>40616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48928" calcext:value-type="float">
            <text:p>48928</text:p>
          </table:table-cell>
          <table:table-cell office:value-type="float" office:value="40632" calcext:value-type="float">
            <text:p>40632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 office:value-type="float" office:value="48944" calcext:value-type="float">
            <text:p>48944</text:p>
          </table:table-cell>
          <table:table-cell office:value-type="float" office:value="40648" calcext:value-type="float">
            <text:p>40648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8960" calcext:value-type="float">
            <text:p>48960</text:p>
          </table:table-cell>
          <table:table-cell office:value-type="float" office:value="40664" calcext:value-type="float">
            <text:p>40664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 office:value-type="float" office:value="48976" calcext:value-type="float">
            <text:p>48976</text:p>
          </table:table-cell>
          <table:table-cell office:value-type="float" office:value="40680" calcext:value-type="float">
            <text:p>40680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 office:value-type="float" office:value="48992" calcext:value-type="float">
            <text:p>48992</text:p>
          </table:table-cell>
          <table:table-cell office:value-type="float" office:value="40696" calcext:value-type="float">
            <text:p>40696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 office:value-type="float" office:value="49008" calcext:value-type="float">
            <text:p>49008</text:p>
          </table:table-cell>
          <table:table-cell office:value-type="float" office:value="40712" calcext:value-type="float">
            <text:p>40712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 office:value-type="float" office:value="49024" calcext:value-type="float">
            <text:p>49024</text:p>
          </table:table-cell>
          <table:table-cell office:value-type="float" office:value="40728" calcext:value-type="float">
            <text:p>40728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49040" calcext:value-type="float">
            <text:p>49040</text:p>
          </table:table-cell>
          <table:table-cell office:value-type="float" office:value="40744" calcext:value-type="float">
            <text:p>40744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 office:value-type="float" office:value="49056" calcext:value-type="float">
            <text:p>49056</text:p>
          </table:table-cell>
          <table:table-cell office:value-type="float" office:value="40760" calcext:value-type="float">
            <text:p>40760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 office:value-type="float" office:value="49072" calcext:value-type="float">
            <text:p>49072</text:p>
          </table:table-cell>
          <table:table-cell office:value-type="float" office:value="40776" calcext:value-type="float">
            <text:p>40776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 office:value-type="float" office:value="49088" calcext:value-type="float">
            <text:p>49088</text:p>
          </table:table-cell>
          <table:table-cell office:value-type="float" office:value="40792" calcext:value-type="float">
            <text:p>40792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 office:value-type="float" office:value="49104" calcext:value-type="float">
            <text:p>49104</text:p>
          </table:table-cell>
          <table:table-cell office:value-type="float" office:value="40808" calcext:value-type="float">
            <text:p>40808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49120" calcext:value-type="float">
            <text:p>49120</text:p>
          </table:table-cell>
          <table:table-cell office:value-type="float" office:value="40824" calcext:value-type="float">
            <text:p>40824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 office:value-type="float" office:value="49136" calcext:value-type="float">
            <text:p>49136</text:p>
          </table:table-cell>
          <table:table-cell office:value-type="float" office:value="40840" calcext:value-type="float">
            <text:p>40840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float" office:value="40856" calcext:value-type="float">
            <text:p>40856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40536" calcext:value-type="float">
            <text:p>40536</text:p>
          </table:table-cell>
          <table:table-cell office:value-type="float" office:value="40872" calcext:value-type="float">
            <text:p>40872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 office:value-type="float" office:value="40552" calcext:value-type="float">
            <text:p>40552</text:p>
          </table:table-cell>
          <table:table-cell office:value-type="float" office:value="40888" calcext:value-type="float">
            <text:p>40888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40904" calcext:value-type="float">
            <text:p>40904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40920" calcext:value-type="float">
            <text:p>40920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40936" calcext:value-type="float">
            <text:p>40936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 office:value-type="float" office:value="40616" calcext:value-type="float">
            <text:p>40616</text:p>
          </table:table-cell>
          <table:table-cell office:value-type="float" office:value="40952" calcext:value-type="float">
            <text:p>40952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40520" calcext:value-type="float">
            <text:p>40520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 office:value-type="float" office:value="40648" calcext:value-type="float">
            <text:p>40648</text:p>
          </table:table-cell>
          <table:table-cell office:value-type="float" office:value="40536" calcext:value-type="float">
            <text:p>40536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40552" calcext:value-type="float">
            <text:p>40552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40568" calcext:value-type="float">
            <text:p>40568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float" office:value="40584" calcext:value-type="float">
            <text:p>40584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40600" calcext:value-type="float">
            <text:p>4060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0728" calcext:value-type="float">
            <text:p>40728</text:p>
          </table:table-cell>
          <table:table-cell office:value-type="float" office:value="40616" calcext:value-type="float">
            <text:p>40616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float" office:value="40632" calcext:value-type="float">
            <text:p>40632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float" office:value="40648" calcext:value-type="float">
            <text:p>40648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float" office:value="40664" calcext:value-type="float">
            <text:p>40664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float" office:value="40680" calcext:value-type="float">
            <text:p>40680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float" office:value="40696" calcext:value-type="float">
            <text:p>40696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float" office:value="40824" calcext:value-type="float">
            <text:p>40824</text:p>
          </table:table-cell>
          <table:table-cell office:value-type="float" office:value="40712" calcext:value-type="float">
            <text:p>40712</text:p>
          </table:table-cell>
          <table:table-cell office:value-type="float" office:value="42832" calcext:value-type="float">
            <text:p>42832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float" office:value="40728" calcext:value-type="float">
            <text:p>40728</text:p>
          </table:table-cell>
          <table:table-cell office:value-type="float" office:value="42848" calcext:value-type="float">
            <text:p>42848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float" office:value="40744" calcext:value-type="float">
            <text:p>40744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float" office:value="40760" calcext:value-type="float">
            <text:p>40760</text:p>
          </table:table-cell>
          <table:table-cell office:value-type="float" office:value="42880" calcext:value-type="float">
            <text:p>42880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40776" calcext:value-type="float">
            <text:p>40776</text:p>
          </table:table-cell>
          <table:table-cell office:value-type="float" office:value="42896" calcext:value-type="float">
            <text:p>42896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40792" calcext:value-type="float">
            <text:p>40792</text:p>
          </table:table-cell>
          <table:table-cell office:value-type="float" office:value="42912" calcext:value-type="float">
            <text:p>42912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40808" calcext:value-type="float">
            <text:p>40808</text:p>
          </table:table-cell>
          <table:table-cell office:value-type="float" office:value="42928" calcext:value-type="float">
            <text:p>42928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float" office:value="40944" calcext:value-type="float">
            <text:p>40944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float" office:value="40960" calcext:value-type="float">
            <text:p>40960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float" office:value="40976" calcext:value-type="float">
            <text:p>40976</text:p>
          </table:table-cell>
          <table:table-cell office:value-type="float" office:value="42976" calcext:value-type="float">
            <text:p>42976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float" office:value="40992" calcext:value-type="float">
            <text:p>40992</text:p>
          </table:table-cell>
          <table:table-cell office:value-type="float" office:value="42992" calcext:value-type="float">
            <text:p>42992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float" office:value="41008" calcext:value-type="float">
            <text:p>41008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float" office:value="41024" calcext:value-type="float">
            <text:p>41024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float" office:value="41040" calcext:value-type="float">
            <text:p>41040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float" office:value="41056" calcext:value-type="float">
            <text:p>41056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41072" calcext:value-type="float">
            <text:p>41072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41088" calcext:value-type="float">
            <text:p>41088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41104" calcext:value-type="float">
            <text:p>41104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float" office:value="41120" calcext:value-type="float">
            <text:p>41120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float" office:value="41136" calcext:value-type="float">
            <text:p>41136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float" office:value="41152" calcext:value-type="float">
            <text:p>41152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41168" calcext:value-type="float">
            <text:p>41168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float" office:value="41184" calcext:value-type="float">
            <text:p>41184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float" office:value="41200" calcext:value-type="float">
            <text:p>41200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41216" calcext:value-type="float">
            <text:p>41216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float" office:value="41232" calcext:value-type="float">
            <text:p>41232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 office:value-type="float" office:value="41360" calcext:value-type="float">
            <text:p>41360</text:p>
          </table:table-cell>
          <table:table-cell office:value-type="float" office:value="41248" calcext:value-type="float">
            <text:p>41248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float" office:value="41264" calcext:value-type="float">
            <text:p>41264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 office:value-type="float" office:value="41392" calcext:value-type="float">
            <text:p>41392</text:p>
          </table:table-cell>
          <table:table-cell office:value-type="float" office:value="41280" calcext:value-type="float">
            <text:p>41280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float" office:value="41296" calcext:value-type="float">
            <text:p>41296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float" office:value="41312" calcext:value-type="float">
            <text:p>41312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41328" calcext:value-type="float">
            <text:p>41328</text:p>
          </table:table-cell>
          <table:table-cell office:value-type="float" office:value="40840" calcext:value-type="float">
            <text:p>40840</text:p>
          </table:table-cell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float" office:value="41344" calcext:value-type="float">
            <text:p>41344</text:p>
          </table:table-cell>
          <table:table-cell office:value-type="float" office:value="40856" calcext:value-type="float">
            <text:p>40856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41360" calcext:value-type="float">
            <text:p>41360</text:p>
          </table:table-cell>
          <table:table-cell office:value-type="float" office:value="40872" calcext:value-type="float">
            <text:p>40872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float" office:value="41376" calcext:value-type="float">
            <text:p>41376</text:p>
          </table:table-cell>
          <table:table-cell office:value-type="float" office:value="40888" calcext:value-type="float">
            <text:p>40888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float" office:value="41392" calcext:value-type="float">
            <text:p>41392</text:p>
          </table:table-cell>
          <table:table-cell office:value-type="float" office:value="40904" calcext:value-type="float">
            <text:p>40904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41408" calcext:value-type="float">
            <text:p>41408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float" office:value="41424" calcext:value-type="float">
            <text:p>41424</text:p>
          </table:table-cell>
          <table:table-cell office:value-type="float" office:value="40936" calcext:value-type="float">
            <text:p>40936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float" office:value="41440" calcext:value-type="float">
            <text:p>41440</text:p>
          </table:table-cell>
          <table:table-cell office:value-type="float" office:value="40952" calcext:value-type="float">
            <text:p>40952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float" office:value="41456" calcext:value-type="float">
            <text:p>41456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41472" calcext:value-type="float">
            <text:p>41472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41488" calcext:value-type="float">
            <text:p>41488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float" office:value="41504" calcext:value-type="float">
            <text:p>41504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float" office:value="41520" calcext:value-type="float">
            <text:p>41520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float" office:value="41536" calcext:value-type="float">
            <text:p>41536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41552" calcext:value-type="float">
            <text:p>41552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 office:value-type="float" office:value="41680" calcext:value-type="float">
            <text:p>41680</text:p>
          </table:table-cell>
          <table:table-cell office:value-type="float" office:value="41568" calcext:value-type="float">
            <text:p>41568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 office:value-type="float" office:value="41696" calcext:value-type="float">
            <text:p>41696</text:p>
          </table:table-cell>
          <table:table-cell office:value-type="float" office:value="41584" calcext:value-type="float">
            <text:p>41584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float" office:value="41600" calcext:value-type="float">
            <text:p>41600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41616" calcext:value-type="float">
            <text:p>41616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float" office:value="41632" calcext:value-type="float">
            <text:p>41632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float" office:value="41648" calcext:value-type="float">
            <text:p>41648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 office:value-type="float" office:value="41776" calcext:value-type="float">
            <text:p>41776</text:p>
          </table:table-cell>
          <table:table-cell office:value-type="float" office:value="41664" calcext:value-type="float">
            <text:p>41664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 office:value-type="float" office:value="41792" calcext:value-type="float">
            <text:p>41792</text:p>
          </table:table-cell>
          <table:table-cell office:value-type="float" office:value="41680" calcext:value-type="float">
            <text:p>41680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 office:value-type="float" office:value="41808" calcext:value-type="float">
            <text:p>41808</text:p>
          </table:table-cell>
          <table:table-cell office:value-type="float" office:value="41696" calcext:value-type="float">
            <text:p>41696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 office:value-type="float" office:value="41824" calcext:value-type="float">
            <text:p>41824</text:p>
          </table:table-cell>
          <table:table-cell office:value-type="float" office:value="41712" calcext:value-type="float">
            <text:p>41712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 office:value-type="float" office:value="41840" calcext:value-type="float">
            <text:p>41840</text:p>
          </table:table-cell>
          <table:table-cell office:value-type="float" office:value="41728" calcext:value-type="float">
            <text:p>41728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 office:value-type="float" office:value="41744" calcext:value-type="float">
            <text:p>41744</text:p>
          </table:table-cell>
          <table:table-cell office:value-type="float" office:value="40928" calcext:value-type="float">
            <text:p>40928</text:p>
          </table:table-cell>
        </table:table-row>
        <table:table-row table:style-name="ro1">
          <table:table-cell office:value-type="float" office:value="41872" calcext:value-type="float">
            <text:p>41872</text:p>
          </table:table-cell>
          <table:table-cell office:value-type="float" office:value="41760" calcext:value-type="float">
            <text:p>41760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 office:value-type="float" office:value="41888" calcext:value-type="float">
            <text:p>41888</text:p>
          </table:table-cell>
          <table:table-cell office:value-type="float" office:value="41776" calcext:value-type="float">
            <text:p>4177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float" office:value="41792" calcext:value-type="float">
            <text:p>41792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 office:value-type="float" office:value="41920" calcext:value-type="float">
            <text:p>41920</text:p>
          </table:table-cell>
          <table:table-cell office:value-type="float" office:value="41808" calcext:value-type="float">
            <text:p>41808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 office:value-type="float" office:value="41936" calcext:value-type="float">
            <text:p>41936</text:p>
          </table:table-cell>
          <table:table-cell office:value-type="float" office:value="41824" calcext:value-type="float">
            <text:p>41824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float" office:value="41840" calcext:value-type="float">
            <text:p>41840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42088" calcext:value-type="float">
            <text:p>42088</text:p>
          </table:table-cell>
          <table:table-cell office:value-type="float" office:value="41856" calcext:value-type="float">
            <text:p>4185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41872" calcext:value-type="float">
            <text:p>4187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41888" calcext:value-type="float">
            <text:p>41888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float" office:value="42024" calcext:value-type="float">
            <text:p>42024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float" office:value="42040" calcext:value-type="float">
            <text:p>42040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42168" calcext:value-type="float">
            <text:p>42168</text:p>
          </table:table-cell>
          <table:table-cell office:value-type="float" office:value="42056" calcext:value-type="float">
            <text:p>42056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float" office:value="42072" calcext:value-type="float">
            <text:p>42072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42088" calcext:value-type="float">
            <text:p>42088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float" office:value="42104" calcext:value-type="float">
            <text:p>42104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42120" calcext:value-type="float">
            <text:p>42120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 office:value-type="float" office:value="42248" calcext:value-type="float">
            <text:p>42248</text:p>
          </table:table-cell>
          <table:table-cell office:value-type="float" office:value="42136" calcext:value-type="float">
            <text:p>42136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float" office:value="42152" calcext:value-type="float">
            <text:p>4215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float" office:value="42280" calcext:value-type="float">
            <text:p>42280</text:p>
          </table:table-cell>
          <table:table-cell office:value-type="float" office:value="42168" calcext:value-type="float">
            <text:p>42168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 office:value-type="float" office:value="42296" calcext:value-type="float">
            <text:p>42296</text:p>
          </table:table-cell>
          <table:table-cell office:value-type="float" office:value="42184" calcext:value-type="float">
            <text:p>42184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float" office:value="42200" calcext:value-type="float">
            <text:p>42200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 office:value-type="float" office:value="42328" calcext:value-type="float">
            <text:p>42328</text:p>
          </table:table-cell>
          <table:table-cell office:value-type="float" office:value="42216" calcext:value-type="float">
            <text:p>42216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float" office:value="42232" calcext:value-type="float">
            <text:p>42232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42248" calcext:value-type="float">
            <text:p>42248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 office:value-type="float" office:value="42376" calcext:value-type="float">
            <text:p>42376</text:p>
          </table:table-cell>
          <table:table-cell office:value-type="float" office:value="42264" calcext:value-type="float">
            <text:p>42264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float" office:value="42280" calcext:value-type="float">
            <text:p>42280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42408" calcext:value-type="float">
            <text:p>42408</text:p>
          </table:table-cell>
          <table:table-cell office:value-type="float" office:value="42296" calcext:value-type="float">
            <text:p>42296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float" office:value="42312" calcext:value-type="float">
            <text:p>42312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42328" calcext:value-type="float">
            <text:p>42328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float" office:value="42344" calcext:value-type="float">
            <text:p>42344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42360" calcext:value-type="float">
            <text:p>42360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office:value-type="float" office:value="42488" calcext:value-type="float">
            <text:p>42488</text:p>
          </table:table-cell>
          <table:table-cell office:value-type="float" office:value="42376" calcext:value-type="float">
            <text:p>42376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float" office:value="42392" calcext:value-type="float">
            <text:p>42392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42408" calcext:value-type="float">
            <text:p>42408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float" office:value="42424" calcext:value-type="float">
            <text:p>42424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42440" calcext:value-type="float">
            <text:p>42440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float" office:value="42456" calcext:value-type="float">
            <text:p>42456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 office:value-type="float" office:value="42584" calcext:value-type="float">
            <text:p>42584</text:p>
          </table:table-cell>
          <table:table-cell office:value-type="float" office:value="42472" calcext:value-type="float">
            <text:p>42472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42488" calcext:value-type="float">
            <text:p>42488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float" office:value="42504" calcext:value-type="float">
            <text:p>42504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float" office:value="42520" calcext:value-type="float">
            <text:p>42520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 office:value-type="float" office:value="42648" calcext:value-type="float">
            <text:p>42648</text:p>
          </table:table-cell>
          <table:table-cell office:value-type="float" office:value="42536" calcext:value-type="float">
            <text:p>42536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float" office:value="42552" calcext:value-type="float">
            <text:p>42552</text:p>
          </table:table-cell>
          <table:table-cell office:value-type="float" office:value="41616" calcext:value-type="float">
            <text:p>41616</text:p>
          </table:table-cell>
        </table:table-row>
        <table:table-row table:style-name="ro1">
          <table:table-cell office:value-type="float" office:value="42680" calcext:value-type="float">
            <text:p>42680</text:p>
          </table:table-cell>
          <table:table-cell office:value-type="float" office:value="42568" calcext:value-type="float">
            <text:p>42568</text:p>
          </table:table-cell>
          <table:table-cell office:value-type="float" office:value="41632" calcext:value-type="float">
            <text:p>41632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float" office:value="42584" calcext:value-type="float">
            <text:p>42584</text:p>
          </table:table-cell>
          <table:table-cell office:value-type="float" office:value="41648" calcext:value-type="float">
            <text:p>41648</text:p>
          </table:table-cell>
        </table:table-row>
        <table:table-row table:style-name="ro1">
          <table:table-cell office:value-type="float" office:value="42712" calcext:value-type="float">
            <text:p>42712</text:p>
          </table:table-cell>
          <table:table-cell office:value-type="float" office:value="42600" calcext:value-type="float">
            <text:p>42600</text:p>
          </table:table-cell>
          <table:table-cell office:value-type="float" office:value="41664" calcext:value-type="float">
            <text:p>41664</text:p>
          </table:table-cell>
        </table:table-row>
        <table:table-row table:style-name="ro1">
          <table:table-cell office:value-type="float" office:value="42728" calcext:value-type="float">
            <text:p>42728</text:p>
          </table:table-cell>
          <table:table-cell office:value-type="float" office:value="42616" calcext:value-type="float">
            <text:p>42616</text:p>
          </table:table-cell>
          <table:table-cell office:value-type="float" office:value="41680" calcext:value-type="float">
            <text:p>41680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float" office:value="42632" calcext:value-type="float">
            <text:p>42632</text:p>
          </table:table-cell>
          <table:table-cell office:value-type="float" office:value="41696" calcext:value-type="float">
            <text:p>41696</text:p>
          </table:table-cell>
        </table:table-row>
        <table:table-row table:style-name="ro1">
          <table:table-cell office:value-type="float" office:value="42760" calcext:value-type="float">
            <text:p>42760</text:p>
          </table:table-cell>
          <table:table-cell office:value-type="float" office:value="42648" calcext:value-type="float">
            <text:p>42648</text:p>
          </table:table-cell>
          <table:table-cell office:value-type="float" office:value="41712" calcext:value-type="float">
            <text:p>41712</text:p>
          </table:table-cell>
        </table:table-row>
        <table:table-row table:style-name="ro1">
          <table:table-cell office:value-type="float" office:value="42776" calcext:value-type="float">
            <text:p>42776</text:p>
          </table:table-cell>
          <table:table-cell office:value-type="float" office:value="42664" calcext:value-type="float">
            <text:p>42664</text:p>
          </table:table-cell>
          <table:table-cell office:value-type="float" office:value="41728" calcext:value-type="float">
            <text:p>41728</text:p>
          </table:table-cell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float" office:value="42680" calcext:value-type="float">
            <text:p>42680</text:p>
          </table:table-cell>
          <table:table-cell office:value-type="float" office:value="41744" calcext:value-type="float">
            <text:p>41744</text:p>
          </table:table-cell>
        </table:table-row>
        <table:table-row table:style-name="ro1">
          <table:table-cell office:value-type="float" office:value="42808" calcext:value-type="float">
            <text:p>42808</text:p>
          </table:table-cell>
          <table:table-cell office:value-type="float" office:value="42696" calcext:value-type="float">
            <text:p>42696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float" office:value="42712" calcext:value-type="float">
            <text:p>42712</text:p>
          </table:table-cell>
          <table:table-cell office:value-type="float" office:value="41776" calcext:value-type="float">
            <text:p>41776</text:p>
          </table:table-cell>
        </table:table-row>
        <table:table-row table:style-name="ro1">
          <table:table-cell office:value-type="float" office:value="42840" calcext:value-type="float">
            <text:p>42840</text:p>
          </table:table-cell>
          <table:table-cell office:value-type="float" office:value="42728" calcext:value-type="float">
            <text:p>42728</text:p>
          </table:table-cell>
          <table:table-cell office:value-type="float" office:value="41792" calcext:value-type="float">
            <text:p>41792</text:p>
          </table:table-cell>
        </table:table-row>
        <table:table-row table:style-name="ro1">
          <table:table-cell office:value-type="float" office:value="42856" calcext:value-type="float">
            <text:p>42856</text:p>
          </table:table-cell>
          <table:table-cell office:value-type="float" office:value="42744" calcext:value-type="float">
            <text:p>42744</text:p>
          </table:table-cell>
          <table:table-cell office:value-type="float" office:value="41808" calcext:value-type="float">
            <text:p>41808</text:p>
          </table:table-cell>
        </table:table-row>
        <table:table-row table:style-name="ro1">
          <table:table-cell office:value-type="float" office:value="42872" calcext:value-type="float">
            <text:p>42872</text:p>
          </table:table-cell>
          <table:table-cell office:value-type="float" office:value="42760" calcext:value-type="float">
            <text:p>42760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float" office:value="42888" calcext:value-type="float">
            <text:p>42888</text:p>
          </table:table-cell>
          <table:table-cell office:value-type="float" office:value="42776" calcext:value-type="float">
            <text:p>42776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float" office:value="42792" calcext:value-type="float">
            <text:p>42792</text:p>
          </table:table-cell>
          <table:table-cell office:value-type="float" office:value="41856" calcext:value-type="float">
            <text:p>41856</text:p>
          </table:table-cell>
        </table:table-row>
        <table:table-row table:style-name="ro1">
          <table:table-cell office:value-type="float" office:value="42920" calcext:value-type="float">
            <text:p>42920</text:p>
          </table:table-cell>
          <table:table-cell office:value-type="float" office:value="42808" calcext:value-type="float">
            <text:p>42808</text:p>
          </table:table-cell>
          <table:table-cell office:value-type="float" office:value="41872" calcext:value-type="float">
            <text:p>41872</text:p>
          </table:table-cell>
        </table:table-row>
        <table:table-row table:style-name="ro1">
          <table:table-cell office:value-type="float" office:value="42936" calcext:value-type="float">
            <text:p>42936</text:p>
          </table:table-cell>
          <table:table-cell office:value-type="float" office:value="42824" calcext:value-type="float">
            <text:p>42824</text:p>
          </table:table-cell>
          <table:table-cell office:value-type="float" office:value="42008" calcext:value-type="float">
            <text:p>42008</text:p>
          </table:table-cell>
        </table:table-row>
        <table:table-row table:style-name="ro1">
          <table:table-cell office:value-type="float" office:value="42952" calcext:value-type="float">
            <text:p>42952</text:p>
          </table:table-cell>
          <table:table-cell office:value-type="float" office:value="42840" calcext:value-type="float">
            <text:p>42840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 office:value-type="float" office:value="42968" calcext:value-type="float">
            <text:p>42968</text:p>
          </table:table-cell>
          <table:table-cell office:value-type="float" office:value="42856" calcext:value-type="float">
            <text:p>42856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 office:value-type="float" office:value="42984" calcext:value-type="float">
            <text:p>42984</text:p>
          </table:table-cell>
          <table:table-cell office:value-type="float" office:value="42872" calcext:value-type="float">
            <text:p>42872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2888" calcext:value-type="float">
            <text:p>42888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float" office:value="42904" calcext:value-type="float">
            <text:p>42904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 office:value-type="float" office:value="40656" calcext:value-type="float">
            <text:p>40656</text:p>
          </table:table-cell>
          <table:table-cell office:value-type="float" office:value="42920" calcext:value-type="float">
            <text:p>42920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float" office:value="42936" calcext:value-type="float">
            <text:p>42936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42952" calcext:value-type="float">
            <text:p>42952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42968" calcext:value-type="float">
            <text:p>42968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40640" calcext:value-type="float">
            <text:p>40640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40656" calcext:value-type="float">
            <text:p>40656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 office:value-type="float" office:value="40752" calcext:value-type="float">
            <text:p>40752</text:p>
          </table:table-cell>
          <table:table-cell office:value-type="float" office:value="40672" calcext:value-type="float">
            <text:p>40672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0768" calcext:value-type="float">
            <text:p>40768</text:p>
          </table:table-cell>
          <table:table-cell office:value-type="float" office:value="40688" calcext:value-type="float">
            <text:p>40688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 office:value-type="float" office:value="40784" calcext:value-type="float">
            <text:p>40784</text:p>
          </table:table-cell>
          <table:table-cell office:value-type="float" office:value="40704" calcext:value-type="float">
            <text:p>40704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40720" calcext:value-type="float">
            <text:p>40720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 office:value-type="float" office:value="40816" calcext:value-type="float">
            <text:p>40816</text:p>
          </table:table-cell>
          <table:table-cell office:value-type="float" office:value="40736" calcext:value-type="float">
            <text:p>40736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 office:value-type="float" office:value="40832" calcext:value-type="float">
            <text:p>40832</text:p>
          </table:table-cell>
          <table:table-cell office:value-type="float" office:value="40752" calcext:value-type="float">
            <text:p>40752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40848" calcext:value-type="float">
            <text:p>40848</text:p>
          </table:table-cell>
          <table:table-cell office:value-type="float" office:value="40768" calcext:value-type="float">
            <text:p>40768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 office:value-type="float" office:value="40864" calcext:value-type="float">
            <text:p>40864</text:p>
          </table:table-cell>
          <table:table-cell office:value-type="float" office:value="40784" calcext:value-type="float">
            <text:p>40784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0800" calcext:value-type="float">
            <text:p>40800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float" office:value="40816" calcext:value-type="float">
            <text:p>40816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float" office:value="40832" calcext:value-type="float">
            <text:p>40832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40928" calcext:value-type="float">
            <text:p>40928</text:p>
          </table:table-cell>
          <table:table-cell office:value-type="float" office:value="40848" calcext:value-type="float">
            <text:p>40848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 office:value-type="float" office:value="40944" calcext:value-type="float">
            <text:p>40944</text:p>
          </table:table-cell>
          <table:table-cell office:value-type="float" office:value="40864" calcext:value-type="float">
            <text:p>40864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40880" calcext:value-type="float">
            <text:p>40880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float" office:value="40896" calcext:value-type="float">
            <text:p>40896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float" office:value="40912" calcext:value-type="float">
            <text:p>40912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40928" calcext:value-type="float">
            <text:p>40928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40944" calcext:value-type="float">
            <text:p>40944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40960" calcext:value-type="float">
            <text:p>40960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float" office:value="40976" calcext:value-type="float">
            <text:p>40976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float" office:value="40992" calcext:value-type="float">
            <text:p>40992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float" office:value="41008" calcext:value-type="float">
            <text:p>41008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float" office:value="41024" calcext:value-type="float">
            <text:p>41024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float" office:value="41040" calcext:value-type="float">
            <text:p>41040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float" office:value="41056" calcext:value-type="float">
            <text:p>41056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float" office:value="41072" calcext:value-type="float">
            <text:p>41072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float" office:value="41088" calcext:value-type="float">
            <text:p>41088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41104" calcext:value-type="float">
            <text:p>41104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41120" calcext:value-type="float">
            <text:p>41120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41136" calcext:value-type="float">
            <text:p>41136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float" office:value="41152" calcext:value-type="float">
            <text:p>41152</text:p>
          </table:table-cell>
          <table:table-cell office:value-type="float" office:value="42680" calcext:value-type="float">
            <text:p>42680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float" office:value="41168" calcext:value-type="float">
            <text:p>41168</text:p>
          </table:table-cell>
          <table:table-cell office:value-type="float" office:value="42696" calcext:value-type="float">
            <text:p>42696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float" office:value="41184" calcext:value-type="float">
            <text:p>41184</text:p>
          </table:table-cell>
          <table:table-cell office:value-type="float" office:value="42712" calcext:value-type="float">
            <text:p>42712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41200" calcext:value-type="float">
            <text:p>41200</text:p>
          </table:table-cell>
          <table:table-cell office:value-type="float" office:value="42728" calcext:value-type="float">
            <text:p>42728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float" office:value="41216" calcext:value-type="float">
            <text:p>41216</text:p>
          </table:table-cell>
          <table:table-cell office:value-type="float" office:value="42744" calcext:value-type="float">
            <text:p>42744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float" office:value="41232" calcext:value-type="float">
            <text:p>41232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41248" calcext:value-type="float">
            <text:p>41248</text:p>
          </table:table-cell>
          <table:table-cell office:value-type="float" office:value="42776" calcext:value-type="float">
            <text:p>42776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float" office:value="41264" calcext:value-type="float">
            <text:p>41264</text:p>
          </table:table-cell>
          <table:table-cell office:value-type="float" office:value="42792" calcext:value-type="float">
            <text:p>42792</text:p>
          </table:table-cell>
        </table:table-row>
        <table:table-row table:style-name="ro1">
          <table:table-cell office:value-type="float" office:value="41360" calcext:value-type="float">
            <text:p>41360</text:p>
          </table:table-cell>
          <table:table-cell office:value-type="float" office:value="41280" calcext:value-type="float">
            <text:p>41280</text:p>
          </table:table-cell>
          <table:table-cell office:value-type="float" office:value="42808" calcext:value-type="float">
            <text:p>42808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float" office:value="41296" calcext:value-type="float">
            <text:p>41296</text:p>
          </table:table-cell>
          <table:table-cell office:value-type="float" office:value="42824" calcext:value-type="float">
            <text:p>42824</text:p>
          </table:table-cell>
        </table:table-row>
        <table:table-row table:style-name="ro1">
          <table:table-cell office:value-type="float" office:value="41392" calcext:value-type="float">
            <text:p>41392</text:p>
          </table:table-cell>
          <table:table-cell office:value-type="float" office:value="41312" calcext:value-type="float">
            <text:p>41312</text:p>
          </table:table-cell>
          <table:table-cell office:value-type="float" office:value="42840" calcext:value-type="float">
            <text:p>42840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float" office:value="41328" calcext:value-type="float">
            <text:p>41328</text:p>
          </table:table-cell>
          <table:table-cell office:value-type="float" office:value="42856" calcext:value-type="float">
            <text:p>42856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float" office:value="41344" calcext:value-type="float">
            <text:p>41344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41360" calcext:value-type="float">
            <text:p>41360</text:p>
          </table:table-cell>
          <table:table-cell office:value-type="float" office:value="42888" calcext:value-type="float">
            <text:p>42888</text:p>
          </table:table-cell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float" office:value="41376" calcext:value-type="float">
            <text:p>41376</text:p>
          </table:table-cell>
          <table:table-cell office:value-type="float" office:value="42904" calcext:value-type="float">
            <text:p>42904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41392" calcext:value-type="float">
            <text:p>41392</text:p>
          </table:table-cell>
          <table:table-cell office:value-type="float" office:value="42920" calcext:value-type="float">
            <text:p>42920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float" office:value="41408" calcext:value-type="float">
            <text:p>41408</text:p>
          </table:table-cell>
          <table:table-cell office:value-type="float" office:value="42936" calcext:value-type="float">
            <text:p>42936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float" office:value="41424" calcext:value-type="float">
            <text:p>41424</text:p>
          </table:table-cell>
          <table:table-cell office:value-type="float" office:value="42952" calcext:value-type="float">
            <text:p>42952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41440" calcext:value-type="float">
            <text:p>41440</text:p>
          </table:table-cell>
          <table:table-cell office:value-type="float" office:value="40640" calcext:value-type="float">
            <text:p>40640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float" office:value="41456" calcext:value-type="float">
            <text:p>41456</text:p>
          </table:table-cell>
          <table:table-cell office:value-type="float" office:value="40656" calcext:value-type="float">
            <text:p>40656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float" office:value="41472" calcext:value-type="float">
            <text:p>41472</text:p>
          </table:table-cell>
          <table:table-cell office:value-type="float" office:value="40672" calcext:value-type="float">
            <text:p>40672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float" office:value="41488" calcext:value-type="float">
            <text:p>41488</text:p>
          </table:table-cell>
          <table:table-cell office:value-type="float" office:value="40688" calcext:value-type="float">
            <text:p>40688</text:p>
          </table:table-cell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41504" calcext:value-type="float">
            <text:p>41504</text:p>
          </table:table-cell>
          <table:table-cell office:value-type="float" office:value="40704" calcext:value-type="float">
            <text:p>40704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41520" calcext:value-type="float">
            <text:p>41520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float" office:value="41536" calcext:value-type="float">
            <text:p>41536</text:p>
          </table:table-cell>
          <table:table-cell office:value-type="float" office:value="40736" calcext:value-type="float">
            <text:p>40736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float" office:value="41552" calcext:value-type="float">
            <text:p>41552</text:p>
          </table:table-cell>
          <table:table-cell office:value-type="float" office:value="40752" calcext:value-type="float">
            <text:p>40752</text:p>
          </table:table-cell>
        </table:table-row>
        <table:table-row table:style-name="ro1">
          <table:table-cell office:value-type="float" office:value="41768" calcext:value-type="float">
            <text:p>41768</text:p>
          </table:table-cell>
          <table:table-cell office:value-type="float" office:value="41568" calcext:value-type="float">
            <text:p>41568</text:p>
          </table:table-cell>
          <table:table-cell office:value-type="float" office:value="40768" calcext:value-type="float">
            <text:p>40768</text:p>
          </table:table-cell>
        </table:table-row>
        <table:table-row table:style-name="ro1">
          <table:table-cell office:value-type="float" office:value="41784" calcext:value-type="float">
            <text:p>41784</text:p>
          </table:table-cell>
          <table:table-cell office:value-type="float" office:value="41704" calcext:value-type="float">
            <text:p>41704</text:p>
          </table:table-cell>
          <table:table-cell office:value-type="float" office:value="40784" calcext:value-type="float">
            <text:p>40784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41720" calcext:value-type="float">
            <text:p>41720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float" office:value="41736" calcext:value-type="float">
            <text:p>41736</text:p>
          </table:table-cell>
          <table:table-cell office:value-type="float" office:value="40816" calcext:value-type="float">
            <text:p>40816</text:p>
          </table:table-cell>
        </table:table-row>
        <table:table-row table:style-name="ro1">
          <table:table-cell office:value-type="float" office:value="41832" calcext:value-type="float">
            <text:p>41832</text:p>
          </table:table-cell>
          <table:table-cell office:value-type="float" office:value="41752" calcext:value-type="float">
            <text:p>41752</text:p>
          </table:table-cell>
          <table:table-cell office:value-type="float" office:value="40832" calcext:value-type="float">
            <text:p>40832</text:p>
          </table:table-cell>
        </table:table-row>
        <table:table-row table:style-name="ro1">
          <table:table-cell office:value-type="float" office:value="41848" calcext:value-type="float">
            <text:p>41848</text:p>
          </table:table-cell>
          <table:table-cell office:value-type="float" office:value="41768" calcext:value-type="float">
            <text:p>41768</text:p>
          </table:table-cell>
          <table:table-cell office:value-type="float" office:value="40848" calcext:value-type="float">
            <text:p>40848</text:p>
          </table:table-cell>
        </table:table-row>
        <table:table-row table:style-name="ro1">
          <table:table-cell office:value-type="float" office:value="41864" calcext:value-type="float">
            <text:p>41864</text:p>
          </table:table-cell>
          <table:table-cell office:value-type="float" office:value="41784" calcext:value-type="float">
            <text:p>41784</text:p>
          </table:table-cell>
          <table:table-cell office:value-type="float" office:value="40864" calcext:value-type="float">
            <text:p>40864</text:p>
          </table:table-cell>
        </table:table-row>
        <table:table-row table:style-name="ro1">
          <table:table-cell office:value-type="float" office:value="41880" calcext:value-type="float">
            <text:p>41880</text:p>
          </table:table-cell>
          <table:table-cell office:value-type="float" office:value="41800" calcext:value-type="float">
            <text:p>41800</text:p>
          </table:table-cell>
          <table:table-cell office:value-type="float" office:value="40880" calcext:value-type="float">
            <text:p>40880</text:p>
          </table:table-cell>
        </table:table-row>
        <table:table-row table:style-name="ro1">
          <table:table-cell office:value-type="float" office:value="41896" calcext:value-type="float">
            <text:p>41896</text:p>
          </table:table-cell>
          <table:table-cell office:value-type="float" office:value="41816" calcext:value-type="float">
            <text:p>41816</text:p>
          </table:table-cell>
          <table:table-cell office:value-type="float" office:value="40896" calcext:value-type="float">
            <text:p>40896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float" office:value="41832" calcext:value-type="float">
            <text:p>41832</text:p>
          </table:table-cell>
          <table:table-cell office:value-type="float" office:value="40912" calcext:value-type="float">
            <text:p>40912</text:p>
          </table:table-cell>
        </table:table-row>
        <table:table-row table:style-name="ro1">
          <table:table-cell office:value-type="float" office:value="41928" calcext:value-type="float">
            <text:p>41928</text:p>
          </table:table-cell>
          <table:table-cell office:value-type="float" office:value="41848" calcext:value-type="float">
            <text:p>41848</text:p>
          </table:table-cell>
          <table:table-cell office:value-type="float" office:value="40928" calcext:value-type="float">
            <text:p>40928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float" office:value="41864" calcext:value-type="float">
            <text:p>41864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 office:value-type="float" office:value="41960" calcext:value-type="float">
            <text:p>41960</text:p>
          </table:table-cell>
          <table:table-cell office:value-type="float" office:value="41880" calcext:value-type="float">
            <text:p>41880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41976" calcext:value-type="float">
            <text:p>41976</text:p>
          </table:table-cell>
          <table:table-cell office:value-type="float" office:value="41896" calcext:value-type="float">
            <text:p>41896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 office:value-type="float" office:value="41992" calcext:value-type="float">
            <text:p>41992</text:p>
          </table:table-cell>
          <table:table-cell office:value-type="float" office:value="41912" calcext:value-type="float">
            <text:p>41912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float" office:value="41928" calcext:value-type="float">
            <text:p>41928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float" office:value="41944" calcext:value-type="float">
            <text:p>41944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float" office:value="41960" calcext:value-type="float">
            <text:p>41960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 office:value-type="float" office:value="42056" calcext:value-type="float">
            <text:p>42056</text:p>
          </table:table-cell>
          <table:table-cell office:value-type="float" office:value="41976" calcext:value-type="float">
            <text:p>41976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float" office:value="41992" calcext:value-type="float">
            <text:p>41992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 office:value-type="float" office:value="42088" calcext:value-type="float">
            <text:p>42088</text:p>
          </table:table-cell>
          <table:table-cell office:value-type="float" office:value="42008" calcext:value-type="float">
            <text:p>42008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42024" calcext:value-type="float">
            <text:p>42024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42040" calcext:value-type="float">
            <text:p>42040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float" office:value="42056" calcext:value-type="float">
            <text:p>42056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float" office:value="42072" calcext:value-type="float">
            <text:p>42072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 office:value-type="float" office:value="42168" calcext:value-type="float">
            <text:p>42168</text:p>
          </table:table-cell>
          <table:table-cell office:value-type="float" office:value="42088" calcext:value-type="float">
            <text:p>42088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float" office:value="42104" calcext:value-type="float">
            <text:p>42104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42120" calcext:value-type="float">
            <text:p>42120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float" office:value="42136" calcext:value-type="float">
            <text:p>42136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42152" calcext:value-type="float">
            <text:p>42152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 office:value-type="float" office:value="42248" calcext:value-type="float">
            <text:p>42248</text:p>
          </table:table-cell>
          <table:table-cell office:value-type="float" office:value="42168" calcext:value-type="float">
            <text:p>42168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float" office:value="42184" calcext:value-type="float">
            <text:p>42184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 office:value-type="float" office:value="42280" calcext:value-type="float">
            <text:p>42280</text:p>
          </table:table-cell>
          <table:table-cell office:value-type="float" office:value="42200" calcext:value-type="float">
            <text:p>42200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 office:value-type="float" office:value="42296" calcext:value-type="float">
            <text:p>42296</text:p>
          </table:table-cell>
          <table:table-cell office:value-type="float" office:value="42216" calcext:value-type="float">
            <text:p>42216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float" office:value="42232" calcext:value-type="float">
            <text:p>42232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 office:value-type="float" office:value="42328" calcext:value-type="float">
            <text:p>42328</text:p>
          </table:table-cell>
          <table:table-cell office:value-type="float" office:value="42248" calcext:value-type="float">
            <text:p>42248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float" office:value="42264" calcext:value-type="float">
            <text:p>42264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42280" calcext:value-type="float">
            <text:p>42280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 office:value-type="float" office:value="42376" calcext:value-type="float">
            <text:p>42376</text:p>
          </table:table-cell>
          <table:table-cell office:value-type="float" office:value="42296" calcext:value-type="float">
            <text:p>42296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float" office:value="42312" calcext:value-type="float">
            <text:p>42312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 office:value-type="float" office:value="42408" calcext:value-type="float">
            <text:p>42408</text:p>
          </table:table-cell>
          <table:table-cell office:value-type="float" office:value="42328" calcext:value-type="float">
            <text:p>42328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float" office:value="42344" calcext:value-type="float">
            <text:p>42344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42360" calcext:value-type="float">
            <text:p>42360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float" office:value="42376" calcext:value-type="float">
            <text:p>42376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42392" calcext:value-type="float">
            <text:p>42392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42488" calcext:value-type="float">
            <text:p>42488</text:p>
          </table:table-cell>
          <table:table-cell office:value-type="float" office:value="42408" calcext:value-type="float">
            <text:p>42408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float" office:value="42424" calcext:value-type="float">
            <text:p>42424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42440" calcext:value-type="float">
            <text:p>42440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float" office:value="42456" calcext:value-type="float">
            <text:p>42456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42472" calcext:value-type="float">
            <text:p>42472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float" office:value="42488" calcext:value-type="float">
            <text:p>42488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 office:value-type="float" office:value="42584" calcext:value-type="float">
            <text:p>42584</text:p>
          </table:table-cell>
          <table:table-cell office:value-type="float" office:value="42504" calcext:value-type="float">
            <text:p>42504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42520" calcext:value-type="float">
            <text:p>42520</text:p>
          </table:table-cell>
          <table:table-cell office:value-type="float" office:value="41720" calcext:value-type="float">
            <text:p>41720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float" office:value="42536" calcext:value-type="float">
            <text:p>42536</text:p>
          </table:table-cell>
          <table:table-cell office:value-type="float" office:value="41736" calcext:value-type="float">
            <text:p>41736</text:p>
          </table:table-cell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float" office:value="42552" calcext:value-type="float">
            <text:p>42552</text:p>
          </table:table-cell>
          <table:table-cell office:value-type="float" office:value="41752" calcext:value-type="float">
            <text:p>41752</text:p>
          </table:table-cell>
        </table:table-row>
        <table:table-row table:style-name="ro1">
          <table:table-cell office:value-type="float" office:value="42648" calcext:value-type="float">
            <text:p>42648</text:p>
          </table:table-cell>
          <table:table-cell office:value-type="float" office:value="42568" calcext:value-type="float">
            <text:p>42568</text:p>
          </table:table-cell>
          <table:table-cell office:value-type="float" office:value="41768" calcext:value-type="float">
            <text:p>41768</text:p>
          </table:table-cell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float" office:value="42584" calcext:value-type="float">
            <text:p>42584</text:p>
          </table:table-cell>
          <table:table-cell office:value-type="float" office:value="41784" calcext:value-type="float">
            <text:p>41784</text:p>
          </table:table-cell>
        </table:table-row>
        <table:table-row table:style-name="ro1">
          <table:table-cell office:value-type="float" office:value="42680" calcext:value-type="float">
            <text:p>42680</text:p>
          </table:table-cell>
          <table:table-cell office:value-type="float" office:value="42600" calcext:value-type="float">
            <text:p>42600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 office:value-type="float" office:value="42816" calcext:value-type="float">
            <text:p>42816</text:p>
          </table:table-cell>
          <table:table-cell office:value-type="float" office:value="42616" calcext:value-type="float">
            <text:p>42616</text:p>
          </table:table-cell>
          <table:table-cell office:value-type="float" office:value="41816" calcext:value-type="float">
            <text:p>41816</text:p>
          </table:table-cell>
        </table:table-row>
        <table:table-row table:style-name="ro1">
          <table:table-cell office:value-type="float" office:value="42832" calcext:value-type="float">
            <text:p>42832</text:p>
          </table:table-cell>
          <table:table-cell office:value-type="float" office:value="42632" calcext:value-type="float">
            <text:p>42632</text:p>
          </table:table-cell>
          <table:table-cell office:value-type="float" office:value="41832" calcext:value-type="float">
            <text:p>41832</text:p>
          </table:table-cell>
        </table:table-row>
        <table:table-row table:style-name="ro1">
          <table:table-cell office:value-type="float" office:value="42848" calcext:value-type="float">
            <text:p>42848</text:p>
          </table:table-cell>
          <table:table-cell office:value-type="float" office:value="42648" calcext:value-type="float">
            <text:p>42648</text:p>
          </table:table-cell>
          <table:table-cell office:value-type="float" office:value="41848" calcext:value-type="float">
            <text:p>41848</text:p>
          </table:table-cell>
        </table:table-row>
        <table:table-row table:style-name="ro1">
          <table:table-cell office:value-type="float" office:value="42864" calcext:value-type="float">
            <text:p>42864</text:p>
          </table:table-cell>
          <table:table-cell office:value-type="float" office:value="42784" calcext:value-type="float">
            <text:p>42784</text:p>
          </table:table-cell>
          <table:table-cell office:value-type="float" office:value="41864" calcext:value-type="float">
            <text:p>41864</text:p>
          </table:table-cell>
        </table:table-row>
        <table:table-row table:style-name="ro1">
          <table:table-cell office:value-type="float" office:value="42880" calcext:value-type="float">
            <text:p>42880</text:p>
          </table:table-cell>
          <table:table-cell office:value-type="float" office:value="42800" calcext:value-type="float">
            <text:p>42800</text:p>
          </table:table-cell>
          <table:table-cell office:value-type="float" office:value="41880" calcext:value-type="float">
            <text:p>41880</text:p>
          </table:table-cell>
        </table:table-row>
        <table:table-row table:style-name="ro1">
          <table:table-cell office:value-type="float" office:value="42896" calcext:value-type="float">
            <text:p>42896</text:p>
          </table:table-cell>
          <table:table-cell office:value-type="float" office:value="42816" calcext:value-type="float">
            <text:p>42816</text:p>
          </table:table-cell>
          <table:table-cell office:value-type="float" office:value="41896" calcext:value-type="float">
            <text:p>41896</text:p>
          </table:table-cell>
        </table:table-row>
        <table:table-row table:style-name="ro1">
          <table:table-cell office:value-type="float" office:value="42912" calcext:value-type="float">
            <text:p>42912</text:p>
          </table:table-cell>
          <table:table-cell office:value-type="float" office:value="42832" calcext:value-type="float">
            <text:p>42832</text:p>
          </table:table-cell>
          <table:table-cell office:value-type="float" office:value="41912" calcext:value-type="float">
            <text:p>41912</text:p>
          </table:table-cell>
        </table:table-row>
        <table:table-row table:style-name="ro1">
          <table:table-cell office:value-type="float" office:value="42928" calcext:value-type="float">
            <text:p>42928</text:p>
          </table:table-cell>
          <table:table-cell office:value-type="float" office:value="42848" calcext:value-type="float">
            <text:p>42848</text:p>
          </table:table-cell>
          <table:table-cell office:value-type="float" office:value="41928" calcext:value-type="float">
            <text:p>41928</text:p>
          </table:table-cell>
        </table:table-row>
        <table:table-row table:style-name="ro1">
          <table:table-cell office:value-type="float" office:value="42944" calcext:value-type="float">
            <text:p>42944</text:p>
          </table:table-cell>
          <table:table-cell office:value-type="float" office:value="42864" calcext:value-type="float">
            <text:p>42864</text:p>
          </table:table-cell>
          <table:table-cell office:value-type="float" office:value="41944" calcext:value-type="float">
            <text:p>41944</text:p>
          </table:table-cell>
        </table:table-row>
        <table:table-row table:style-name="ro1">
          <table:table-cell office:value-type="float" office:value="42960" calcext:value-type="float">
            <text:p>42960</text:p>
          </table:table-cell>
          <table:table-cell office:value-type="float" office:value="42880" calcext:value-type="float">
            <text:p>42880</text:p>
          </table:table-cell>
          <table:table-cell office:value-type="float" office:value="41960" calcext:value-type="float">
            <text:p>41960</text:p>
          </table:table-cell>
        </table:table-row>
        <table:table-row table:style-name="ro1">
          <table:table-cell office:value-type="float" office:value="42976" calcext:value-type="float">
            <text:p>42976</text:p>
          </table:table-cell>
          <table:table-cell office:value-type="float" office:value="42896" calcext:value-type="float">
            <text:p>42896</text:p>
          </table:table-cell>
          <table:table-cell office:value-type="float" office:value="41976" calcext:value-type="float">
            <text:p>41976</text:p>
          </table:table-cell>
        </table:table-row>
        <table:table-row table:style-name="ro1">
          <table:table-cell table:style-name="ce1" office:value-type="float" office:value="42992" calcext:value-type="float">
            <text:p>42992</text:p>
          </table:table-cell>
          <table:table-cell office:value-type="float" office:value="42912" calcext:value-type="float">
            <text:p>42912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float" office:value="42928" calcext:value-type="float">
            <text:p>42928</text:p>
          </table:table-cell>
          <table:table-cell office:value-type="float" office:value="42008" calcext:value-type="float">
            <text:p>42008</text:p>
          </table:table-cell>
        </table:table-row>
        <table:table-row table:style-name="ro1">
          <table:table-cell office:value-type="float" office:value="40536" calcext:value-type="float">
            <text:p>40536</text:p>
          </table:table-cell>
          <table:table-cell office:value-type="float" office:value="42944" calcext:value-type="float">
            <text:p>42944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 office:value-type="float" office:value="40552" calcext:value-type="float">
            <text:p>40552</text:p>
          </table:table-cell>
          <table:table-cell office:value-type="float" office:value="42960" calcext:value-type="float">
            <text:p>42960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42976" calcext:value-type="float">
            <text:p>42976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 office:value-type="float" office:value="40584" calcext:value-type="float">
            <text:p>40584</text:p>
          </table:table-cell>
          <table:table-cell table:style-name="ce1" office:value-type="float" office:value="42992" calcext:value-type="float">
            <text:p>42992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40520" calcext:value-type="float">
            <text:p>40520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 office:value-type="float" office:value="40616" calcext:value-type="float">
            <text:p>40616</text:p>
          </table:table-cell>
          <table:table-cell office:value-type="float" office:value="40536" calcext:value-type="float">
            <text:p>40536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40552" calcext:value-type="float">
            <text:p>40552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 office:value-type="float" office:value="40648" calcext:value-type="float">
            <text:p>40648</text:p>
          </table:table-cell>
          <table:table-cell office:value-type="float" office:value="40568" calcext:value-type="float">
            <text:p>40568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40584" calcext:value-type="float">
            <text:p>40584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40600" calcext:value-type="float">
            <text:p>40600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float" office:value="40616" calcext:value-type="float">
            <text:p>40616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40632" calcext:value-type="float">
            <text:p>40632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0728" calcext:value-type="float">
            <text:p>40728</text:p>
          </table:table-cell>
          <table:table-cell office:value-type="float" office:value="40648" calcext:value-type="float">
            <text:p>40648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float" office:value="40664" calcext:value-type="float">
            <text:p>40664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float" office:value="40680" calcext:value-type="float">
            <text:p>40680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float" office:value="40696" calcext:value-type="float">
            <text:p>40696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float" office:value="40712" calcext:value-type="float">
            <text:p>40712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float" office:value="40728" calcext:value-type="float">
            <text:p>40728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 office:value-type="float" office:value="40824" calcext:value-type="float">
            <text:p>40824</text:p>
          </table:table-cell>
          <table:table-cell office:value-type="float" office:value="40744" calcext:value-type="float">
            <text:p>40744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float" office:value="40760" calcext:value-type="float">
            <text:p>40760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float" office:value="40776" calcext:value-type="float">
            <text:p>40776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float" office:value="40792" calcext:value-type="float">
            <text:p>40792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40808" calcext:value-type="float">
            <text:p>40808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float" office:value="40824" calcext:value-type="float">
            <text:p>40824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float" office:value="40840" calcext:value-type="float">
            <text:p>40840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40936" calcext:value-type="float">
            <text:p>40936</text:p>
          </table:table-cell>
          <table:table-cell office:value-type="float" office:value="40856" calcext:value-type="float">
            <text:p>40856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 office:value-type="float" office:value="40952" calcext:value-type="float">
            <text:p>40952</text:p>
          </table:table-cell>
          <table:table-cell office:value-type="float" office:value="40872" calcext:value-type="float">
            <text:p>40872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float" office:value="40888" calcext:value-type="float">
            <text:p>40888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 office:value-type="float" office:value="40536" calcext:value-type="float">
            <text:p>40536</text:p>
          </table:table-cell>
          <table:table-cell office:value-type="float" office:value="40904" calcext:value-type="float">
            <text:p>40904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 office:value-type="float" office:value="40552" calcext:value-type="float">
            <text:p>40552</text:p>
          </table:table-cell>
          <table:table-cell office:value-type="float" office:value="40920" calcext:value-type="float">
            <text:p>40920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40936" calcext:value-type="float">
            <text:p>40936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40952" calcext:value-type="float">
            <text:p>40952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40520" calcext:value-type="float">
            <text:p>40520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 office:value-type="float" office:value="40616" calcext:value-type="float">
            <text:p>40616</text:p>
          </table:table-cell>
          <table:table-cell office:value-type="float" office:value="40536" calcext:value-type="float">
            <text:p>40536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40552" calcext:value-type="float">
            <text:p>40552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 office:value-type="float" office:value="40648" calcext:value-type="float">
            <text:p>40648</text:p>
          </table:table-cell>
          <table:table-cell office:value-type="float" office:value="40568" calcext:value-type="float">
            <text:p>40568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40584" calcext:value-type="float">
            <text:p>40584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40600" calcext:value-type="float">
            <text:p>40600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float" office:value="40616" calcext:value-type="float">
            <text:p>40616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40632" calcext:value-type="float">
            <text:p>40632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 office:value-type="float" office:value="40728" calcext:value-type="float">
            <text:p>40728</text:p>
          </table:table-cell>
          <table:table-cell office:value-type="float" office:value="40648" calcext:value-type="float">
            <text:p>40648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float" office:value="40664" calcext:value-type="float">
            <text:p>40664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float" office:value="40680" calcext:value-type="float">
            <text:p>40680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float" office:value="40696" calcext:value-type="float">
            <text:p>40696</text:p>
          </table:table-cell>
          <table:table-cell office:value-type="float" office:value="42832" calcext:value-type="float">
            <text:p>42832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float" office:value="40712" calcext:value-type="float">
            <text:p>40712</text:p>
          </table:table-cell>
          <table:table-cell office:value-type="float" office:value="42848" calcext:value-type="float">
            <text:p>42848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float" office:value="40728" calcext:value-type="float">
            <text:p>40728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 office:value-type="float" office:value="40824" calcext:value-type="float">
            <text:p>40824</text:p>
          </table:table-cell>
          <table:table-cell office:value-type="float" office:value="40744" calcext:value-type="float">
            <text:p>40744</text:p>
          </table:table-cell>
          <table:table-cell office:value-type="float" office:value="42880" calcext:value-type="float">
            <text:p>42880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40760" calcext:value-type="float">
            <text:p>40760</text:p>
          </table:table-cell>
          <table:table-cell office:value-type="float" office:value="42896" calcext:value-type="float">
            <text:p>42896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float" office:value="40776" calcext:value-type="float">
            <text:p>40776</text:p>
          </table:table-cell>
          <table:table-cell office:value-type="float" office:value="42912" calcext:value-type="float">
            <text:p>42912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float" office:value="40792" calcext:value-type="float">
            <text:p>40792</text:p>
          </table:table-cell>
          <table:table-cell office:value-type="float" office:value="42928" calcext:value-type="float">
            <text:p>42928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40928" calcext:value-type="float">
            <text:p>40928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40944" calcext:value-type="float">
            <text:p>40944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40960" calcext:value-type="float">
            <text:p>40960</text:p>
          </table:table-cell>
          <table:table-cell office:value-type="float" office:value="42976" calcext:value-type="float">
            <text:p>42976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float" office:value="40976" calcext:value-type="float">
            <text:p>40976</text:p>
          </table:table-cell>
          <table:table-cell office:value-type="float" office:value="42992" calcext:value-type="float">
            <text:p>42992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float" office:value="40992" calcext:value-type="float">
            <text:p>40992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float" office:value="41008" calcext:value-type="float">
            <text:p>41008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float" office:value="41024" calcext:value-type="float">
            <text:p>41024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float" office:value="41040" calcext:value-type="float">
            <text:p>41040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float" office:value="41056" calcext:value-type="float">
            <text:p>41056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float" office:value="41072" calcext:value-type="float">
            <text:p>41072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float" office:value="41088" calcext:value-type="float">
            <text:p>41088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41104" calcext:value-type="float">
            <text:p>41104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41120" calcext:value-type="float">
            <text:p>41120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41136" calcext:value-type="float">
            <text:p>41136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float" office:value="41152" calcext:value-type="float">
            <text:p>41152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float" office:value="41168" calcext:value-type="float">
            <text:p>41168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float" office:value="41184" calcext:value-type="float">
            <text:p>41184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41200" calcext:value-type="float">
            <text:p>41200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float" office:value="41216" calcext:value-type="float">
            <text:p>41216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float" office:value="41232" calcext:value-type="float">
            <text:p>41232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float" office:value="41248" calcext:value-type="float">
            <text:p>41248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float" office:value="41264" calcext:value-type="float">
            <text:p>41264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 office:value-type="float" office:value="41360" calcext:value-type="float">
            <text:p>41360</text:p>
          </table:table-cell>
          <table:table-cell office:value-type="float" office:value="41280" calcext:value-type="float">
            <text:p>41280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float" office:value="41296" calcext:value-type="float">
            <text:p>41296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 office:value-type="float" office:value="41392" calcext:value-type="float">
            <text:p>41392</text:p>
          </table:table-cell>
          <table:table-cell office:value-type="float" office:value="41312" calcext:value-type="float">
            <text:p>41312</text:p>
          </table:table-cell>
          <table:table-cell office:value-type="float" office:value="40840" calcext:value-type="float">
            <text:p>40840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float" office:value="41328" calcext:value-type="float">
            <text:p>41328</text:p>
          </table:table-cell>
          <table:table-cell office:value-type="float" office:value="40856" calcext:value-type="float">
            <text:p>40856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float" office:value="41344" calcext:value-type="float">
            <text:p>41344</text:p>
          </table:table-cell>
          <table:table-cell office:value-type="float" office:value="40872" calcext:value-type="float">
            <text:p>40872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41360" calcext:value-type="float">
            <text:p>41360</text:p>
          </table:table-cell>
          <table:table-cell office:value-type="float" office:value="40888" calcext:value-type="float">
            <text:p>40888</text:p>
          </table:table-cell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float" office:value="41376" calcext:value-type="float">
            <text:p>41376</text:p>
          </table:table-cell>
          <table:table-cell office:value-type="float" office:value="40904" calcext:value-type="float">
            <text:p>40904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41392" calcext:value-type="float">
            <text:p>41392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float" office:value="41408" calcext:value-type="float">
            <text:p>41408</text:p>
          </table:table-cell>
          <table:table-cell office:value-type="float" office:value="40936" calcext:value-type="float">
            <text:p>40936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float" office:value="41424" calcext:value-type="float">
            <text:p>41424</text:p>
          </table:table-cell>
          <table:table-cell office:value-type="float" office:value="40952" calcext:value-type="float">
            <text:p>40952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41440" calcext:value-type="float">
            <text:p>41440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float" office:value="41456" calcext:value-type="float">
            <text:p>41456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float" office:value="41472" calcext:value-type="float">
            <text:p>41472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float" office:value="41488" calcext:value-type="float">
            <text:p>41488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41504" calcext:value-type="float">
            <text:p>41504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41520" calcext:value-type="float">
            <text:p>41520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float" office:value="41536" calcext:value-type="float">
            <text:p>41536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float" office:value="41552" calcext:value-type="float">
            <text:p>41552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float" office:value="41568" calcext:value-type="float">
            <text:p>41568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41584" calcext:value-type="float">
            <text:p>41584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 office:value-type="float" office:value="41680" calcext:value-type="float">
            <text:p>41680</text:p>
          </table:table-cell>
          <table:table-cell office:value-type="float" office:value="41600" calcext:value-type="float">
            <text:p>41600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41696" calcext:value-type="float">
            <text:p>41696</text:p>
          </table:table-cell>
          <table:table-cell office:value-type="float" office:value="41616" calcext:value-type="float">
            <text:p>41616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float" office:value="41632" calcext:value-type="float">
            <text:p>41632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41648" calcext:value-type="float">
            <text:p>41648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float" office:value="41664" calcext:value-type="float">
            <text:p>41664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float" office:value="41680" calcext:value-type="float">
            <text:p>41680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 office:value-type="float" office:value="41776" calcext:value-type="float">
            <text:p>41776</text:p>
          </table:table-cell>
          <table:table-cell office:value-type="float" office:value="41696" calcext:value-type="float">
            <text:p>41696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 office:value-type="float" office:value="41792" calcext:value-type="float">
            <text:p>41792</text:p>
          </table:table-cell>
          <table:table-cell office:value-type="float" office:value="41712" calcext:value-type="float">
            <text:p>41712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 office:value-type="float" office:value="41808" calcext:value-type="float">
            <text:p>41808</text:p>
          </table:table-cell>
          <table:table-cell office:value-type="float" office:value="41728" calcext:value-type="float">
            <text:p>41728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 office:value-type="float" office:value="41824" calcext:value-type="float">
            <text:p>41824</text:p>
          </table:table-cell>
          <table:table-cell office:value-type="float" office:value="41744" calcext:value-type="float">
            <text:p>41744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 office:value-type="float" office:value="41840" calcext:value-type="float">
            <text:p>41840</text:p>
          </table:table-cell>
          <table:table-cell office:value-type="float" office:value="41760" calcext:value-type="float">
            <text:p>41760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 office:value-type="float" office:value="41776" calcext:value-type="float">
            <text:p>41776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 office:value-type="float" office:value="41872" calcext:value-type="float">
            <text:p>41872</text:p>
          </table:table-cell>
          <table:table-cell office:value-type="float" office:value="41792" calcext:value-type="float">
            <text:p>41792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 office:value-type="float" office:value="41888" calcext:value-type="float">
            <text:p>41888</text:p>
          </table:table-cell>
          <table:table-cell office:value-type="float" office:value="41808" calcext:value-type="float">
            <text:p>41808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float" office:value="41824" calcext:value-type="float">
            <text:p>41824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float" office:value="41840" calcext:value-type="float">
            <text:p>41840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 office:value-type="float" office:value="42056" calcext:value-type="float">
            <text:p>42056</text:p>
          </table:table-cell>
          <table:table-cell office:value-type="float" office:value="41856" calcext:value-type="float">
            <text:p>41856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float" office:value="41872" calcext:value-type="float">
            <text:p>41872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 office:value-type="float" office:value="42088" calcext:value-type="float">
            <text:p>42088</text:p>
          </table:table-cell>
          <table:table-cell office:value-type="float" office:value="42008" calcext:value-type="float">
            <text:p>42008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42024" calcext:value-type="float">
            <text:p>42024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42040" calcext:value-type="float">
            <text:p>42040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float" office:value="42056" calcext:value-type="float">
            <text:p>42056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float" office:value="42072" calcext:value-type="float">
            <text:p>42072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 office:value-type="float" office:value="42168" calcext:value-type="float">
            <text:p>42168</text:p>
          </table:table-cell>
          <table:table-cell office:value-type="float" office:value="42088" calcext:value-type="float">
            <text:p>42088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float" office:value="42104" calcext:value-type="float">
            <text:p>42104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42120" calcext:value-type="float">
            <text:p>42120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float" office:value="42136" calcext:value-type="float">
            <text:p>42136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42152" calcext:value-type="float">
            <text:p>42152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 office:value-type="float" office:value="42248" calcext:value-type="float">
            <text:p>42248</text:p>
          </table:table-cell>
          <table:table-cell office:value-type="float" office:value="42168" calcext:value-type="float">
            <text:p>42168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float" office:value="42184" calcext:value-type="float">
            <text:p>42184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 office:value-type="float" office:value="42280" calcext:value-type="float">
            <text:p>42280</text:p>
          </table:table-cell>
          <table:table-cell office:value-type="float" office:value="42200" calcext:value-type="float">
            <text:p>42200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 office:value-type="float" office:value="42296" calcext:value-type="float">
            <text:p>42296</text:p>
          </table:table-cell>
          <table:table-cell office:value-type="float" office:value="42216" calcext:value-type="float">
            <text:p>42216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float" office:value="42232" calcext:value-type="float">
            <text:p>42232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 office:value-type="float" office:value="42328" calcext:value-type="float">
            <text:p>42328</text:p>
          </table:table-cell>
          <table:table-cell office:value-type="float" office:value="42248" calcext:value-type="float">
            <text:p>42248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float" office:value="42264" calcext:value-type="float">
            <text:p>42264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42280" calcext:value-type="float">
            <text:p>42280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 office:value-type="float" office:value="42376" calcext:value-type="float">
            <text:p>42376</text:p>
          </table:table-cell>
          <table:table-cell office:value-type="float" office:value="42296" calcext:value-type="float">
            <text:p>42296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float" office:value="42312" calcext:value-type="float">
            <text:p>42312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 office:value-type="float" office:value="42408" calcext:value-type="float">
            <text:p>42408</text:p>
          </table:table-cell>
          <table:table-cell office:value-type="float" office:value="42328" calcext:value-type="float">
            <text:p>42328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float" office:value="42344" calcext:value-type="float">
            <text:p>42344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42360" calcext:value-type="float">
            <text:p>42360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float" office:value="42376" calcext:value-type="float">
            <text:p>42376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42392" calcext:value-type="float">
            <text:p>42392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42488" calcext:value-type="float">
            <text:p>42488</text:p>
          </table:table-cell>
          <table:table-cell office:value-type="float" office:value="42408" calcext:value-type="float">
            <text:p>42408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float" office:value="42424" calcext:value-type="float">
            <text:p>42424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42440" calcext:value-type="float">
            <text:p>42440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float" office:value="42456" calcext:value-type="float">
            <text:p>42456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42472" calcext:value-type="float">
            <text:p>42472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float" office:value="42488" calcext:value-type="float">
            <text:p>42488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 office:value-type="float" office:value="42584" calcext:value-type="float">
            <text:p>42584</text:p>
          </table:table-cell>
          <table:table-cell office:value-type="float" office:value="42504" calcext:value-type="float">
            <text:p>42504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42520" calcext:value-type="float">
            <text:p>42520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float" office:value="42536" calcext:value-type="float">
            <text:p>42536</text:p>
          </table:table-cell>
          <table:table-cell office:value-type="float" office:value="41616" calcext:value-type="float">
            <text:p>41616</text:p>
          </table:table-cell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float" office:value="42552" calcext:value-type="float">
            <text:p>42552</text:p>
          </table:table-cell>
          <table:table-cell office:value-type="float" office:value="41632" calcext:value-type="float">
            <text:p>41632</text:p>
          </table:table-cell>
        </table:table-row>
        <table:table-row table:style-name="ro1">
          <table:table-cell office:value-type="float" office:value="42648" calcext:value-type="float">
            <text:p>42648</text:p>
          </table:table-cell>
          <table:table-cell office:value-type="float" office:value="42568" calcext:value-type="float">
            <text:p>42568</text:p>
          </table:table-cell>
          <table:table-cell office:value-type="float" office:value="41648" calcext:value-type="float">
            <text:p>41648</text:p>
          </table:table-cell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float" office:value="42584" calcext:value-type="float">
            <text:p>42584</text:p>
          </table:table-cell>
          <table:table-cell office:value-type="float" office:value="41664" calcext:value-type="float">
            <text:p>41664</text:p>
          </table:table-cell>
        </table:table-row>
        <table:table-row table:style-name="ro1">
          <table:table-cell office:value-type="float" office:value="42680" calcext:value-type="float">
            <text:p>42680</text:p>
          </table:table-cell>
          <table:table-cell office:value-type="float" office:value="42600" calcext:value-type="float">
            <text:p>42600</text:p>
          </table:table-cell>
          <table:table-cell office:value-type="float" office:value="41680" calcext:value-type="float">
            <text:p>41680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float" office:value="42616" calcext:value-type="float">
            <text:p>42616</text:p>
          </table:table-cell>
          <table:table-cell office:value-type="float" office:value="41696" calcext:value-type="float">
            <text:p>41696</text:p>
          </table:table-cell>
        </table:table-row>
        <table:table-row table:style-name="ro1">
          <table:table-cell office:value-type="float" office:value="42712" calcext:value-type="float">
            <text:p>42712</text:p>
          </table:table-cell>
          <table:table-cell office:value-type="float" office:value="42632" calcext:value-type="float">
            <text:p>42632</text:p>
          </table:table-cell>
          <table:table-cell office:value-type="float" office:value="41712" calcext:value-type="float">
            <text:p>41712</text:p>
          </table:table-cell>
        </table:table-row>
        <table:table-row table:style-name="ro1">
          <table:table-cell office:value-type="float" office:value="42728" calcext:value-type="float">
            <text:p>42728</text:p>
          </table:table-cell>
          <table:table-cell office:value-type="float" office:value="42648" calcext:value-type="float">
            <text:p>42648</text:p>
          </table:table-cell>
          <table:table-cell office:value-type="float" office:value="41728" calcext:value-type="float">
            <text:p>41728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float" office:value="42664" calcext:value-type="float">
            <text:p>42664</text:p>
          </table:table-cell>
          <table:table-cell office:value-type="float" office:value="41744" calcext:value-type="float">
            <text:p>41744</text:p>
          </table:table-cell>
        </table:table-row>
        <table:table-row table:style-name="ro1">
          <table:table-cell office:value-type="float" office:value="42760" calcext:value-type="float">
            <text:p>42760</text:p>
          </table:table-cell>
          <table:table-cell office:value-type="float" office:value="42680" calcext:value-type="float">
            <text:p>42680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office:value-type="float" office:value="42776" calcext:value-type="float">
            <text:p>42776</text:p>
          </table:table-cell>
          <table:table-cell office:value-type="float" office:value="42696" calcext:value-type="float">
            <text:p>42696</text:p>
          </table:table-cell>
          <table:table-cell office:value-type="float" office:value="41776" calcext:value-type="float">
            <text:p>41776</text:p>
          </table:table-cell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float" office:value="42712" calcext:value-type="float">
            <text:p>42712</text:p>
          </table:table-cell>
          <table:table-cell office:value-type="float" office:value="41792" calcext:value-type="float">
            <text:p>41792</text:p>
          </table:table-cell>
        </table:table-row>
        <table:table-row table:style-name="ro1">
          <table:table-cell office:value-type="float" office:value="42808" calcext:value-type="float">
            <text:p>42808</text:p>
          </table:table-cell>
          <table:table-cell office:value-type="float" office:value="42728" calcext:value-type="float">
            <text:p>42728</text:p>
          </table:table-cell>
          <table:table-cell office:value-type="float" office:value="41808" calcext:value-type="float">
            <text:p>41808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float" office:value="42744" calcext:value-type="float">
            <text:p>42744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float" office:value="42840" calcext:value-type="float">
            <text:p>42840</text:p>
          </table:table-cell>
          <table:table-cell office:value-type="float" office:value="42760" calcext:value-type="float">
            <text:p>42760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 office:value-type="float" office:value="42856" calcext:value-type="float">
            <text:p>42856</text:p>
          </table:table-cell>
          <table:table-cell office:value-type="float" office:value="42776" calcext:value-type="float">
            <text:p>42776</text:p>
          </table:table-cell>
          <table:table-cell office:value-type="float" office:value="41856" calcext:value-type="float">
            <text:p>41856</text:p>
          </table:table-cell>
        </table:table-row>
        <table:table-row table:style-name="ro1">
          <table:table-cell office:value-type="float" office:value="42872" calcext:value-type="float">
            <text:p>42872</text:p>
          </table:table-cell>
          <table:table-cell office:value-type="float" office:value="42792" calcext:value-type="float">
            <text:p>42792</text:p>
          </table:table-cell>
          <table:table-cell office:value-type="float" office:value="41872" calcext:value-type="float">
            <text:p>41872</text:p>
          </table:table-cell>
        </table:table-row>
        <table:table-row table:style-name="ro1">
          <table:table-cell office:value-type="float" office:value="42888" calcext:value-type="float">
            <text:p>42888</text:p>
          </table:table-cell>
          <table:table-cell office:value-type="float" office:value="42808" calcext:value-type="float">
            <text:p>42808</text:p>
          </table:table-cell>
          <table:table-cell office:value-type="float" office:value="41888" calcext:value-type="float">
            <text:p>41888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float" office:value="42824" calcext:value-type="float">
            <text:p>42824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 office:value-type="float" office:value="42920" calcext:value-type="float">
            <text:p>42920</text:p>
          </table:table-cell>
          <table:table-cell office:value-type="float" office:value="42840" calcext:value-type="float">
            <text:p>42840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 office:value-type="float" office:value="42936" calcext:value-type="float">
            <text:p>42936</text:p>
          </table:table-cell>
          <table:table-cell office:value-type="float" office:value="42856" calcext:value-type="float">
            <text:p>42856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 office:value-type="float" office:value="42952" calcext:value-type="float">
            <text:p>42952</text:p>
          </table:table-cell>
          <table:table-cell office:value-type="float" office:value="42872" calcext:value-type="float">
            <text:p>42872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 office:value-type="float" office:value="42968" calcext:value-type="float">
            <text:p>42968</text:p>
          </table:table-cell>
          <table:table-cell office:value-type="float" office:value="42888" calcext:value-type="float">
            <text:p>42888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 office:value-type="float" office:value="40640" calcext:value-type="float">
            <text:p>40640</text:p>
          </table:table-cell>
          <table:table-cell office:value-type="float" office:value="42904" calcext:value-type="float">
            <text:p>42904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 office:value-type="float" office:value="40656" calcext:value-type="float">
            <text:p>40656</text:p>
          </table:table-cell>
          <table:table-cell office:value-type="float" office:value="42920" calcext:value-type="float">
            <text:p>42920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float" office:value="42936" calcext:value-type="float">
            <text:p>42936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42952" calcext:value-type="float">
            <text:p>42952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40640" calcext:value-type="float">
            <text:p>40640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40656" calcext:value-type="float">
            <text:p>40656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40672" calcext:value-type="float">
            <text:p>40672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0752" calcext:value-type="float">
            <text:p>40752</text:p>
          </table:table-cell>
          <table:table-cell office:value-type="float" office:value="40688" calcext:value-type="float">
            <text:p>40688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 office:value-type="float" office:value="40768" calcext:value-type="float">
            <text:p>40768</text:p>
          </table:table-cell>
          <table:table-cell office:value-type="float" office:value="40704" calcext:value-type="float">
            <text:p>40704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 office:value-type="float" office:value="40784" calcext:value-type="float">
            <text:p>40784</text:p>
          </table:table-cell>
          <table:table-cell office:value-type="float" office:value="40720" calcext:value-type="float">
            <text:p>40720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40736" calcext:value-type="float">
            <text:p>40736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 office:value-type="float" office:value="40816" calcext:value-type="float">
            <text:p>40816</text:p>
          </table:table-cell>
          <table:table-cell office:value-type="float" office:value="40752" calcext:value-type="float">
            <text:p>40752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40832" calcext:value-type="float">
            <text:p>40832</text:p>
          </table:table-cell>
          <table:table-cell office:value-type="float" office:value="40768" calcext:value-type="float">
            <text:p>40768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 office:value-type="float" office:value="40848" calcext:value-type="float">
            <text:p>40848</text:p>
          </table:table-cell>
          <table:table-cell office:value-type="float" office:value="40784" calcext:value-type="float">
            <text:p>40784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 office:value-type="float" office:value="40864" calcext:value-type="float">
            <text:p>40864</text:p>
          </table:table-cell>
          <table:table-cell office:value-type="float" office:value="40800" calcext:value-type="float">
            <text:p>40800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0816" calcext:value-type="float">
            <text:p>40816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float" office:value="40832" calcext:value-type="float">
            <text:p>40832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float" office:value="40848" calcext:value-type="float">
            <text:p>40848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 office:value-type="float" office:value="40928" calcext:value-type="float">
            <text:p>40928</text:p>
          </table:table-cell>
          <table:table-cell office:value-type="float" office:value="40864" calcext:value-type="float">
            <text:p>40864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 office:value-type="float" office:value="40944" calcext:value-type="float">
            <text:p>40944</text:p>
          </table:table-cell>
          <table:table-cell office:value-type="float" office:value="40880" calcext:value-type="float">
            <text:p>40880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40896" calcext:value-type="float">
            <text:p>40896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float" office:value="40912" calcext:value-type="float">
            <text:p>40912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float" office:value="40928" calcext:value-type="float">
            <text:p>40928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40944" calcext:value-type="float">
            <text:p>40944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40960" calcext:value-type="float">
            <text:p>40960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40976" calcext:value-type="float">
            <text:p>40976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float" office:value="40992" calcext:value-type="float">
            <text:p>40992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float" office:value="41008" calcext:value-type="float">
            <text:p>41008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float" office:value="41024" calcext:value-type="float">
            <text:p>41024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float" office:value="41040" calcext:value-type="float">
            <text:p>41040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float" office:value="41056" calcext:value-type="float">
            <text:p>41056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float" office:value="41072" calcext:value-type="float">
            <text:p>41072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float" office:value="41088" calcext:value-type="float">
            <text:p>41088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float" office:value="41104" calcext:value-type="float">
            <text:p>41104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float" office:value="41120" calcext:value-type="float">
            <text:p>41120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41136" calcext:value-type="float">
            <text:p>41136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41152" calcext:value-type="float">
            <text:p>41152</text:p>
          </table:table-cell>
          <table:table-cell office:value-type="float" office:value="42680" calcext:value-type="float">
            <text:p>42680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float" office:value="41168" calcext:value-type="float">
            <text:p>41168</text:p>
          </table:table-cell>
          <table:table-cell office:value-type="float" office:value="42696" calcext:value-type="float">
            <text:p>42696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float" office:value="41184" calcext:value-type="float">
            <text:p>41184</text:p>
          </table:table-cell>
          <table:table-cell office:value-type="float" office:value="42712" calcext:value-type="float">
            <text:p>42712</text:p>
          </table:table-cell>
        </table:table-row>
        <table:table-row table:style-name="ro1">
          <table:table-cell office:value-type="string" calcext:value-type="string">
            <text:p>fitbit$ </text:p>
          </table:table-cell>
          <table:table-cell office:value-type="float" office:value="41200" calcext:value-type="float">
            <text:p>41200</text:p>
          </table:table-cell>
          <table:table-cell office:value-type="float" office:value="42728" calcext:value-type="float">
            <text:p>42728</text:p>
          </table:table-cell>
        </table:table-row>
        <table:table-row table:style-name="ro1">
          <table:table-cell/>
          <table:table-cell office:value-type="float" office:value="41216" calcext:value-type="float">
            <text:p>41216</text:p>
          </table:table-cell>
          <table:table-cell office:value-type="float" office:value="42744" calcext:value-type="float">
            <text:p>42744</text:p>
          </table:table-cell>
        </table:table-row>
        <table:table-row table:style-name="ro1">
          <table:table-cell/>
          <table:table-cell office:value-type="float" office:value="41232" calcext:value-type="float">
            <text:p>41232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/>
          <table:table-cell office:value-type="float" office:value="41248" calcext:value-type="float">
            <text:p>41248</text:p>
          </table:table-cell>
          <table:table-cell office:value-type="float" office:value="42776" calcext:value-type="float">
            <text:p>42776</text:p>
          </table:table-cell>
        </table:table-row>
        <table:table-row table:style-name="ro1">
          <table:table-cell/>
          <table:table-cell office:value-type="float" office:value="41264" calcext:value-type="float">
            <text:p>41264</text:p>
          </table:table-cell>
          <table:table-cell office:value-type="float" office:value="42792" calcext:value-type="float">
            <text:p>42792</text:p>
          </table:table-cell>
        </table:table-row>
        <table:table-row table:style-name="ro1">
          <table:table-cell/>
          <table:table-cell office:value-type="float" office:value="41280" calcext:value-type="float">
            <text:p>41280</text:p>
          </table:table-cell>
          <table:table-cell office:value-type="float" office:value="42808" calcext:value-type="float">
            <text:p>42808</text:p>
          </table:table-cell>
        </table:table-row>
        <table:table-row table:style-name="ro1">
          <table:table-cell/>
          <table:table-cell office:value-type="float" office:value="41296" calcext:value-type="float">
            <text:p>41296</text:p>
          </table:table-cell>
          <table:table-cell office:value-type="float" office:value="42824" calcext:value-type="float">
            <text:p>42824</text:p>
          </table:table-cell>
        </table:table-row>
        <table:table-row table:style-name="ro1">
          <table:table-cell/>
          <table:table-cell office:value-type="float" office:value="41312" calcext:value-type="float">
            <text:p>41312</text:p>
          </table:table-cell>
          <table:table-cell office:value-type="float" office:value="42840" calcext:value-type="float">
            <text:p>42840</text:p>
          </table:table-cell>
        </table:table-row>
        <table:table-row table:style-name="ro1">
          <table:table-cell/>
          <table:table-cell office:value-type="float" office:value="41328" calcext:value-type="float">
            <text:p>41328</text:p>
          </table:table-cell>
          <table:table-cell office:value-type="float" office:value="42856" calcext:value-type="float">
            <text:p>42856</text:p>
          </table:table-cell>
        </table:table-row>
        <table:table-row table:style-name="ro1">
          <table:table-cell/>
          <table:table-cell office:value-type="float" office:value="41344" calcext:value-type="float">
            <text:p>41344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/>
          <table:table-cell office:value-type="float" office:value="41360" calcext:value-type="float">
            <text:p>41360</text:p>
          </table:table-cell>
          <table:table-cell office:value-type="float" office:value="42888" calcext:value-type="float">
            <text:p>42888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  <table:table-cell office:value-type="float" office:value="42904" calcext:value-type="float">
            <text:p>42904</text:p>
          </table:table-cell>
        </table:table-row>
        <table:table-row table:style-name="ro1">
          <table:table-cell/>
          <table:table-cell office:value-type="float" office:value="41392" calcext:value-type="float">
            <text:p>41392</text:p>
          </table:table-cell>
          <table:table-cell office:value-type="float" office:value="42920" calcext:value-type="float">
            <text:p>42920</text:p>
          </table:table-cell>
        </table:table-row>
        <table:table-row table:style-name="ro1">
          <table:table-cell/>
          <table:table-cell office:value-type="float" office:value="41408" calcext:value-type="float">
            <text:p>41408</text:p>
          </table:table-cell>
          <table:table-cell office:value-type="float" office:value="42936" calcext:value-type="float">
            <text:p>42936</text:p>
          </table:table-cell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  <table:table-cell office:value-type="float" office:value="42952" calcext:value-type="float">
            <text:p>42952</text:p>
          </table:table-cell>
        </table:table-row>
        <table:table-row table:style-name="ro1">
          <table:table-cell/>
          <table:table-cell office:value-type="float" office:value="41440" calcext:value-type="float">
            <text:p>41440</text:p>
          </table:table-cell>
          <table:table-cell office:value-type="float" office:value="42968" calcext:value-type="float">
            <text:p>42968</text:p>
          </table:table-cell>
        </table:table-row>
        <table:table-row table:style-name="ro1">
          <table:table-cell/>
          <table:table-cell office:value-type="float" office:value="41456" calcext:value-type="float">
            <text:p>41456</text:p>
          </table:table-cell>
          <table:table-cell office:value-type="float" office:value="40640" calcext:value-type="float">
            <text:p>40640</text:p>
          </table:table-cell>
        </table:table-row>
        <table:table-row table:style-name="ro1">
          <table:table-cell/>
          <table:table-cell office:value-type="float" office:value="41472" calcext:value-type="float">
            <text:p>41472</text:p>
          </table:table-cell>
          <table:table-cell office:value-type="float" office:value="40656" calcext:value-type="float">
            <text:p>40656</text:p>
          </table:table-cell>
        </table:table-row>
        <table:table-row table:style-name="ro1">
          <table:table-cell/>
          <table:table-cell office:value-type="float" office:value="41488" calcext:value-type="float">
            <text:p>41488</text:p>
          </table:table-cell>
          <table:table-cell office:value-type="float" office:value="40672" calcext:value-type="float">
            <text:p>40672</text:p>
          </table:table-cell>
        </table:table-row>
        <table:table-row table:style-name="ro1">
          <table:table-cell/>
          <table:table-cell office:value-type="float" office:value="41504" calcext:value-type="float">
            <text:p>41504</text:p>
          </table:table-cell>
          <table:table-cell office:value-type="float" office:value="40688" calcext:value-type="float">
            <text:p>40688</text:p>
          </table:table-cell>
        </table:table-row>
        <table:table-row table:style-name="ro1">
          <table:table-cell/>
          <table:table-cell office:value-type="float" office:value="41520" calcext:value-type="float">
            <text:p>41520</text:p>
          </table:table-cell>
          <table:table-cell office:value-type="float" office:value="40704" calcext:value-type="float">
            <text:p>40704</text:p>
          </table:table-cell>
        </table:table-row>
        <table:table-row table:style-name="ro1">
          <table:table-cell/>
          <table:table-cell office:value-type="float" office:value="41536" calcext:value-type="float">
            <text:p>41536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/>
          <table:table-cell office:value-type="float" office:value="41552" calcext:value-type="float">
            <text:p>41552</text:p>
          </table:table-cell>
          <table:table-cell office:value-type="float" office:value="40736" calcext:value-type="float">
            <text:p>40736</text:p>
          </table:table-cell>
        </table:table-row>
        <table:table-row table:style-name="ro1">
          <table:table-cell/>
          <table:table-cell office:value-type="float" office:value="41568" calcext:value-type="float">
            <text:p>41568</text:p>
          </table:table-cell>
          <table:table-cell office:value-type="float" office:value="40752" calcext:value-type="float">
            <text:p>40752</text:p>
          </table:table-cell>
        </table:table-row>
        <table:table-row table:style-name="ro1">
          <table:table-cell/>
          <table:table-cell office:value-type="float" office:value="41584" calcext:value-type="float">
            <text:p>41584</text:p>
          </table:table-cell>
          <table:table-cell office:value-type="float" office:value="40768" calcext:value-type="float">
            <text:p>40768</text:p>
          </table:table-cell>
        </table:table-row>
        <table:table-row table:style-name="ro1">
          <table:table-cell/>
          <table:table-cell office:value-type="float" office:value="41720" calcext:value-type="float">
            <text:p>41720</text:p>
          </table:table-cell>
          <table:table-cell office:value-type="float" office:value="40784" calcext:value-type="float">
            <text:p>40784</text:p>
          </table:table-cell>
        </table:table-row>
        <table:table-row table:style-name="ro1">
          <table:table-cell/>
          <table:table-cell office:value-type="float" office:value="41736" calcext:value-type="float">
            <text:p>41736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/>
          <table:table-cell office:value-type="float" office:value="41752" calcext:value-type="float">
            <text:p>41752</text:p>
          </table:table-cell>
          <table:table-cell office:value-type="float" office:value="40816" calcext:value-type="float">
            <text:p>40816</text:p>
          </table:table-cell>
        </table:table-row>
        <table:table-row table:style-name="ro1">
          <table:table-cell/>
          <table:table-cell office:value-type="float" office:value="41768" calcext:value-type="float">
            <text:p>41768</text:p>
          </table:table-cell>
          <table:table-cell office:value-type="float" office:value="40832" calcext:value-type="float">
            <text:p>40832</text:p>
          </table:table-cell>
        </table:table-row>
        <table:table-row table:style-name="ro1">
          <table:table-cell/>
          <table:table-cell office:value-type="float" office:value="41784" calcext:value-type="float">
            <text:p>41784</text:p>
          </table:table-cell>
          <table:table-cell office:value-type="float" office:value="40848" calcext:value-type="float">
            <text:p>40848</text:p>
          </table:table-cell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40864" calcext:value-type="float">
            <text:p>40864</text:p>
          </table:table-cell>
        </table:table-row>
        <table:table-row table:style-name="ro1">
          <table:table-cell/>
          <table:table-cell office:value-type="float" office:value="41816" calcext:value-type="float">
            <text:p>41816</text:p>
          </table:table-cell>
          <table:table-cell office:value-type="float" office:value="40880" calcext:value-type="float">
            <text:p>40880</text:p>
          </table:table-cell>
        </table:table-row>
        <table:table-row table:style-name="ro1">
          <table:table-cell/>
          <table:table-cell office:value-type="float" office:value="41832" calcext:value-type="float">
            <text:p>41832</text:p>
          </table:table-cell>
          <table:table-cell office:value-type="float" office:value="40896" calcext:value-type="float">
            <text:p>40896</text:p>
          </table:table-cell>
        </table:table-row>
        <table:table-row table:style-name="ro1">
          <table:table-cell/>
          <table:table-cell office:value-type="float" office:value="41848" calcext:value-type="float">
            <text:p>41848</text:p>
          </table:table-cell>
          <table:table-cell office:value-type="float" office:value="40912" calcext:value-type="float">
            <text:p>40912</text:p>
          </table:table-cell>
        </table:table-row>
        <table:table-row table:style-name="ro1">
          <table:table-cell/>
          <table:table-cell office:value-type="float" office:value="41864" calcext:value-type="float">
            <text:p>41864</text:p>
          </table:table-cell>
          <table:table-cell office:value-type="float" office:value="40928" calcext:value-type="float">
            <text:p>40928</text:p>
          </table:table-cell>
        </table:table-row>
        <table:table-row table:style-name="ro1">
          <table:table-cell/>
          <table:table-cell office:value-type="float" office:value="41880" calcext:value-type="float">
            <text:p>41880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/>
          <table:table-cell office:value-type="float" office:value="41896" calcext:value-type="float">
            <text:p>4189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41912" calcext:value-type="float">
            <text:p>41912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/>
          <table:table-cell office:value-type="float" office:value="41928" calcext:value-type="float">
            <text:p>41928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/>
          <table:table-cell office:value-type="float" office:value="41944" calcext:value-type="float">
            <text:p>41944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/>
          <table:table-cell office:value-type="float" office:value="41960" calcext:value-type="float">
            <text:p>41960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/>
          <table:table-cell office:value-type="float" office:value="41976" calcext:value-type="float">
            <text:p>4197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/>
          <table:table-cell office:value-type="float" office:value="41992" calcext:value-type="float">
            <text:p>4199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/>
          <table:table-cell office:value-type="float" office:value="42008" calcext:value-type="float">
            <text:p>42008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/>
          <table:table-cell office:value-type="float" office:value="42024" calcext:value-type="float">
            <text:p>42024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/>
          <table:table-cell office:value-type="float" office:value="42040" calcext:value-type="float">
            <text:p>42040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/>
          <table:table-cell office:value-type="float" office:value="42056" calcext:value-type="float">
            <text:p>42056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/>
          <table:table-cell office:value-type="float" office:value="42072" calcext:value-type="float">
            <text:p>42072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/>
          <table:table-cell office:value-type="float" office:value="42088" calcext:value-type="float">
            <text:p>42088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42104" calcext:value-type="float">
            <text:p>42104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/>
          <table:table-cell office:value-type="float" office:value="42120" calcext:value-type="float">
            <text:p>42120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42136" calcext:value-type="float">
            <text:p>42136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/>
          <table:table-cell office:value-type="float" office:value="42152" calcext:value-type="float">
            <text:p>4215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/>
          <table:table-cell office:value-type="float" office:value="42168" calcext:value-type="float">
            <text:p>42168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/>
          <table:table-cell office:value-type="float" office:value="42184" calcext:value-type="float">
            <text:p>42184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/>
          <table:table-cell office:value-type="float" office:value="42216" calcext:value-type="float">
            <text:p>42216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/>
          <table:table-cell office:value-type="float" office:value="42232" calcext:value-type="float">
            <text:p>42232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/>
          <table:table-cell office:value-type="float" office:value="42248" calcext:value-type="float">
            <text:p>42248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/>
          <table:table-cell office:value-type="float" office:value="42264" calcext:value-type="float">
            <text:p>42264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/>
          <table:table-cell office:value-type="float" office:value="42280" calcext:value-type="float">
            <text:p>42280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/>
          <table:table-cell office:value-type="float" office:value="42296" calcext:value-type="float">
            <text:p>42296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/>
          <table:table-cell office:value-type="float" office:value="42312" calcext:value-type="float">
            <text:p>42312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42328" calcext:value-type="float">
            <text:p>42328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/>
          <table:table-cell office:value-type="float" office:value="42344" calcext:value-type="float">
            <text:p>42344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float" office:value="42360" calcext:value-type="float">
            <text:p>42360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/>
          <table:table-cell office:value-type="float" office:value="42376" calcext:value-type="float">
            <text:p>42376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/>
          <table:table-cell office:value-type="float" office:value="42392" calcext:value-type="float">
            <text:p>42392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/>
          <table:table-cell office:value-type="float" office:value="42408" calcext:value-type="float">
            <text:p>42408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/>
          <table:table-cell office:value-type="float" office:value="42424" calcext:value-type="float">
            <text:p>42424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/>
          <table:table-cell office:value-type="float" office:value="42440" calcext:value-type="float">
            <text:p>42440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/>
          <table:table-cell office:value-type="float" office:value="42456" calcext:value-type="float">
            <text:p>42456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/>
          <table:table-cell office:value-type="float" office:value="42472" calcext:value-type="float">
            <text:p>42472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/>
          <table:table-cell office:value-type="float" office:value="42488" calcext:value-type="float">
            <text:p>42488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/>
          <table:table-cell office:value-type="float" office:value="42504" calcext:value-type="float">
            <text:p>42504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/>
          <table:table-cell office:value-type="float" office:value="42520" calcext:value-type="float">
            <text:p>42520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/>
          <table:table-cell office:value-type="float" office:value="42536" calcext:value-type="float">
            <text:p>42536</text:p>
          </table:table-cell>
          <table:table-cell office:value-type="float" office:value="41720" calcext:value-type="float">
            <text:p>41720</text:p>
          </table:table-cell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float" office:value="41736" calcext:value-type="float">
            <text:p>41736</text:p>
          </table:table-cell>
        </table:table-row>
        <table:table-row table:style-name="ro1">
          <table:table-cell/>
          <table:table-cell office:value-type="float" office:value="42568" calcext:value-type="float">
            <text:p>42568</text:p>
          </table:table-cell>
          <table:table-cell office:value-type="float" office:value="41752" calcext:value-type="float">
            <text:p>41752</text:p>
          </table:table-cell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  <table:table-cell office:value-type="float" office:value="41768" calcext:value-type="float">
            <text:p>41768</text:p>
          </table:table-cell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41784" calcext:value-type="float">
            <text:p>41784</text:p>
          </table:table-cell>
        </table:table-row>
        <table:table-row table:style-name="ro1">
          <table:table-cell/>
          <table:table-cell office:value-type="float" office:value="42616" calcext:value-type="float">
            <text:p>42616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/>
          <table:table-cell office:value-type="float" office:value="42632" calcext:value-type="float">
            <text:p>42632</text:p>
          </table:table-cell>
          <table:table-cell office:value-type="float" office:value="41816" calcext:value-type="float">
            <text:p>41816</text:p>
          </table:table-cell>
        </table:table-row>
        <table:table-row table:style-name="ro1">
          <table:table-cell/>
          <table:table-cell office:value-type="float" office:value="42648" calcext:value-type="float">
            <text:p>42648</text:p>
          </table:table-cell>
          <table:table-cell office:value-type="float" office:value="41832" calcext:value-type="float">
            <text:p>41832</text:p>
          </table:table-cell>
        </table:table-row>
        <table:table-row table:style-name="ro1">
          <table:table-cell/>
          <table:table-cell office:value-type="float" office:value="42664" calcext:value-type="float">
            <text:p>42664</text:p>
          </table:table-cell>
          <table:table-cell office:value-type="float" office:value="41848" calcext:value-type="float">
            <text:p>41848</text:p>
          </table:table-cell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41864" calcext:value-type="float">
            <text:p>41864</text:p>
          </table:table-cell>
        </table:table-row>
        <table:table-row table:style-name="ro1">
          <table:table-cell/>
          <table:table-cell office:value-type="float" office:value="42816" calcext:value-type="float">
            <text:p>42816</text:p>
          </table:table-cell>
          <table:table-cell office:value-type="float" office:value="41880" calcext:value-type="float">
            <text:p>41880</text:p>
          </table:table-cell>
        </table:table-row>
        <table:table-row table:style-name="ro1">
          <table:table-cell/>
          <table:table-cell office:value-type="float" office:value="42832" calcext:value-type="float">
            <text:p>42832</text:p>
          </table:table-cell>
          <table:table-cell office:value-type="float" office:value="41896" calcext:value-type="float">
            <text:p>41896</text:p>
          </table:table-cell>
        </table:table-row>
        <table:table-row table:style-name="ro1">
          <table:table-cell/>
          <table:table-cell office:value-type="float" office:value="42848" calcext:value-type="float">
            <text:p>42848</text:p>
          </table:table-cell>
          <table:table-cell office:value-type="float" office:value="41912" calcext:value-type="float">
            <text:p>41912</text:p>
          </table:table-cell>
        </table:table-row>
        <table:table-row table:style-name="ro1">
          <table:table-cell/>
          <table:table-cell office:value-type="float" office:value="42864" calcext:value-type="float">
            <text:p>42864</text:p>
          </table:table-cell>
          <table:table-cell office:value-type="float" office:value="41928" calcext:value-type="float">
            <text:p>41928</text:p>
          </table:table-cell>
        </table:table-row>
        <table:table-row table:style-name="ro1">
          <table:table-cell/>
          <table:table-cell office:value-type="float" office:value="42880" calcext:value-type="float">
            <text:p>42880</text:p>
          </table:table-cell>
          <table:table-cell office:value-type="float" office:value="41944" calcext:value-type="float">
            <text:p>41944</text:p>
          </table:table-cell>
        </table:table-row>
        <table:table-row table:style-name="ro1">
          <table:table-cell/>
          <table:table-cell office:value-type="float" office:value="42896" calcext:value-type="float">
            <text:p>42896</text:p>
          </table:table-cell>
          <table:table-cell office:value-type="float" office:value="41960" calcext:value-type="float">
            <text:p>41960</text:p>
          </table:table-cell>
        </table:table-row>
        <table:table-row table:style-name="ro1">
          <table:table-cell/>
          <table:table-cell office:value-type="float" office:value="42912" calcext:value-type="float">
            <text:p>42912</text:p>
          </table:table-cell>
          <table:table-cell office:value-type="float" office:value="41976" calcext:value-type="float">
            <text:p>41976</text:p>
          </table:table-cell>
        </table:table-row>
        <table:table-row table:style-name="ro1">
          <table:table-cell/>
          <table:table-cell office:value-type="float" office:value="42928" calcext:value-type="float">
            <text:p>42928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/>
          <table:table-cell office:value-type="float" office:value="42944" calcext:value-type="float">
            <text:p>42944</text:p>
          </table:table-cell>
          <table:table-cell office:value-type="float" office:value="42008" calcext:value-type="float">
            <text:p>42008</text:p>
          </table:table-cell>
        </table:table-row>
        <table:table-row table:style-name="ro1">
          <table:table-cell/>
          <table:table-cell office:value-type="float" office:value="42960" calcext:value-type="float">
            <text:p>42960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/>
          <table:table-cell office:value-type="float" office:value="42976" calcext:value-type="float">
            <text:p>42976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/>
          <table:table-cell office:value-type="float" office:value="42992" calcext:value-type="float">
            <text:p>42992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/>
          <table:table-cell office:value-type="float" office:value="40520" calcext:value-type="float">
            <text:p>40520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/>
          <table:table-cell office:value-type="float" office:value="40536" calcext:value-type="float">
            <text:p>40536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/>
          <table:table-cell office:value-type="float" office:value="40552" calcext:value-type="float">
            <text:p>40552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/>
          <table:table-cell office:value-type="float" office:value="40568" calcext:value-type="float">
            <text:p>40568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/>
          <table:table-cell office:value-type="float" office:value="40584" calcext:value-type="float">
            <text:p>40584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/>
          <table:table-cell office:value-type="float" office:value="40632" calcext:value-type="float">
            <text:p>40632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/>
          <table:table-cell office:value-type="float" office:value="40648" calcext:value-type="float">
            <text:p>40648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/>
          <table:table-cell office:value-type="float" office:value="40664" calcext:value-type="float">
            <text:p>40664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/>
          <table:table-cell office:value-type="float" office:value="40680" calcext:value-type="float">
            <text:p>40680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/>
          <table:table-cell office:value-type="float" office:value="40696" calcext:value-type="float">
            <text:p>40696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/>
          <table:table-cell office:value-type="float" office:value="40712" calcext:value-type="float">
            <text:p>40712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/>
          <table:table-cell office:value-type="float" office:value="40728" calcext:value-type="float">
            <text:p>40728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/>
          <table:table-cell office:value-type="float" office:value="40744" calcext:value-type="float">
            <text:p>40744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/>
          <table:table-cell office:value-type="float" office:value="40760" calcext:value-type="float">
            <text:p>40760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/>
          <table:table-cell office:value-type="float" office:value="40776" calcext:value-type="float">
            <text:p>40776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/>
          <table:table-cell office:value-type="float" office:value="40792" calcext:value-type="float">
            <text:p>40792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/>
          <table:table-cell office:value-type="float" office:value="40808" calcext:value-type="float">
            <text:p>40808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/>
          <table:table-cell office:value-type="float" office:value="40824" calcext:value-type="float">
            <text:p>40824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/>
          <table:table-cell office:value-type="float" office:value="40840" calcext:value-type="float">
            <text:p>40840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/>
          <table:table-cell office:value-type="float" office:value="40856" calcext:value-type="float">
            <text:p>40856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/>
          <table:table-cell office:value-type="float" office:value="40872" calcext:value-type="float">
            <text:p>40872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/>
          <table:table-cell office:value-type="float" office:value="40888" calcext:value-type="float">
            <text:p>40888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/>
          <table:table-cell office:value-type="float" office:value="40904" calcext:value-type="float">
            <text:p>40904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/>
          <table:table-cell office:value-type="float" office:value="40920" calcext:value-type="float">
            <text:p>40920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/>
          <table:table-cell office:value-type="float" office:value="40936" calcext:value-type="float">
            <text:p>40936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/>
          <table:table-cell office:value-type="float" office:value="40952" calcext:value-type="float">
            <text:p>40952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/>
          <table:table-cell office:value-type="float" office:value="40520" calcext:value-type="float">
            <text:p>40520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/>
          <table:table-cell office:value-type="float" office:value="40536" calcext:value-type="float">
            <text:p>40536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/>
          <table:table-cell office:value-type="float" office:value="40552" calcext:value-type="float">
            <text:p>40552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/>
          <table:table-cell office:value-type="float" office:value="40568" calcext:value-type="float">
            <text:p>40568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/>
          <table:table-cell office:value-type="float" office:value="40584" calcext:value-type="float">
            <text:p>40584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/>
          <table:table-cell office:value-type="float" office:value="40632" calcext:value-type="float">
            <text:p>40632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/>
          <table:table-cell office:value-type="float" office:value="40648" calcext:value-type="float">
            <text:p>40648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/>
          <table:table-cell office:value-type="float" office:value="40664" calcext:value-type="float">
            <text:p>40664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/>
          <table:table-cell office:value-type="float" office:value="40680" calcext:value-type="float">
            <text:p>40680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/>
          <table:table-cell office:value-type="float" office:value="40696" calcext:value-type="float">
            <text:p>40696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/>
          <table:table-cell office:value-type="float" office:value="40712" calcext:value-type="float">
            <text:p>40712</text:p>
          </table:table-cell>
          <table:table-cell office:value-type="float" office:value="42832" calcext:value-type="float">
            <text:p>42832</text:p>
          </table:table-cell>
        </table:table-row>
        <table:table-row table:style-name="ro1">
          <table:table-cell/>
          <table:table-cell office:value-type="float" office:value="40728" calcext:value-type="float">
            <text:p>40728</text:p>
          </table:table-cell>
          <table:table-cell office:value-type="float" office:value="42848" calcext:value-type="float">
            <text:p>42848</text:p>
          </table:table-cell>
        </table:table-row>
        <table:table-row table:style-name="ro1">
          <table:table-cell/>
          <table:table-cell office:value-type="float" office:value="40744" calcext:value-type="float">
            <text:p>40744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/>
          <table:table-cell office:value-type="float" office:value="40760" calcext:value-type="float">
            <text:p>40760</text:p>
          </table:table-cell>
          <table:table-cell office:value-type="float" office:value="42880" calcext:value-type="float">
            <text:p>42880</text:p>
          </table:table-cell>
        </table:table-row>
        <table:table-row table:style-name="ro1">
          <table:table-cell/>
          <table:table-cell office:value-type="float" office:value="40776" calcext:value-type="float">
            <text:p>40776</text:p>
          </table:table-cell>
          <table:table-cell office:value-type="float" office:value="42896" calcext:value-type="float">
            <text:p>42896</text:p>
          </table:table-cell>
        </table:table-row>
        <table:table-row table:style-name="ro1">
          <table:table-cell/>
          <table:table-cell office:value-type="float" office:value="40792" calcext:value-type="float">
            <text:p>40792</text:p>
          </table:table-cell>
          <table:table-cell office:value-type="float" office:value="42912" calcext:value-type="float">
            <text:p>42912</text:p>
          </table:table-cell>
        </table:table-row>
        <table:table-row table:style-name="ro1">
          <table:table-cell/>
          <table:table-cell office:value-type="float" office:value="40808" calcext:value-type="float">
            <text:p>40808</text:p>
          </table:table-cell>
          <table:table-cell office:value-type="float" office:value="42928" calcext:value-type="float">
            <text:p>42928</text:p>
          </table:table-cell>
        </table:table-row>
        <table:table-row table:style-name="ro1">
          <table:table-cell/>
          <table:table-cell office:value-type="float" office:value="40944" calcext:value-type="float">
            <text:p>40944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/>
          <table:table-cell office:value-type="float" office:value="40960" calcext:value-type="float">
            <text:p>40960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/>
          <table:table-cell office:value-type="float" office:value="40976" calcext:value-type="float">
            <text:p>40976</text:p>
          </table:table-cell>
          <table:table-cell office:value-type="float" office:value="42976" calcext:value-type="float">
            <text:p>42976</text:p>
          </table:table-cell>
        </table:table-row>
        <table:table-row table:style-name="ro1">
          <table:table-cell/>
          <table:table-cell office:value-type="float" office:value="40992" calcext:value-type="float">
            <text:p>40992</text:p>
          </table:table-cell>
          <table:table-cell office:value-type="float" office:value="42992" calcext:value-type="float">
            <text:p>42992</text:p>
          </table:table-cell>
        </table:table-row>
        <table:table-row table:style-name="ro1">
          <table:table-cell/>
          <table:table-cell office:value-type="float" office:value="41008" calcext:value-type="float">
            <text:p>41008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/>
          <table:table-cell office:value-type="float" office:value="41024" calcext:value-type="float">
            <text:p>41024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/>
          <table:table-cell office:value-type="float" office:value="41040" calcext:value-type="float">
            <text:p>41040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/>
          <table:table-cell office:value-type="float" office:value="41056" calcext:value-type="float">
            <text:p>41056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/>
          <table:table-cell office:value-type="float" office:value="41088" calcext:value-type="float">
            <text:p>41088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/>
          <table:table-cell office:value-type="float" office:value="41104" calcext:value-type="float">
            <text:p>41104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/>
          <table:table-cell office:value-type="float" office:value="41120" calcext:value-type="float">
            <text:p>41120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/>
          <table:table-cell office:value-type="float" office:value="41136" calcext:value-type="float">
            <text:p>41136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/>
          <table:table-cell office:value-type="float" office:value="41152" calcext:value-type="float">
            <text:p>41152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41168" calcext:value-type="float">
            <text:p>41168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/>
          <table:table-cell office:value-type="float" office:value="41184" calcext:value-type="float">
            <text:p>41184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/>
          <table:table-cell office:value-type="float" office:value="41216" calcext:value-type="float">
            <text:p>41216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/>
          <table:table-cell office:value-type="float" office:value="41232" calcext:value-type="float">
            <text:p>41232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/>
          <table:table-cell office:value-type="float" office:value="41248" calcext:value-type="float">
            <text:p>41248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/>
          <table:table-cell office:value-type="float" office:value="41264" calcext:value-type="float">
            <text:p>41264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/>
          <table:table-cell office:value-type="float" office:value="41280" calcext:value-type="float">
            <text:p>41280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/>
          <table:table-cell office:value-type="float" office:value="41296" calcext:value-type="float">
            <text:p>41296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/>
          <table:table-cell office:value-type="float" office:value="41312" calcext:value-type="float">
            <text:p>41312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/>
          <table:table-cell office:value-type="float" office:value="41328" calcext:value-type="float">
            <text:p>41328</text:p>
          </table:table-cell>
          <table:table-cell office:value-type="float" office:value="40840" calcext:value-type="float">
            <text:p>40840</text:p>
          </table:table-cell>
        </table:table-row>
        <table:table-row table:style-name="ro1">
          <table:table-cell/>
          <table:table-cell office:value-type="float" office:value="41344" calcext:value-type="float">
            <text:p>41344</text:p>
          </table:table-cell>
          <table:table-cell office:value-type="float" office:value="40856" calcext:value-type="float">
            <text:p>40856</text:p>
          </table:table-cell>
        </table:table-row>
        <table:table-row table:style-name="ro1">
          <table:table-cell/>
          <table:table-cell office:value-type="float" office:value="41360" calcext:value-type="float">
            <text:p>41360</text:p>
          </table:table-cell>
          <table:table-cell office:value-type="float" office:value="40872" calcext:value-type="float">
            <text:p>40872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  <table:table-cell office:value-type="float" office:value="40888" calcext:value-type="float">
            <text:p>40888</text:p>
          </table:table-cell>
        </table:table-row>
        <table:table-row table:style-name="ro1">
          <table:table-cell/>
          <table:table-cell office:value-type="float" office:value="41392" calcext:value-type="float">
            <text:p>41392</text:p>
          </table:table-cell>
          <table:table-cell office:value-type="float" office:value="40904" calcext:value-type="float">
            <text:p>40904</text:p>
          </table:table-cell>
        </table:table-row>
        <table:table-row table:style-name="ro1">
          <table:table-cell/>
          <table:table-cell office:value-type="float" office:value="41408" calcext:value-type="float">
            <text:p>41408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  <table:table-cell office:value-type="float" office:value="40936" calcext:value-type="float">
            <text:p>40936</text:p>
          </table:table-cell>
        </table:table-row>
        <table:table-row table:style-name="ro1">
          <table:table-cell/>
          <table:table-cell office:value-type="float" office:value="41440" calcext:value-type="float">
            <text:p>41440</text:p>
          </table:table-cell>
          <table:table-cell office:value-type="float" office:value="40952" calcext:value-type="float">
            <text:p>40952</text:p>
          </table:table-cell>
        </table:table-row>
        <table:table-row table:style-name="ro1">
          <table:table-cell/>
          <table:table-cell office:value-type="float" office:value="41456" calcext:value-type="float">
            <text:p>41456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/>
          <table:table-cell office:value-type="float" office:value="41472" calcext:value-type="float">
            <text:p>41472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/>
          <table:table-cell office:value-type="float" office:value="41488" calcext:value-type="float">
            <text:p>41488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/>
          <table:table-cell office:value-type="float" office:value="41504" calcext:value-type="float">
            <text:p>41504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/>
          <table:table-cell office:value-type="float" office:value="41520" calcext:value-type="float">
            <text:p>41520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/>
          <table:table-cell office:value-type="float" office:value="41536" calcext:value-type="float">
            <text:p>41536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/>
          <table:table-cell office:value-type="float" office:value="41552" calcext:value-type="float">
            <text:p>41552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/>
          <table:table-cell office:value-type="float" office:value="41568" calcext:value-type="float">
            <text:p>41568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/>
          <table:table-cell office:value-type="float" office:value="41584" calcext:value-type="float">
            <text:p>41584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41616" calcext:value-type="float">
            <text:p>41616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/>
          <table:table-cell office:value-type="float" office:value="41632" calcext:value-type="float">
            <text:p>41632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/>
          <table:table-cell office:value-type="float" office:value="41648" calcext:value-type="float">
            <text:p>41648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/>
          <table:table-cell office:value-type="float" office:value="41664" calcext:value-type="float">
            <text:p>41664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/>
          <table:table-cell office:value-type="float" office:value="41680" calcext:value-type="float">
            <text:p>41680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/>
          <table:table-cell office:value-type="float" office:value="41696" calcext:value-type="float">
            <text:p>41696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/>
          <table:table-cell office:value-type="float" office:value="41712" calcext:value-type="float">
            <text:p>41712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/>
          <table:table-cell office:value-type="float" office:value="41728" calcext:value-type="float">
            <text:p>41728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/>
          <table:table-cell office:value-type="float" office:value="41744" calcext:value-type="float">
            <text:p>41744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/>
          <table:table-cell office:value-type="float" office:value="41760" calcext:value-type="float">
            <text:p>41760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/>
          <table:table-cell office:value-type="float" office:value="41776" calcext:value-type="float">
            <text:p>4177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41792" calcext:value-type="float">
            <text:p>41792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/>
          <table:table-cell office:value-type="float" office:value="41808" calcext:value-type="float">
            <text:p>41808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/>
          <table:table-cell office:value-type="float" office:value="41824" calcext:value-type="float">
            <text:p>41824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/>
          <table:table-cell office:value-type="float" office:value="41840" calcext:value-type="float">
            <text:p>41840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/>
          <table:table-cell office:value-type="float" office:value="41856" calcext:value-type="float">
            <text:p>4185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/>
          <table:table-cell office:value-type="float" office:value="41872" calcext:value-type="float">
            <text:p>4187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/>
          <table:table-cell office:value-type="float" office:value="41888" calcext:value-type="float">
            <text:p>41888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/>
          <table:table-cell office:value-type="float" office:value="42024" calcext:value-type="float">
            <text:p>42024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/>
          <table:table-cell office:value-type="float" office:value="42040" calcext:value-type="float">
            <text:p>42040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/>
          <table:table-cell office:value-type="float" office:value="42056" calcext:value-type="float">
            <text:p>42056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/>
          <table:table-cell office:value-type="float" office:value="42072" calcext:value-type="float">
            <text:p>42072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/>
          <table:table-cell office:value-type="float" office:value="42088" calcext:value-type="float">
            <text:p>42088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42104" calcext:value-type="float">
            <text:p>42104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/>
          <table:table-cell office:value-type="float" office:value="42120" calcext:value-type="float">
            <text:p>42120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42136" calcext:value-type="float">
            <text:p>42136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/>
          <table:table-cell office:value-type="float" office:value="42152" calcext:value-type="float">
            <text:p>4215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/>
          <table:table-cell office:value-type="float" office:value="42168" calcext:value-type="float">
            <text:p>42168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/>
          <table:table-cell office:value-type="float" office:value="42184" calcext:value-type="float">
            <text:p>42184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/>
          <table:table-cell office:value-type="float" office:value="42216" calcext:value-type="float">
            <text:p>42216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/>
          <table:table-cell office:value-type="float" office:value="42232" calcext:value-type="float">
            <text:p>42232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/>
          <table:table-cell office:value-type="float" office:value="42248" calcext:value-type="float">
            <text:p>42248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/>
          <table:table-cell office:value-type="float" office:value="42264" calcext:value-type="float">
            <text:p>42264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/>
          <table:table-cell office:value-type="float" office:value="42280" calcext:value-type="float">
            <text:p>42280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/>
          <table:table-cell office:value-type="float" office:value="42296" calcext:value-type="float">
            <text:p>42296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/>
          <table:table-cell office:value-type="float" office:value="42312" calcext:value-type="float">
            <text:p>42312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42328" calcext:value-type="float">
            <text:p>42328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/>
          <table:table-cell office:value-type="float" office:value="42344" calcext:value-type="float">
            <text:p>42344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float" office:value="42360" calcext:value-type="float">
            <text:p>42360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/>
          <table:table-cell office:value-type="float" office:value="42376" calcext:value-type="float">
            <text:p>42376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/>
          <table:table-cell office:value-type="float" office:value="42392" calcext:value-type="float">
            <text:p>42392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/>
          <table:table-cell office:value-type="float" office:value="42408" calcext:value-type="float">
            <text:p>42408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/>
          <table:table-cell office:value-type="float" office:value="42424" calcext:value-type="float">
            <text:p>42424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/>
          <table:table-cell office:value-type="float" office:value="42440" calcext:value-type="float">
            <text:p>42440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/>
          <table:table-cell office:value-type="float" office:value="42456" calcext:value-type="float">
            <text:p>42456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/>
          <table:table-cell office:value-type="float" office:value="42472" calcext:value-type="float">
            <text:p>42472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/>
          <table:table-cell office:value-type="float" office:value="42488" calcext:value-type="float">
            <text:p>42488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/>
          <table:table-cell office:value-type="float" office:value="42504" calcext:value-type="float">
            <text:p>42504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/>
          <table:table-cell office:value-type="float" office:value="42520" calcext:value-type="float">
            <text:p>42520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/>
          <table:table-cell office:value-type="float" office:value="42536" calcext:value-type="float">
            <text:p>42536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float" office:value="41616" calcext:value-type="float">
            <text:p>41616</text:p>
          </table:table-cell>
        </table:table-row>
        <table:table-row table:style-name="ro1">
          <table:table-cell/>
          <table:table-cell office:value-type="float" office:value="42568" calcext:value-type="float">
            <text:p>42568</text:p>
          </table:table-cell>
          <table:table-cell office:value-type="float" office:value="41632" calcext:value-type="float">
            <text:p>41632</text:p>
          </table:table-cell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  <table:table-cell office:value-type="float" office:value="41648" calcext:value-type="float">
            <text:p>41648</text:p>
          </table:table-cell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41664" calcext:value-type="float">
            <text:p>41664</text:p>
          </table:table-cell>
        </table:table-row>
        <table:table-row table:style-name="ro1">
          <table:table-cell/>
          <table:table-cell office:value-type="float" office:value="42616" calcext:value-type="float">
            <text:p>42616</text:p>
          </table:table-cell>
          <table:table-cell office:value-type="float" office:value="41680" calcext:value-type="float">
            <text:p>41680</text:p>
          </table:table-cell>
        </table:table-row>
        <table:table-row table:style-name="ro1">
          <table:table-cell/>
          <table:table-cell office:value-type="float" office:value="42632" calcext:value-type="float">
            <text:p>42632</text:p>
          </table:table-cell>
          <table:table-cell office:value-type="float" office:value="41696" calcext:value-type="float">
            <text:p>41696</text:p>
          </table:table-cell>
        </table:table-row>
        <table:table-row table:style-name="ro1">
          <table:table-cell/>
          <table:table-cell office:value-type="float" office:value="42648" calcext:value-type="float">
            <text:p>42648</text:p>
          </table:table-cell>
          <table:table-cell office:value-type="float" office:value="41712" calcext:value-type="float">
            <text:p>41712</text:p>
          </table:table-cell>
        </table:table-row>
        <table:table-row table:style-name="ro1">
          <table:table-cell/>
          <table:table-cell office:value-type="float" office:value="42664" calcext:value-type="float">
            <text:p>42664</text:p>
          </table:table-cell>
          <table:table-cell office:value-type="float" office:value="41728" calcext:value-type="float">
            <text:p>41728</text:p>
          </table:table-cell>
        </table:table-row>
        <table:table-row table:style-name="ro1">
          <table:table-cell/>
          <table:table-cell office:value-type="float" office:value="42680" calcext:value-type="float">
            <text:p>42680</text:p>
          </table:table-cell>
          <table:table-cell office:value-type="float" office:value="41744" calcext:value-type="float">
            <text:p>41744</text:p>
          </table:table-cell>
        </table:table-row>
        <table:table-row table:style-name="ro1">
          <table:table-cell/>
          <table:table-cell office:value-type="float" office:value="42696" calcext:value-type="float">
            <text:p>42696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/>
          <table:table-cell office:value-type="float" office:value="42712" calcext:value-type="float">
            <text:p>42712</text:p>
          </table:table-cell>
          <table:table-cell office:value-type="float" office:value="41776" calcext:value-type="float">
            <text:p>41776</text:p>
          </table:table-cell>
        </table:table-row>
        <table:table-row table:style-name="ro1">
          <table:table-cell/>
          <table:table-cell office:value-type="float" office:value="42728" calcext:value-type="float">
            <text:p>42728</text:p>
          </table:table-cell>
          <table:table-cell office:value-type="float" office:value="41792" calcext:value-type="float">
            <text:p>41792</text:p>
          </table:table-cell>
        </table:table-row>
        <table:table-row table:style-name="ro1">
          <table:table-cell/>
          <table:table-cell office:value-type="float" office:value="42744" calcext:value-type="float">
            <text:p>42744</text:p>
          </table:table-cell>
          <table:table-cell office:value-type="float" office:value="41808" calcext:value-type="float">
            <text:p>41808</text:p>
          </table:table-cell>
        </table:table-row>
        <table:table-row table:style-name="ro1">
          <table:table-cell/>
          <table:table-cell office:value-type="float" office:value="42760" calcext:value-type="float">
            <text:p>42760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/>
          <table:table-cell office:value-type="float" office:value="42776" calcext:value-type="float">
            <text:p>42776</text:p>
          </table:table-cell>
          <table:table-cell office:value-type="float" office:value="41840" calcext:value-type="float">
            <text:p>41840</text:p>
          </table:table-cell>
        </table:table-row>
        <table:table-row table:style-name="ro1">
          <table:table-cell/>
          <table:table-cell office:value-type="float" office:value="42792" calcext:value-type="float">
            <text:p>42792</text:p>
          </table:table-cell>
          <table:table-cell office:value-type="float" office:value="41856" calcext:value-type="float">
            <text:p>41856</text:p>
          </table:table-cell>
        </table:table-row>
        <table:table-row table:style-name="ro1">
          <table:table-cell/>
          <table:table-cell office:value-type="float" office:value="42808" calcext:value-type="float">
            <text:p>42808</text:p>
          </table:table-cell>
          <table:table-cell office:value-type="float" office:value="41872" calcext:value-type="float">
            <text:p>41872</text:p>
          </table:table-cell>
        </table:table-row>
        <table:table-row table:style-name="ro1">
          <table:table-cell/>
          <table:table-cell office:value-type="float" office:value="42824" calcext:value-type="float">
            <text:p>42824</text:p>
          </table:table-cell>
          <table:table-cell office:value-type="float" office:value="41888" calcext:value-type="float">
            <text:p>41888</text:p>
          </table:table-cell>
        </table:table-row>
        <table:table-row table:style-name="ro1">
          <table:table-cell/>
          <table:table-cell office:value-type="float" office:value="42840" calcext:value-type="float">
            <text:p>42840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/>
          <table:table-cell office:value-type="float" office:value="42856" calcext:value-type="float">
            <text:p>42856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/>
          <table:table-cell office:value-type="float" office:value="42872" calcext:value-type="float">
            <text:p>42872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/>
          <table:table-cell office:value-type="float" office:value="42888" calcext:value-type="float">
            <text:p>42888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/>
          <table:table-cell office:value-type="float" office:value="42904" calcext:value-type="float">
            <text:p>42904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/>
          <table:table-cell office:value-type="float" office:value="42920" calcext:value-type="float">
            <text:p>42920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/>
          <table:table-cell office:value-type="float" office:value="42936" calcext:value-type="float">
            <text:p>42936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/>
          <table:table-cell office:value-type="float" office:value="42952" calcext:value-type="float">
            <text:p>42952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/>
          <table:table-cell office:value-type="float" office:value="42968" calcext:value-type="float">
            <text:p>42968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/>
          <table:table-cell office:value-type="float" office:value="40640" calcext:value-type="float">
            <text:p>40640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/>
          <table:table-cell office:value-type="float" office:value="40656" calcext:value-type="float">
            <text:p>40656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/>
          <table:table-cell office:value-type="float" office:value="40672" calcext:value-type="float">
            <text:p>40672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/>
          <table:table-cell office:value-type="float" office:value="40688" calcext:value-type="float">
            <text:p>40688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/>
          <table:table-cell office:value-type="float" office:value="40704" calcext:value-type="float">
            <text:p>40704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/>
          <table:table-cell office:value-type="float" office:value="40720" calcext:value-type="float">
            <text:p>40720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/>
          <table:table-cell office:value-type="float" office:value="40736" calcext:value-type="float">
            <text:p>40736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/>
          <table:table-cell office:value-type="float" office:value="40752" calcext:value-type="float">
            <text:p>40752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/>
          <table:table-cell office:value-type="float" office:value="40768" calcext:value-type="float">
            <text:p>40768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/>
          <table:table-cell office:value-type="float" office:value="40784" calcext:value-type="float">
            <text:p>40784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/>
          <table:table-cell office:value-type="float" office:value="40800" calcext:value-type="float">
            <text:p>40800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/>
          <table:table-cell office:value-type="float" office:value="40816" calcext:value-type="float">
            <text:p>40816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/>
          <table:table-cell office:value-type="float" office:value="40832" calcext:value-type="float">
            <text:p>40832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/>
          <table:table-cell office:value-type="float" office:value="40848" calcext:value-type="float">
            <text:p>40848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/>
          <table:table-cell office:value-type="float" office:value="40864" calcext:value-type="float">
            <text:p>40864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/>
          <table:table-cell office:value-type="float" office:value="40880" calcext:value-type="float">
            <text:p>40880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/>
          <table:table-cell office:value-type="float" office:value="40896" calcext:value-type="float">
            <text:p>40896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/>
          <table:table-cell office:value-type="float" office:value="40912" calcext:value-type="float">
            <text:p>40912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/>
          <table:table-cell office:value-type="float" office:value="40928" calcext:value-type="float">
            <text:p>40928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/>
          <table:table-cell office:value-type="float" office:value="40944" calcext:value-type="float">
            <text:p>40944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/>
          <table:table-cell office:value-type="float" office:value="40960" calcext:value-type="float">
            <text:p>40960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/>
          <table:table-cell office:value-type="float" office:value="40976" calcext:value-type="float">
            <text:p>40976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/>
          <table:table-cell office:value-type="float" office:value="40992" calcext:value-type="float">
            <text:p>40992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/>
          <table:table-cell office:value-type="float" office:value="41008" calcext:value-type="float">
            <text:p>41008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/>
          <table:table-cell office:value-type="float" office:value="41024" calcext:value-type="float">
            <text:p>41024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/>
          <table:table-cell office:value-type="float" office:value="41040" calcext:value-type="float">
            <text:p>41040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/>
          <table:table-cell office:value-type="float" office:value="41056" calcext:value-type="float">
            <text:p>41056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/>
          <table:table-cell office:value-type="float" office:value="41088" calcext:value-type="float">
            <text:p>41088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/>
          <table:table-cell office:value-type="float" office:value="41104" calcext:value-type="float">
            <text:p>41104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/>
          <table:table-cell office:value-type="float" office:value="41120" calcext:value-type="float">
            <text:p>41120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/>
          <table:table-cell office:value-type="float" office:value="41136" calcext:value-type="float">
            <text:p>41136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/>
          <table:table-cell office:value-type="float" office:value="41152" calcext:value-type="float">
            <text:p>41152</text:p>
          </table:table-cell>
          <table:table-cell office:value-type="float" office:value="42680" calcext:value-type="float">
            <text:p>42680</text:p>
          </table:table-cell>
        </table:table-row>
        <table:table-row table:style-name="ro1">
          <table:table-cell/>
          <table:table-cell office:value-type="float" office:value="41168" calcext:value-type="float">
            <text:p>41168</text:p>
          </table:table-cell>
          <table:table-cell office:value-type="float" office:value="42696" calcext:value-type="float">
            <text:p>42696</text:p>
          </table:table-cell>
        </table:table-row>
        <table:table-row table:style-name="ro1">
          <table:table-cell/>
          <table:table-cell office:value-type="float" office:value="41184" calcext:value-type="float">
            <text:p>41184</text:p>
          </table:table-cell>
          <table:table-cell office:value-type="float" office:value="42712" calcext:value-type="float">
            <text:p>42712</text:p>
          </table:table-cell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42728" calcext:value-type="float">
            <text:p>42728</text:p>
          </table:table-cell>
        </table:table-row>
        <table:table-row table:style-name="ro1">
          <table:table-cell/>
          <table:table-cell office:value-type="float" office:value="41216" calcext:value-type="float">
            <text:p>41216</text:p>
          </table:table-cell>
          <table:table-cell office:value-type="float" office:value="42744" calcext:value-type="float">
            <text:p>42744</text:p>
          </table:table-cell>
        </table:table-row>
        <table:table-row table:style-name="ro1">
          <table:table-cell/>
          <table:table-cell office:value-type="float" office:value="41232" calcext:value-type="float">
            <text:p>41232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/>
          <table:table-cell office:value-type="float" office:value="41248" calcext:value-type="float">
            <text:p>41248</text:p>
          </table:table-cell>
          <table:table-cell office:value-type="float" office:value="42776" calcext:value-type="float">
            <text:p>42776</text:p>
          </table:table-cell>
        </table:table-row>
        <table:table-row table:style-name="ro1">
          <table:table-cell/>
          <table:table-cell office:value-type="float" office:value="41264" calcext:value-type="float">
            <text:p>41264</text:p>
          </table:table-cell>
          <table:table-cell office:value-type="float" office:value="42792" calcext:value-type="float">
            <text:p>42792</text:p>
          </table:table-cell>
        </table:table-row>
        <table:table-row table:style-name="ro1">
          <table:table-cell/>
          <table:table-cell office:value-type="float" office:value="41280" calcext:value-type="float">
            <text:p>41280</text:p>
          </table:table-cell>
          <table:table-cell office:value-type="float" office:value="42808" calcext:value-type="float">
            <text:p>42808</text:p>
          </table:table-cell>
        </table:table-row>
        <table:table-row table:style-name="ro1">
          <table:table-cell/>
          <table:table-cell office:value-type="float" office:value="41296" calcext:value-type="float">
            <text:p>41296</text:p>
          </table:table-cell>
          <table:table-cell office:value-type="float" office:value="42824" calcext:value-type="float">
            <text:p>42824</text:p>
          </table:table-cell>
        </table:table-row>
        <table:table-row table:style-name="ro1">
          <table:table-cell/>
          <table:table-cell office:value-type="float" office:value="41312" calcext:value-type="float">
            <text:p>41312</text:p>
          </table:table-cell>
          <table:table-cell office:value-type="float" office:value="42840" calcext:value-type="float">
            <text:p>42840</text:p>
          </table:table-cell>
        </table:table-row>
        <table:table-row table:style-name="ro1">
          <table:table-cell/>
          <table:table-cell office:value-type="float" office:value="41328" calcext:value-type="float">
            <text:p>41328</text:p>
          </table:table-cell>
          <table:table-cell office:value-type="float" office:value="42856" calcext:value-type="float">
            <text:p>42856</text:p>
          </table:table-cell>
        </table:table-row>
        <table:table-row table:style-name="ro1">
          <table:table-cell/>
          <table:table-cell office:value-type="float" office:value="41344" calcext:value-type="float">
            <text:p>41344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/>
          <table:table-cell office:value-type="float" office:value="41360" calcext:value-type="float">
            <text:p>41360</text:p>
          </table:table-cell>
          <table:table-cell office:value-type="float" office:value="42888" calcext:value-type="float">
            <text:p>42888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  <table:table-cell office:value-type="float" office:value="42904" calcext:value-type="float">
            <text:p>42904</text:p>
          </table:table-cell>
        </table:table-row>
        <table:table-row table:style-name="ro1">
          <table:table-cell/>
          <table:table-cell office:value-type="float" office:value="41392" calcext:value-type="float">
            <text:p>41392</text:p>
          </table:table-cell>
          <table:table-cell office:value-type="float" office:value="42920" calcext:value-type="float">
            <text:p>42920</text:p>
          </table:table-cell>
        </table:table-row>
        <table:table-row table:style-name="ro1">
          <table:table-cell/>
          <table:table-cell office:value-type="float" office:value="41408" calcext:value-type="float">
            <text:p>41408</text:p>
          </table:table-cell>
          <table:table-cell office:value-type="float" office:value="42936" calcext:value-type="float">
            <text:p>42936</text:p>
          </table:table-cell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  <table:table-cell office:value-type="float" office:value="42952" calcext:value-type="float">
            <text:p>42952</text:p>
          </table:table-cell>
        </table:table-row>
        <table:table-row table:style-name="ro1">
          <table:table-cell/>
          <table:table-cell office:value-type="float" office:value="41440" calcext:value-type="float">
            <text:p>41440</text:p>
          </table:table-cell>
          <table:table-cell office:value-type="float" office:value="42968" calcext:value-type="float">
            <text:p>42968</text:p>
          </table:table-cell>
        </table:table-row>
        <table:table-row table:style-name="ro1">
          <table:table-cell/>
          <table:table-cell office:value-type="float" office:value="41456" calcext:value-type="float">
            <text:p>41456</text:p>
          </table:table-cell>
          <table:table-cell office:value-type="float" office:value="40640" calcext:value-type="float">
            <text:p>40640</text:p>
          </table:table-cell>
        </table:table-row>
        <table:table-row table:style-name="ro1">
          <table:table-cell/>
          <table:table-cell office:value-type="float" office:value="41472" calcext:value-type="float">
            <text:p>41472</text:p>
          </table:table-cell>
          <table:table-cell office:value-type="float" office:value="40656" calcext:value-type="float">
            <text:p>40656</text:p>
          </table:table-cell>
        </table:table-row>
        <table:table-row table:style-name="ro1">
          <table:table-cell/>
          <table:table-cell office:value-type="float" office:value="41488" calcext:value-type="float">
            <text:p>41488</text:p>
          </table:table-cell>
          <table:table-cell office:value-type="float" office:value="40672" calcext:value-type="float">
            <text:p>40672</text:p>
          </table:table-cell>
        </table:table-row>
        <table:table-row table:style-name="ro1">
          <table:table-cell/>
          <table:table-cell office:value-type="float" office:value="41504" calcext:value-type="float">
            <text:p>41504</text:p>
          </table:table-cell>
          <table:table-cell office:value-type="float" office:value="40688" calcext:value-type="float">
            <text:p>40688</text:p>
          </table:table-cell>
        </table:table-row>
        <table:table-row table:style-name="ro1">
          <table:table-cell/>
          <table:table-cell office:value-type="float" office:value="41520" calcext:value-type="float">
            <text:p>41520</text:p>
          </table:table-cell>
          <table:table-cell office:value-type="float" office:value="40704" calcext:value-type="float">
            <text:p>40704</text:p>
          </table:table-cell>
        </table:table-row>
        <table:table-row table:style-name="ro1">
          <table:table-cell/>
          <table:table-cell office:value-type="float" office:value="41536" calcext:value-type="float">
            <text:p>41536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/>
          <table:table-cell office:value-type="float" office:value="41552" calcext:value-type="float">
            <text:p>41552</text:p>
          </table:table-cell>
          <table:table-cell office:value-type="float" office:value="40736" calcext:value-type="float">
            <text:p>40736</text:p>
          </table:table-cell>
        </table:table-row>
        <table:table-row table:style-name="ro1">
          <table:table-cell/>
          <table:table-cell office:value-type="float" office:value="41568" calcext:value-type="float">
            <text:p>41568</text:p>
          </table:table-cell>
          <table:table-cell office:value-type="float" office:value="40752" calcext:value-type="float">
            <text:p>40752</text:p>
          </table:table-cell>
        </table:table-row>
        <table:table-row table:style-name="ro1">
          <table:table-cell/>
          <table:table-cell office:value-type="float" office:value="41584" calcext:value-type="float">
            <text:p>41584</text:p>
          </table:table-cell>
          <table:table-cell office:value-type="float" office:value="40768" calcext:value-type="float">
            <text:p>40768</text:p>
          </table:table-cell>
        </table:table-row>
        <table:table-row table:style-name="ro1">
          <table:table-cell/>
          <table:table-cell office:value-type="float" office:value="41720" calcext:value-type="float">
            <text:p>41720</text:p>
          </table:table-cell>
          <table:table-cell office:value-type="float" office:value="40784" calcext:value-type="float">
            <text:p>40784</text:p>
          </table:table-cell>
        </table:table-row>
        <table:table-row table:style-name="ro1">
          <table:table-cell/>
          <table:table-cell office:value-type="float" office:value="41736" calcext:value-type="float">
            <text:p>41736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/>
          <table:table-cell office:value-type="float" office:value="41752" calcext:value-type="float">
            <text:p>41752</text:p>
          </table:table-cell>
          <table:table-cell office:value-type="float" office:value="40816" calcext:value-type="float">
            <text:p>40816</text:p>
          </table:table-cell>
        </table:table-row>
        <table:table-row table:style-name="ro1">
          <table:table-cell/>
          <table:table-cell office:value-type="float" office:value="41768" calcext:value-type="float">
            <text:p>41768</text:p>
          </table:table-cell>
          <table:table-cell office:value-type="float" office:value="40832" calcext:value-type="float">
            <text:p>40832</text:p>
          </table:table-cell>
        </table:table-row>
        <table:table-row table:style-name="ro1">
          <table:table-cell/>
          <table:table-cell office:value-type="float" office:value="41784" calcext:value-type="float">
            <text:p>41784</text:p>
          </table:table-cell>
          <table:table-cell office:value-type="float" office:value="40848" calcext:value-type="float">
            <text:p>40848</text:p>
          </table:table-cell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40864" calcext:value-type="float">
            <text:p>40864</text:p>
          </table:table-cell>
        </table:table-row>
        <table:table-row table:style-name="ro1">
          <table:table-cell/>
          <table:table-cell office:value-type="float" office:value="41816" calcext:value-type="float">
            <text:p>41816</text:p>
          </table:table-cell>
          <table:table-cell office:value-type="float" office:value="40880" calcext:value-type="float">
            <text:p>40880</text:p>
          </table:table-cell>
        </table:table-row>
        <table:table-row table:style-name="ro1">
          <table:table-cell/>
          <table:table-cell office:value-type="float" office:value="41832" calcext:value-type="float">
            <text:p>41832</text:p>
          </table:table-cell>
          <table:table-cell office:value-type="float" office:value="40896" calcext:value-type="float">
            <text:p>40896</text:p>
          </table:table-cell>
        </table:table-row>
        <table:table-row table:style-name="ro1">
          <table:table-cell/>
          <table:table-cell office:value-type="float" office:value="41848" calcext:value-type="float">
            <text:p>41848</text:p>
          </table:table-cell>
          <table:table-cell office:value-type="float" office:value="40912" calcext:value-type="float">
            <text:p>40912</text:p>
          </table:table-cell>
        </table:table-row>
        <table:table-row table:style-name="ro1">
          <table:table-cell/>
          <table:table-cell office:value-type="float" office:value="41864" calcext:value-type="float">
            <text:p>41864</text:p>
          </table:table-cell>
          <table:table-cell office:value-type="float" office:value="40928" calcext:value-type="float">
            <text:p>40928</text:p>
          </table:table-cell>
        </table:table-row>
        <table:table-row table:style-name="ro1">
          <table:table-cell/>
          <table:table-cell office:value-type="float" office:value="41880" calcext:value-type="float">
            <text:p>41880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/>
          <table:table-cell office:value-type="float" office:value="41896" calcext:value-type="float">
            <text:p>4189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41912" calcext:value-type="float">
            <text:p>41912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/>
          <table:table-cell office:value-type="float" office:value="41928" calcext:value-type="float">
            <text:p>41928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/>
          <table:table-cell office:value-type="float" office:value="41944" calcext:value-type="float">
            <text:p>41944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/>
          <table:table-cell office:value-type="float" office:value="41960" calcext:value-type="float">
            <text:p>41960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/>
          <table:table-cell office:value-type="float" office:value="41976" calcext:value-type="float">
            <text:p>4197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/>
          <table:table-cell office:value-type="float" office:value="41992" calcext:value-type="float">
            <text:p>4199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/>
          <table:table-cell office:value-type="float" office:value="42008" calcext:value-type="float">
            <text:p>42008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/>
          <table:table-cell office:value-type="float" office:value="42024" calcext:value-type="float">
            <text:p>42024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/>
          <table:table-cell office:value-type="float" office:value="42040" calcext:value-type="float">
            <text:p>42040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/>
          <table:table-cell office:value-type="float" office:value="42056" calcext:value-type="float">
            <text:p>42056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/>
          <table:table-cell office:value-type="float" office:value="42072" calcext:value-type="float">
            <text:p>42072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/>
          <table:table-cell office:value-type="float" office:value="42088" calcext:value-type="float">
            <text:p>42088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42104" calcext:value-type="float">
            <text:p>42104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/>
          <table:table-cell office:value-type="float" office:value="42120" calcext:value-type="float">
            <text:p>42120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42136" calcext:value-type="float">
            <text:p>42136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/>
          <table:table-cell office:value-type="float" office:value="42152" calcext:value-type="float">
            <text:p>4215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/>
          <table:table-cell office:value-type="float" office:value="42168" calcext:value-type="float">
            <text:p>42168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/>
          <table:table-cell office:value-type="float" office:value="42184" calcext:value-type="float">
            <text:p>42184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/>
          <table:table-cell office:value-type="float" office:value="42216" calcext:value-type="float">
            <text:p>42216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/>
          <table:table-cell office:value-type="float" office:value="42232" calcext:value-type="float">
            <text:p>42232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/>
          <table:table-cell office:value-type="float" office:value="42248" calcext:value-type="float">
            <text:p>42248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/>
          <table:table-cell office:value-type="float" office:value="42264" calcext:value-type="float">
            <text:p>42264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/>
          <table:table-cell office:value-type="float" office:value="42280" calcext:value-type="float">
            <text:p>42280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/>
          <table:table-cell office:value-type="float" office:value="42296" calcext:value-type="float">
            <text:p>42296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/>
          <table:table-cell office:value-type="float" office:value="42312" calcext:value-type="float">
            <text:p>42312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42328" calcext:value-type="float">
            <text:p>42328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/>
          <table:table-cell office:value-type="float" office:value="42344" calcext:value-type="float">
            <text:p>42344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float" office:value="42360" calcext:value-type="float">
            <text:p>42360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/>
          <table:table-cell office:value-type="float" office:value="42376" calcext:value-type="float">
            <text:p>42376</text:p>
          </table:table-cell>
          <table:table-cell office:value-type="float" office:value="41440" calcext:value-type="float">
            <text:p>41440</text:p>
          </table:table-cell>
        </table:table-row>
        <table:table-row table:style-name="ro1">
          <table:table-cell/>
          <table:table-cell office:value-type="float" office:value="42392" calcext:value-type="float">
            <text:p>42392</text:p>
          </table:table-cell>
          <table:table-cell office:value-type="float" office:value="41456" calcext:value-type="float">
            <text:p>41456</text:p>
          </table:table-cell>
        </table:table-row>
        <table:table-row table:style-name="ro1">
          <table:table-cell/>
          <table:table-cell office:value-type="float" office:value="42408" calcext:value-type="float">
            <text:p>42408</text:p>
          </table:table-cell>
          <table:table-cell office:value-type="float" office:value="41472" calcext:value-type="float">
            <text:p>41472</text:p>
          </table:table-cell>
        </table:table-row>
        <table:table-row table:style-name="ro1">
          <table:table-cell/>
          <table:table-cell office:value-type="float" office:value="42424" calcext:value-type="float">
            <text:p>42424</text:p>
          </table:table-cell>
          <table:table-cell office:value-type="float" office:value="41488" calcext:value-type="float">
            <text:p>41488</text:p>
          </table:table-cell>
        </table:table-row>
        <table:table-row table:style-name="ro1">
          <table:table-cell/>
          <table:table-cell office:value-type="float" office:value="42440" calcext:value-type="float">
            <text:p>42440</text:p>
          </table:table-cell>
          <table:table-cell office:value-type="float" office:value="41504" calcext:value-type="float">
            <text:p>41504</text:p>
          </table:table-cell>
        </table:table-row>
        <table:table-row table:style-name="ro1">
          <table:table-cell/>
          <table:table-cell office:value-type="float" office:value="42456" calcext:value-type="float">
            <text:p>42456</text:p>
          </table:table-cell>
          <table:table-cell office:value-type="float" office:value="41520" calcext:value-type="float">
            <text:p>41520</text:p>
          </table:table-cell>
        </table:table-row>
        <table:table-row table:style-name="ro1">
          <table:table-cell/>
          <table:table-cell office:value-type="float" office:value="42472" calcext:value-type="float">
            <text:p>42472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/>
          <table:table-cell office:value-type="float" office:value="42488" calcext:value-type="float">
            <text:p>42488</text:p>
          </table:table-cell>
          <table:table-cell office:value-type="float" office:value="41552" calcext:value-type="float">
            <text:p>41552</text:p>
          </table:table-cell>
        </table:table-row>
        <table:table-row table:style-name="ro1">
          <table:table-cell/>
          <table:table-cell office:value-type="float" office:value="42504" calcext:value-type="float">
            <text:p>42504</text:p>
          </table:table-cell>
          <table:table-cell office:value-type="float" office:value="41568" calcext:value-type="float">
            <text:p>41568</text:p>
          </table:table-cell>
        </table:table-row>
        <table:table-row table:style-name="ro1">
          <table:table-cell/>
          <table:table-cell office:value-type="float" office:value="42520" calcext:value-type="float">
            <text:p>42520</text:p>
          </table:table-cell>
          <table:table-cell office:value-type="float" office:value="41584" calcext:value-type="float">
            <text:p>41584</text:p>
          </table:table-cell>
        </table:table-row>
        <table:table-row table:style-name="ro1">
          <table:table-cell/>
          <table:table-cell office:value-type="float" office:value="42536" calcext:value-type="float">
            <text:p>42536</text:p>
          </table:table-cell>
          <table:table-cell office:value-type="float" office:value="41720" calcext:value-type="float">
            <text:p>41720</text:p>
          </table:table-cell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float" office:value="41736" calcext:value-type="float">
            <text:p>41736</text:p>
          </table:table-cell>
        </table:table-row>
        <table:table-row table:style-name="ro1">
          <table:table-cell/>
          <table:table-cell office:value-type="float" office:value="42568" calcext:value-type="float">
            <text:p>42568</text:p>
          </table:table-cell>
          <table:table-cell office:value-type="float" office:value="41752" calcext:value-type="float">
            <text:p>41752</text:p>
          </table:table-cell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  <table:table-cell office:value-type="float" office:value="41768" calcext:value-type="float">
            <text:p>41768</text:p>
          </table:table-cell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41784" calcext:value-type="float">
            <text:p>41784</text:p>
          </table:table-cell>
        </table:table-row>
        <table:table-row table:style-name="ro1">
          <table:table-cell/>
          <table:table-cell office:value-type="float" office:value="42616" calcext:value-type="float">
            <text:p>42616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/>
          <table:table-cell office:value-type="float" office:value="42632" calcext:value-type="float">
            <text:p>42632</text:p>
          </table:table-cell>
          <table:table-cell office:value-type="float" office:value="41816" calcext:value-type="float">
            <text:p>41816</text:p>
          </table:table-cell>
        </table:table-row>
        <table:table-row table:style-name="ro1">
          <table:table-cell/>
          <table:table-cell office:value-type="float" office:value="42648" calcext:value-type="float">
            <text:p>42648</text:p>
          </table:table-cell>
          <table:table-cell office:value-type="float" office:value="41832" calcext:value-type="float">
            <text:p>41832</text:p>
          </table:table-cell>
        </table:table-row>
        <table:table-row table:style-name="ro1">
          <table:table-cell/>
          <table:table-cell office:value-type="float" office:value="42664" calcext:value-type="float">
            <text:p>42664</text:p>
          </table:table-cell>
          <table:table-cell office:value-type="float" office:value="41848" calcext:value-type="float">
            <text:p>41848</text:p>
          </table:table-cell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41864" calcext:value-type="float">
            <text:p>41864</text:p>
          </table:table-cell>
        </table:table-row>
        <table:table-row table:style-name="ro1">
          <table:table-cell/>
          <table:table-cell office:value-type="float" office:value="42816" calcext:value-type="float">
            <text:p>42816</text:p>
          </table:table-cell>
          <table:table-cell office:value-type="float" office:value="41880" calcext:value-type="float">
            <text:p>41880</text:p>
          </table:table-cell>
        </table:table-row>
        <table:table-row table:style-name="ro1">
          <table:table-cell/>
          <table:table-cell office:value-type="float" office:value="42832" calcext:value-type="float">
            <text:p>42832</text:p>
          </table:table-cell>
          <table:table-cell office:value-type="float" office:value="41896" calcext:value-type="float">
            <text:p>41896</text:p>
          </table:table-cell>
        </table:table-row>
        <table:table-row table:style-name="ro1">
          <table:table-cell/>
          <table:table-cell office:value-type="float" office:value="42848" calcext:value-type="float">
            <text:p>42848</text:p>
          </table:table-cell>
          <table:table-cell office:value-type="float" office:value="41912" calcext:value-type="float">
            <text:p>41912</text:p>
          </table:table-cell>
        </table:table-row>
        <table:table-row table:style-name="ro1">
          <table:table-cell/>
          <table:table-cell office:value-type="float" office:value="42864" calcext:value-type="float">
            <text:p>42864</text:p>
          </table:table-cell>
          <table:table-cell office:value-type="float" office:value="41928" calcext:value-type="float">
            <text:p>41928</text:p>
          </table:table-cell>
        </table:table-row>
        <table:table-row table:style-name="ro1">
          <table:table-cell/>
          <table:table-cell office:value-type="float" office:value="42880" calcext:value-type="float">
            <text:p>42880</text:p>
          </table:table-cell>
          <table:table-cell office:value-type="float" office:value="41944" calcext:value-type="float">
            <text:p>41944</text:p>
          </table:table-cell>
        </table:table-row>
        <table:table-row table:style-name="ro1">
          <table:table-cell/>
          <table:table-cell office:value-type="float" office:value="42896" calcext:value-type="float">
            <text:p>42896</text:p>
          </table:table-cell>
          <table:table-cell office:value-type="float" office:value="41960" calcext:value-type="float">
            <text:p>41960</text:p>
          </table:table-cell>
        </table:table-row>
        <table:table-row table:style-name="ro1">
          <table:table-cell/>
          <table:table-cell office:value-type="float" office:value="42912" calcext:value-type="float">
            <text:p>42912</text:p>
          </table:table-cell>
          <table:table-cell office:value-type="float" office:value="41976" calcext:value-type="float">
            <text:p>41976</text:p>
          </table:table-cell>
        </table:table-row>
        <table:table-row table:style-name="ro1">
          <table:table-cell/>
          <table:table-cell office:value-type="float" office:value="42928" calcext:value-type="float">
            <text:p>42928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/>
          <table:table-cell office:value-type="float" office:value="42944" calcext:value-type="float">
            <text:p>42944</text:p>
          </table:table-cell>
          <table:table-cell office:value-type="float" office:value="42008" calcext:value-type="float">
            <text:p>42008</text:p>
          </table:table-cell>
        </table:table-row>
        <table:table-row table:style-name="ro1">
          <table:table-cell/>
          <table:table-cell office:value-type="float" office:value="42960" calcext:value-type="float">
            <text:p>42960</text:p>
          </table:table-cell>
          <table:table-cell office:value-type="float" office:value="42024" calcext:value-type="float">
            <text:p>42024</text:p>
          </table:table-cell>
        </table:table-row>
        <table:table-row table:style-name="ro1">
          <table:table-cell/>
          <table:table-cell office:value-type="float" office:value="42976" calcext:value-type="float">
            <text:p>42976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/>
          <table:table-cell office:value-type="float" office:value="42992" calcext:value-type="float">
            <text:p>42992</text:p>
          </table:table-cell>
          <table:table-cell office:value-type="float" office:value="42056" calcext:value-type="float">
            <text:p>42056</text:p>
          </table:table-cell>
        </table:table-row>
        <table:table-row table:style-name="ro1">
          <table:table-cell/>
          <table:table-cell office:value-type="float" office:value="40520" calcext:value-type="float">
            <text:p>40520</text:p>
          </table:table-cell>
          <table:table-cell office:value-type="float" office:value="42072" calcext:value-type="float">
            <text:p>42072</text:p>
          </table:table-cell>
        </table:table-row>
        <table:table-row table:style-name="ro1">
          <table:table-cell/>
          <table:table-cell office:value-type="float" office:value="40536" calcext:value-type="float">
            <text:p>40536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/>
          <table:table-cell office:value-type="float" office:value="40552" calcext:value-type="float">
            <text:p>40552</text:p>
          </table:table-cell>
          <table:table-cell office:value-type="float" office:value="42104" calcext:value-type="float">
            <text:p>42104</text:p>
          </table:table-cell>
        </table:table-row>
        <table:table-row table:style-name="ro1">
          <table:table-cell/>
          <table:table-cell office:value-type="float" office:value="40568" calcext:value-type="float">
            <text:p>40568</text:p>
          </table:table-cell>
          <table:table-cell office:value-type="float" office:value="42120" calcext:value-type="float">
            <text:p>42120</text:p>
          </table:table-cell>
        </table:table-row>
        <table:table-row table:style-name="ro1">
          <table:table-cell/>
          <table:table-cell office:value-type="float" office:value="40584" calcext:value-type="float">
            <text:p>40584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42168" calcext:value-type="float">
            <text:p>42168</text:p>
          </table:table-cell>
        </table:table-row>
        <table:table-row table:style-name="ro1">
          <table:table-cell/>
          <table:table-cell office:value-type="float" office:value="40632" calcext:value-type="float">
            <text:p>40632</text:p>
          </table:table-cell>
          <table:table-cell office:value-type="float" office:value="42184" calcext:value-type="float">
            <text:p>42184</text:p>
          </table:table-cell>
        </table:table-row>
        <table:table-row table:style-name="ro1">
          <table:table-cell/>
          <table:table-cell office:value-type="float" office:value="40648" calcext:value-type="float">
            <text:p>40648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/>
          <table:table-cell office:value-type="float" office:value="40664" calcext:value-type="float">
            <text:p>40664</text:p>
          </table:table-cell>
          <table:table-cell office:value-type="float" office:value="42216" calcext:value-type="float">
            <text:p>42216</text:p>
          </table:table-cell>
        </table:table-row>
        <table:table-row table:style-name="ro1">
          <table:table-cell/>
          <table:table-cell office:value-type="float" office:value="40680" calcext:value-type="float">
            <text:p>40680</text:p>
          </table:table-cell>
          <table:table-cell office:value-type="float" office:value="42232" calcext:value-type="float">
            <text:p>42232</text:p>
          </table:table-cell>
        </table:table-row>
        <table:table-row table:style-name="ro1">
          <table:table-cell/>
          <table:table-cell office:value-type="float" office:value="40696" calcext:value-type="float">
            <text:p>40696</text:p>
          </table:table-cell>
          <table:table-cell office:value-type="float" office:value="42248" calcext:value-type="float">
            <text:p>42248</text:p>
          </table:table-cell>
        </table:table-row>
        <table:table-row table:style-name="ro1">
          <table:table-cell/>
          <table:table-cell office:value-type="float" office:value="40712" calcext:value-type="float">
            <text:p>40712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/>
          <table:table-cell office:value-type="float" office:value="40728" calcext:value-type="float">
            <text:p>40728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/>
          <table:table-cell office:value-type="float" office:value="40744" calcext:value-type="float">
            <text:p>40744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/>
          <table:table-cell office:value-type="float" office:value="40760" calcext:value-type="float">
            <text:p>40760</text:p>
          </table:table-cell>
          <table:table-cell office:value-type="float" office:value="42312" calcext:value-type="float">
            <text:p>42312</text:p>
          </table:table-cell>
        </table:table-row>
        <table:table-row table:style-name="ro1">
          <table:table-cell/>
          <table:table-cell office:value-type="float" office:value="40776" calcext:value-type="float">
            <text:p>40776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1">
          <table:table-cell/>
          <table:table-cell office:value-type="float" office:value="40792" calcext:value-type="float">
            <text:p>40792</text:p>
          </table:table-cell>
          <table:table-cell office:value-type="float" office:value="42344" calcext:value-type="float">
            <text:p>42344</text:p>
          </table:table-cell>
        </table:table-row>
        <table:table-row table:style-name="ro1">
          <table:table-cell/>
          <table:table-cell office:value-type="float" office:value="40808" calcext:value-type="float">
            <text:p>40808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/>
          <table:table-cell office:value-type="float" office:value="40824" calcext:value-type="float">
            <text:p>40824</text:p>
          </table:table-cell>
          <table:table-cell office:value-type="float" office:value="42376" calcext:value-type="float">
            <text:p>42376</text:p>
          </table:table-cell>
        </table:table-row>
        <table:table-row table:style-name="ro1">
          <table:table-cell/>
          <table:table-cell office:value-type="float" office:value="40840" calcext:value-type="float">
            <text:p>40840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/>
          <table:table-cell office:value-type="float" office:value="40856" calcext:value-type="float">
            <text:p>40856</text:p>
          </table:table-cell>
          <table:table-cell office:value-type="float" office:value="42408" calcext:value-type="float">
            <text:p>42408</text:p>
          </table:table-cell>
        </table:table-row>
        <table:table-row table:style-name="ro1">
          <table:table-cell/>
          <table:table-cell office:value-type="float" office:value="40872" calcext:value-type="float">
            <text:p>40872</text:p>
          </table:table-cell>
          <table:table-cell office:value-type="float" office:value="42424" calcext:value-type="float">
            <text:p>42424</text:p>
          </table:table-cell>
        </table:table-row>
        <table:table-row table:style-name="ro1">
          <table:table-cell/>
          <table:table-cell office:value-type="float" office:value="40888" calcext:value-type="float">
            <text:p>40888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/>
          <table:table-cell office:value-type="float" office:value="40904" calcext:value-type="float">
            <text:p>40904</text:p>
          </table:table-cell>
          <table:table-cell office:value-type="float" office:value="42456" calcext:value-type="float">
            <text:p>42456</text:p>
          </table:table-cell>
        </table:table-row>
        <table:table-row table:style-name="ro1">
          <table:table-cell/>
          <table:table-cell office:value-type="float" office:value="40920" calcext:value-type="float">
            <text:p>40920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/>
          <table:table-cell office:value-type="float" office:value="40936" calcext:value-type="float">
            <text:p>40936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1">
          <table:table-cell/>
          <table:table-cell office:value-type="float" office:value="40952" calcext:value-type="float">
            <text:p>40952</text:p>
          </table:table-cell>
          <table:table-cell office:value-type="float" office:value="42504" calcext:value-type="float">
            <text:p>42504</text:p>
          </table:table-cell>
        </table:table-row>
        <table:table-row table:style-name="ro1">
          <table:table-cell/>
          <table:table-cell office:value-type="float" office:value="40520" calcext:value-type="float">
            <text:p>40520</text:p>
          </table:table-cell>
          <table:table-cell office:value-type="float" office:value="42520" calcext:value-type="float">
            <text:p>42520</text:p>
          </table:table-cell>
        </table:table-row>
        <table:table-row table:style-name="ro1">
          <table:table-cell/>
          <table:table-cell office:value-type="float" office:value="40536" calcext:value-type="float">
            <text:p>40536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1">
          <table:table-cell/>
          <table:table-cell office:value-type="float" office:value="40552" calcext:value-type="float">
            <text:p>40552</text:p>
          </table:table-cell>
          <table:table-cell office:value-type="float" office:value="42552" calcext:value-type="float">
            <text:p>42552</text:p>
          </table:table-cell>
        </table:table-row>
        <table:table-row table:style-name="ro1">
          <table:table-cell/>
          <table:table-cell office:value-type="float" office:value="40568" calcext:value-type="float">
            <text:p>40568</text:p>
          </table:table-cell>
          <table:table-cell office:value-type="float" office:value="42568" calcext:value-type="float">
            <text:p>42568</text:p>
          </table:table-cell>
        </table:table-row>
        <table:table-row table:style-name="ro1">
          <table:table-cell/>
          <table:table-cell office:value-type="float" office:value="40584" calcext:value-type="float">
            <text:p>40584</text:p>
          </table:table-cell>
          <table:table-cell office:value-type="float" office:value="42584" calcext:value-type="float">
            <text:p>42584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42616" calcext:value-type="float">
            <text:p>42616</text:p>
          </table:table-cell>
        </table:table-row>
        <table:table-row table:style-name="ro1">
          <table:table-cell/>
          <table:table-cell office:value-type="float" office:value="40632" calcext:value-type="float">
            <text:p>40632</text:p>
          </table:table-cell>
          <table:table-cell office:value-type="float" office:value="42632" calcext:value-type="float">
            <text:p>42632</text:p>
          </table:table-cell>
        </table:table-row>
        <table:table-row table:style-name="ro1">
          <table:table-cell/>
          <table:table-cell office:value-type="float" office:value="40648" calcext:value-type="float">
            <text:p>40648</text:p>
          </table:table-cell>
          <table:table-cell office:value-type="float" office:value="42648" calcext:value-type="float">
            <text:p>42648</text:p>
          </table:table-cell>
        </table:table-row>
        <table:table-row table:style-name="ro1">
          <table:table-cell/>
          <table:table-cell office:value-type="float" office:value="40664" calcext:value-type="float">
            <text:p>40664</text:p>
          </table:table-cell>
          <table:table-cell office:value-type="float" office:value="42664" calcext:value-type="float">
            <text:p>42664</text:p>
          </table:table-cell>
        </table:table-row>
        <table:table-row table:style-name="ro1">
          <table:table-cell/>
          <table:table-cell office:value-type="float" office:value="40680" calcext:value-type="float">
            <text:p>40680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/>
          <table:table-cell office:value-type="float" office:value="40696" calcext:value-type="float">
            <text:p>40696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/>
          <table:table-cell office:value-type="float" office:value="40712" calcext:value-type="float">
            <text:p>40712</text:p>
          </table:table-cell>
          <table:table-cell office:value-type="float" office:value="42832" calcext:value-type="float">
            <text:p>42832</text:p>
          </table:table-cell>
        </table:table-row>
        <table:table-row table:style-name="ro1">
          <table:table-cell/>
          <table:table-cell office:value-type="float" office:value="40728" calcext:value-type="float">
            <text:p>40728</text:p>
          </table:table-cell>
          <table:table-cell office:value-type="float" office:value="42848" calcext:value-type="float">
            <text:p>42848</text:p>
          </table:table-cell>
        </table:table-row>
        <table:table-row table:style-name="ro1">
          <table:table-cell/>
          <table:table-cell office:value-type="float" office:value="40744" calcext:value-type="float">
            <text:p>40744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/>
          <table:table-cell office:value-type="float" office:value="40760" calcext:value-type="float">
            <text:p>40760</text:p>
          </table:table-cell>
          <table:table-cell office:value-type="float" office:value="42880" calcext:value-type="float">
            <text:p>42880</text:p>
          </table:table-cell>
        </table:table-row>
        <table:table-row table:style-name="ro1">
          <table:table-cell/>
          <table:table-cell office:value-type="float" office:value="40776" calcext:value-type="float">
            <text:p>40776</text:p>
          </table:table-cell>
          <table:table-cell office:value-type="float" office:value="42896" calcext:value-type="float">
            <text:p>42896</text:p>
          </table:table-cell>
        </table:table-row>
        <table:table-row table:style-name="ro1">
          <table:table-cell/>
          <table:table-cell office:value-type="float" office:value="40792" calcext:value-type="float">
            <text:p>40792</text:p>
          </table:table-cell>
          <table:table-cell office:value-type="float" office:value="42912" calcext:value-type="float">
            <text:p>42912</text:p>
          </table:table-cell>
        </table:table-row>
        <table:table-row table:style-name="ro1">
          <table:table-cell/>
          <table:table-cell office:value-type="float" office:value="40808" calcext:value-type="float">
            <text:p>40808</text:p>
          </table:table-cell>
          <table:table-cell office:value-type="float" office:value="42928" calcext:value-type="float">
            <text:p>42928</text:p>
          </table:table-cell>
        </table:table-row>
        <table:table-row table:style-name="ro1">
          <table:table-cell/>
          <table:table-cell office:value-type="float" office:value="40944" calcext:value-type="float">
            <text:p>40944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/>
          <table:table-cell office:value-type="float" office:value="40960" calcext:value-type="float">
            <text:p>40960</text:p>
          </table:table-cell>
          <table:table-cell office:value-type="float" office:value="42960" calcext:value-type="float">
            <text:p>42960</text:p>
          </table:table-cell>
        </table:table-row>
        <table:table-row table:style-name="ro1">
          <table:table-cell/>
          <table:table-cell office:value-type="float" office:value="40976" calcext:value-type="float">
            <text:p>40976</text:p>
          </table:table-cell>
          <table:table-cell office:value-type="float" office:value="42976" calcext:value-type="float">
            <text:p>42976</text:p>
          </table:table-cell>
        </table:table-row>
        <table:table-row table:style-name="ro1">
          <table:table-cell/>
          <table:table-cell office:value-type="float" office:value="40992" calcext:value-type="float">
            <text:p>40992</text:p>
          </table:table-cell>
          <table:table-cell office:value-type="float" office:value="42992" calcext:value-type="float">
            <text:p>42992</text:p>
          </table:table-cell>
        </table:table-row>
        <table:table-row table:style-name="ro1">
          <table:table-cell/>
          <table:table-cell office:value-type="float" office:value="41008" calcext:value-type="float">
            <text:p>41008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/>
          <table:table-cell office:value-type="float" office:value="41024" calcext:value-type="float">
            <text:p>41024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/>
          <table:table-cell office:value-type="float" office:value="41040" calcext:value-type="float">
            <text:p>41040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/>
          <table:table-cell office:value-type="float" office:value="41056" calcext:value-type="float">
            <text:p>41056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/>
          <table:table-cell office:value-type="float" office:value="41088" calcext:value-type="float">
            <text:p>41088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/>
          <table:table-cell office:value-type="float" office:value="41104" calcext:value-type="float">
            <text:p>41104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/>
          <table:table-cell office:value-type="float" office:value="41120" calcext:value-type="float">
            <text:p>41120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/>
          <table:table-cell office:value-type="float" office:value="41136" calcext:value-type="float">
            <text:p>41136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/>
          <table:table-cell office:value-type="float" office:value="41152" calcext:value-type="float">
            <text:p>41152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41168" calcext:value-type="float">
            <text:p>41168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/>
          <table:table-cell office:value-type="float" office:value="41184" calcext:value-type="float">
            <text:p>41184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/>
          <table:table-cell office:value-type="float" office:value="41216" calcext:value-type="float">
            <text:p>41216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/>
          <table:table-cell office:value-type="float" office:value="41232" calcext:value-type="float">
            <text:p>41232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/>
          <table:table-cell office:value-type="float" office:value="41248" calcext:value-type="float">
            <text:p>41248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/>
          <table:table-cell office:value-type="float" office:value="41264" calcext:value-type="float">
            <text:p>41264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/>
          <table:table-cell office:value-type="float" office:value="41280" calcext:value-type="float">
            <text:p>41280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/>
          <table:table-cell office:value-type="float" office:value="41296" calcext:value-type="float">
            <text:p>41296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/>
          <table:table-cell office:value-type="float" office:value="41312" calcext:value-type="float">
            <text:p>41312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/>
          <table:table-cell office:value-type="float" office:value="41328" calcext:value-type="float">
            <text:p>41328</text:p>
          </table:table-cell>
          <table:table-cell office:value-type="float" office:value="40840" calcext:value-type="float">
            <text:p>40840</text:p>
          </table:table-cell>
        </table:table-row>
        <table:table-row table:style-name="ro1">
          <table:table-cell/>
          <table:table-cell office:value-type="float" office:value="41344" calcext:value-type="float">
            <text:p>41344</text:p>
          </table:table-cell>
          <table:table-cell office:value-type="float" office:value="40856" calcext:value-type="float">
            <text:p>40856</text:p>
          </table:table-cell>
        </table:table-row>
        <table:table-row table:style-name="ro1">
          <table:table-cell/>
          <table:table-cell office:value-type="float" office:value="41360" calcext:value-type="float">
            <text:p>41360</text:p>
          </table:table-cell>
          <table:table-cell office:value-type="float" office:value="40872" calcext:value-type="float">
            <text:p>40872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  <table:table-cell office:value-type="float" office:value="40888" calcext:value-type="float">
            <text:p>40888</text:p>
          </table:table-cell>
        </table:table-row>
        <table:table-row table:style-name="ro1">
          <table:table-cell/>
          <table:table-cell office:value-type="float" office:value="41392" calcext:value-type="float">
            <text:p>41392</text:p>
          </table:table-cell>
          <table:table-cell office:value-type="float" office:value="40904" calcext:value-type="float">
            <text:p>40904</text:p>
          </table:table-cell>
        </table:table-row>
        <table:table-row table:style-name="ro1">
          <table:table-cell/>
          <table:table-cell office:value-type="float" office:value="41408" calcext:value-type="float">
            <text:p>41408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  <table:table-cell office:value-type="float" office:value="40936" calcext:value-type="float">
            <text:p>40936</text:p>
          </table:table-cell>
        </table:table-row>
        <table:table-row table:style-name="ro1">
          <table:table-cell/>
          <table:table-cell office:value-type="float" office:value="41440" calcext:value-type="float">
            <text:p>41440</text:p>
          </table:table-cell>
          <table:table-cell office:value-type="float" office:value="40952" calcext:value-type="float">
            <text:p>40952</text:p>
          </table:table-cell>
        </table:table-row>
        <table:table-row table:style-name="ro1">
          <table:table-cell/>
          <table:table-cell office:value-type="float" office:value="41456" calcext:value-type="float">
            <text:p>41456</text:p>
          </table:table-cell>
          <table:table-cell office:value-type="float" office:value="40520" calcext:value-type="float">
            <text:p>40520</text:p>
          </table:table-cell>
        </table:table-row>
        <table:table-row table:style-name="ro1">
          <table:table-cell/>
          <table:table-cell office:value-type="float" office:value="41472" calcext:value-type="float">
            <text:p>41472</text:p>
          </table:table-cell>
          <table:table-cell office:value-type="float" office:value="40536" calcext:value-type="float">
            <text:p>40536</text:p>
          </table:table-cell>
        </table:table-row>
        <table:table-row table:style-name="ro1">
          <table:table-cell/>
          <table:table-cell office:value-type="float" office:value="41488" calcext:value-type="float">
            <text:p>41488</text:p>
          </table:table-cell>
          <table:table-cell office:value-type="float" office:value="40552" calcext:value-type="float">
            <text:p>40552</text:p>
          </table:table-cell>
        </table:table-row>
        <table:table-row table:style-name="ro1">
          <table:table-cell/>
          <table:table-cell office:value-type="float" office:value="41504" calcext:value-type="float">
            <text:p>41504</text:p>
          </table:table-cell>
          <table:table-cell office:value-type="float" office:value="40568" calcext:value-type="float">
            <text:p>40568</text:p>
          </table:table-cell>
        </table:table-row>
        <table:table-row table:style-name="ro1">
          <table:table-cell/>
          <table:table-cell office:value-type="float" office:value="41520" calcext:value-type="float">
            <text:p>41520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/>
          <table:table-cell office:value-type="float" office:value="41536" calcext:value-type="float">
            <text:p>41536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/>
          <table:table-cell office:value-type="float" office:value="41552" calcext:value-type="float">
            <text:p>41552</text:p>
          </table:table-cell>
          <table:table-cell office:value-type="float" office:value="40616" calcext:value-type="float">
            <text:p>40616</text:p>
          </table:table-cell>
        </table:table-row>
        <table:table-row table:style-name="ro1">
          <table:table-cell/>
          <table:table-cell office:value-type="float" office:value="41568" calcext:value-type="float">
            <text:p>41568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/>
          <table:table-cell office:value-type="float" office:value="41584" calcext:value-type="float">
            <text:p>41584</text:p>
          </table:table-cell>
          <table:table-cell office:value-type="float" office:value="40648" calcext:value-type="float">
            <text:p>40648</text:p>
          </table:table-cell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40664" calcext:value-type="float">
            <text:p>40664</text:p>
          </table:table-cell>
        </table:table-row>
        <table:table-row table:style-name="ro1">
          <table:table-cell/>
          <table:table-cell office:value-type="float" office:value="41616" calcext:value-type="float">
            <text:p>41616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/>
          <table:table-cell office:value-type="float" office:value="41632" calcext:value-type="float">
            <text:p>41632</text:p>
          </table:table-cell>
          <table:table-cell office:value-type="float" office:value="40696" calcext:value-type="float">
            <text:p>40696</text:p>
          </table:table-cell>
        </table:table-row>
        <table:table-row table:style-name="ro1">
          <table:table-cell/>
          <table:table-cell office:value-type="float" office:value="41648" calcext:value-type="float">
            <text:p>41648</text:p>
          </table:table-cell>
          <table:table-cell office:value-type="float" office:value="40712" calcext:value-type="float">
            <text:p>40712</text:p>
          </table:table-cell>
        </table:table-row>
        <table:table-row table:style-name="ro1">
          <table:table-cell/>
          <table:table-cell office:value-type="float" office:value="41664" calcext:value-type="float">
            <text:p>41664</text:p>
          </table:table-cell>
          <table:table-cell office:value-type="float" office:value="40728" calcext:value-type="float">
            <text:p>40728</text:p>
          </table:table-cell>
        </table:table-row>
        <table:table-row table:style-name="ro1">
          <table:table-cell/>
          <table:table-cell office:value-type="float" office:value="41680" calcext:value-type="float">
            <text:p>41680</text:p>
          </table:table-cell>
          <table:table-cell office:value-type="float" office:value="40744" calcext:value-type="float">
            <text:p>40744</text:p>
          </table:table-cell>
        </table:table-row>
        <table:table-row table:style-name="ro1">
          <table:table-cell/>
          <table:table-cell office:value-type="float" office:value="41696" calcext:value-type="float">
            <text:p>41696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/>
          <table:table-cell office:value-type="float" office:value="41712" calcext:value-type="float">
            <text:p>41712</text:p>
          </table:table-cell>
          <table:table-cell office:value-type="float" office:value="40776" calcext:value-type="float">
            <text:p>40776</text:p>
          </table:table-cell>
        </table:table-row>
        <table:table-row table:style-name="ro1">
          <table:table-cell/>
          <table:table-cell office:value-type="float" office:value="41728" calcext:value-type="float">
            <text:p>41728</text:p>
          </table:table-cell>
          <table:table-cell office:value-type="float" office:value="40792" calcext:value-type="float">
            <text:p>40792</text:p>
          </table:table-cell>
        </table:table-row>
        <table:table-row table:style-name="ro1">
          <table:table-cell/>
          <table:table-cell office:value-type="float" office:value="41744" calcext:value-type="float">
            <text:p>41744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/>
          <table:table-cell office:value-type="float" office:value="41760" calcext:value-type="float">
            <text:p>41760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/>
          <table:table-cell office:value-type="float" office:value="41776" calcext:value-type="float">
            <text:p>41776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/>
          <table:table-cell office:value-type="float" office:value="41792" calcext:value-type="float">
            <text:p>41792</text:p>
          </table:table-cell>
          <table:table-cell office:value-type="float" office:value="40976" calcext:value-type="float">
            <text:p>40976</text:p>
          </table:table-cell>
        </table:table-row>
        <table:table-row table:style-name="ro1">
          <table:table-cell/>
          <table:table-cell office:value-type="float" office:value="41808" calcext:value-type="float">
            <text:p>41808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1">
          <table:table-cell/>
          <table:table-cell office:value-type="float" office:value="41824" calcext:value-type="float">
            <text:p>41824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/>
          <table:table-cell office:value-type="float" office:value="41840" calcext:value-type="float">
            <text:p>41840</text:p>
          </table:table-cell>
          <table:table-cell office:value-type="float" office:value="41024" calcext:value-type="float">
            <text:p>41024</text:p>
          </table:table-cell>
        </table:table-row>
        <table:table-row table:style-name="ro1">
          <table:table-cell/>
          <table:table-cell office:value-type="float" office:value="41856" calcext:value-type="float">
            <text:p>41856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1">
          <table:table-cell/>
          <table:table-cell office:value-type="float" office:value="41872" calcext:value-type="float">
            <text:p>41872</text:p>
          </table:table-cell>
          <table:table-cell office:value-type="float" office:value="41056" calcext:value-type="float">
            <text:p>41056</text:p>
          </table:table-cell>
        </table:table-row>
        <table:table-row table:style-name="ro1">
          <table:table-cell/>
          <table:table-cell office:value-type="float" office:value="41888" calcext:value-type="float">
            <text:p>41888</text:p>
          </table:table-cell>
          <table:table-cell office:value-type="float" office:value="41072" calcext:value-type="float">
            <text:p>41072</text:p>
          </table:table-cell>
        </table:table-row>
        <table:table-row table:style-name="ro1">
          <table:table-cell/>
          <table:table-cell office:value-type="float" office:value="42024" calcext:value-type="float">
            <text:p>42024</text:p>
          </table:table-cell>
          <table:table-cell office:value-type="float" office:value="41088" calcext:value-type="float">
            <text:p>41088</text:p>
          </table:table-cell>
        </table:table-row>
        <table:table-row table:style-name="ro1">
          <table:table-cell/>
          <table:table-cell office:value-type="float" office:value="42040" calcext:value-type="float">
            <text:p>42040</text:p>
          </table:table-cell>
          <table:table-cell office:value-type="float" office:value="41104" calcext:value-type="float">
            <text:p>41104</text:p>
          </table:table-cell>
        </table:table-row>
        <table:table-row table:style-name="ro1">
          <table:table-cell/>
          <table:table-cell office:value-type="float" office:value="42056" calcext:value-type="float">
            <text:p>42056</text:p>
          </table:table-cell>
          <table:table-cell office:value-type="float" office:value="41120" calcext:value-type="float">
            <text:p>41120</text:p>
          </table:table-cell>
        </table:table-row>
        <table:table-row table:style-name="ro1">
          <table:table-cell/>
          <table:table-cell office:value-type="float" office:value="42072" calcext:value-type="float">
            <text:p>42072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/>
          <table:table-cell office:value-type="float" office:value="42088" calcext:value-type="float">
            <text:p>42088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42104" calcext:value-type="float">
            <text:p>42104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/>
          <table:table-cell office:value-type="float" office:value="42120" calcext:value-type="float">
            <text:p>42120</text:p>
          </table:table-cell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42136" calcext:value-type="float">
            <text:p>42136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/>
          <table:table-cell office:value-type="float" office:value="42152" calcext:value-type="float">
            <text:p>42152</text:p>
          </table:table-cell>
          <table:table-cell office:value-type="float" office:value="41216" calcext:value-type="float">
            <text:p>41216</text:p>
          </table:table-cell>
        </table:table-row>
        <table:table-row table:style-name="ro1">
          <table:table-cell/>
          <table:table-cell office:value-type="float" office:value="42168" calcext:value-type="float">
            <text:p>42168</text:p>
          </table:table-cell>
          <table:table-cell office:value-type="float" office:value="41232" calcext:value-type="float">
            <text:p>41232</text:p>
          </table:table-cell>
        </table:table-row>
        <table:table-row table:style-name="ro1">
          <table:table-cell/>
          <table:table-cell office:value-type="float" office:value="42184" calcext:value-type="float">
            <text:p>42184</text:p>
          </table:table-cell>
          <table:table-cell office:value-type="float" office:value="41248" calcext:value-type="float">
            <text:p>41248</text:p>
          </table:table-cell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41264" calcext:value-type="float">
            <text:p>41264</text:p>
          </table:table-cell>
        </table:table-row>
        <table:table-row table:style-name="ro1">
          <table:table-cell/>
          <table:table-cell office:value-type="float" office:value="42216" calcext:value-type="float">
            <text:p>42216</text:p>
          </table:table-cell>
          <table:table-cell office:value-type="float" office:value="41280" calcext:value-type="float">
            <text:p>41280</text:p>
          </table:table-cell>
        </table:table-row>
        <table:table-row table:style-name="ro1">
          <table:table-cell/>
          <table:table-cell office:value-type="float" office:value="42232" calcext:value-type="float">
            <text:p>42232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/>
          <table:table-cell office:value-type="float" office:value="42248" calcext:value-type="float">
            <text:p>42248</text:p>
          </table:table-cell>
          <table:table-cell office:value-type="float" office:value="41312" calcext:value-type="float">
            <text:p>41312</text:p>
          </table:table-cell>
        </table:table-row>
        <table:table-row table:style-name="ro1">
          <table:table-cell/>
          <table:table-cell office:value-type="float" office:value="42264" calcext:value-type="float">
            <text:p>42264</text:p>
          </table:table-cell>
          <table:table-cell office:value-type="float" office:value="41328" calcext:value-type="float">
            <text:p>41328</text:p>
          </table:table-cell>
        </table:table-row>
        <table:table-row table:style-name="ro1">
          <table:table-cell/>
          <table:table-cell office:value-type="float" office:value="42280" calcext:value-type="float">
            <text:p>42280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/>
          <table:table-cell office:value-type="float" office:value="42296" calcext:value-type="float">
            <text:p>42296</text:p>
          </table:table-cell>
          <table:table-cell office:value-type="float" office:value="41360" calcext:value-type="float">
            <text:p>41360</text:p>
          </table:table-cell>
        </table:table-row>
        <table:table-row table:style-name="ro1">
          <table:table-cell/>
          <table:table-cell office:value-type="float" office:value="42312" calcext:value-type="float">
            <text:p>42312</text:p>
          </table:table-cell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42328" calcext:value-type="float">
            <text:p>42328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/>
          <table:table-cell office:value-type="float" office:value="42344" calcext:value-type="float">
            <text:p>42344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float" office:value="42360" calcext:value-type="float">
            <text:p>42360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/>
          <table:table-cell office:value-type="float" office:value="42376" calcext:value-type="float">
            <text:p>42376</text:p>
          </table:table-cell>
          <table:table-cell office:value-type="float" office:value="41440" calcext:value-type="float">
            <text:p>41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Richter</meta:initial-creator>
    <meta:creation-date>2019-03-20T15:27:48.281757422</meta:creation-date>
    <dc:date>2019-03-22T09:28:21.850374737</dc:date>
    <dc:creator>Jiří Richter</dc:creator>
    <meta:editing-duration>PT21H55M34S</meta:editing-duration>
    <meta:editing-cycles>1</meta:editing-cycles>
    <meta:document-statistic meta:table-count="1" meta:cell-count="25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10.967cm" xlink:href=".." xlink:type="simple" chart:class="chart:line" chart:column-mapping="1" chart:style-name="ch1">
        <chart:legend chart:legend-position="end" svg:x="13.147cm" svg:y="4.686cm" style:legend-expansion="high" chart:style-name="ch2"/>
        <chart:plot-area chart:style-name="ch3" table:cell-range-address="Sheet1.A1:Sheet1.A559 Sheet1.B1:Sheet1.C1104" svg:x="0.319cm" svg:y="0.219cm" svg:width="12.509cm" svg:height="10.529cm">
          <chartooo:coordinate-region svg:x="1.496cm" svg:y="0.34cm" svg:width="11.332cm" svg:height="9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59" chart:class="chart:line">
            <chart:data-point chart:repeated="559"/>
          </chart:series>
          <chart:series chart:style-name="ch7" chart:values-cell-range-address="Sheet1.B1:Sheet1.B1104" chart:class="chart:line">
            <chart:data-point chart:repeated="1104"/>
          </chart:series>
          <chart:series chart:style-name="ch8" chart:values-cell-range-address="Sheet1.C1:Sheet1.C1104" chart:class="chart:line">
            <chart:data-point chart:repeated="1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12">
                <text:p>48912</text:p>
                <draw:g>
                  <svg:desc>Sheet1.A1:Sheet1.A559</svg:desc>
                </draw:g>
              </table:table-cell>
              <table:table-cell office:value-type="float" office:value="40616">
                <text:p>40616</text:p>
                <draw:g>
                  <svg:desc>Sheet1.B1:Sheet1.B1104</svg:desc>
                </draw:g>
              </table:table-cell>
              <table:table-cell office:value-type="float" office:value="42168">
                <text:p>42168</text:p>
                <draw:g>
                  <svg:desc>Sheet1.C1:Sheet1.C1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928">
                <text:p>48928</text:p>
              </table:table-cell>
              <table:table-cell office:value-type="float" office:value="40632">
                <text:p>40632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944">
                <text:p>48944</text:p>
              </table:table-cell>
              <table:table-cell office:value-type="float" office:value="40648">
                <text:p>40648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960">
                <text:p>48960</text:p>
              </table:table-cell>
              <table:table-cell office:value-type="float" office:value="40664">
                <text:p>40664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976">
                <text:p>48976</text:p>
              </table:table-cell>
              <table:table-cell office:value-type="float" office:value="40680">
                <text:p>40680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92">
                <text:p>48992</text:p>
              </table:table-cell>
              <table:table-cell office:value-type="float" office:value="40696">
                <text:p>40696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8">
                <text:p>49008</text:p>
              </table:table-cell>
              <table:table-cell office:value-type="float" office:value="40712">
                <text:p>40712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24">
                <text:p>49024</text:p>
              </table:table-cell>
              <table:table-cell office:value-type="float" office:value="40728">
                <text:p>40728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40">
                <text:p>49040</text:p>
              </table:table-cell>
              <table:table-cell office:value-type="float" office:value="40744">
                <text:p>40744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56">
                <text:p>49056</text:p>
              </table:table-cell>
              <table:table-cell office:value-type="float" office:value="40760">
                <text:p>40760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72">
                <text:p>49072</text:p>
              </table:table-cell>
              <table:table-cell office:value-type="float" office:value="40776">
                <text:p>40776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088">
                <text:p>49088</text:p>
              </table:table-cell>
              <table:table-cell office:value-type="float" office:value="40792">
                <text:p>40792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104">
                <text:p>49104</text:p>
              </table:table-cell>
              <table:table-cell office:value-type="float" office:value="40808">
                <text:p>40808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120">
                <text:p>49120</text:p>
              </table:table-cell>
              <table:table-cell office:value-type="float" office:value="40824">
                <text:p>40824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136">
                <text:p>49136</text:p>
              </table:table-cell>
              <table:table-cell office:value-type="float" office:value="40840">
                <text:p>40840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20">
                <text:p>40520</text:p>
              </table:table-cell>
              <table:table-cell office:value-type="float" office:value="40856">
                <text:p>40856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36">
                <text:p>40536</text:p>
              </table:table-cell>
              <table:table-cell office:value-type="float" office:value="40872">
                <text:p>40872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52">
                <text:p>40552</text:p>
              </table:table-cell>
              <table:table-cell office:value-type="float" office:value="40888">
                <text:p>40888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68">
                <text:p>40568</text:p>
              </table:table-cell>
              <table:table-cell office:value-type="float" office:value="40904">
                <text:p>40904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584">
                <text:p>40584</text:p>
              </table:table-cell>
              <table:table-cell office:value-type="float" office:value="40920">
                <text:p>40920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00">
                <text:p>40600</text:p>
              </table:table-cell>
              <table:table-cell office:value-type="float" office:value="40936">
                <text:p>40936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616">
                <text:p>40616</text:p>
              </table:table-cell>
              <table:table-cell office:value-type="float" office:value="40952">
                <text:p>40952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632">
                <text:p>40632</text:p>
              </table:table-cell>
              <table:table-cell office:value-type="float" office:value="40520">
                <text:p>40520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648">
                <text:p>40648</text:p>
              </table:table-cell>
              <table:table-cell office:value-type="float" office:value="40536">
                <text:p>40536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664">
                <text:p>40664</text:p>
              </table:table-cell>
              <table:table-cell office:value-type="float" office:value="40552">
                <text:p>40552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680">
                <text:p>40680</text:p>
              </table:table-cell>
              <table:table-cell office:value-type="float" office:value="40568">
                <text:p>40568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96">
                <text:p>40696</text:p>
              </table:table-cell>
              <table:table-cell office:value-type="float" office:value="40584">
                <text:p>40584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712">
                <text:p>40712</text:p>
              </table:table-cell>
              <table:table-cell office:value-type="float" office:value="40600">
                <text:p>40600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28">
                <text:p>40728</text:p>
              </table:table-cell>
              <table:table-cell office:value-type="float" office:value="40616">
                <text:p>40616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44">
                <text:p>40744</text:p>
              </table:table-cell>
              <table:table-cell office:value-type="float" office:value="40632">
                <text:p>40632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60">
                <text:p>40760</text:p>
              </table:table-cell>
              <table:table-cell office:value-type="float" office:value="40648">
                <text:p>40648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776">
                <text:p>40776</text:p>
              </table:table-cell>
              <table:table-cell office:value-type="float" office:value="40664">
                <text:p>40664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792">
                <text:p>40792</text:p>
              </table:table-cell>
              <table:table-cell office:value-type="float" office:value="40680">
                <text:p>40680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808">
                <text:p>40808</text:p>
              </table:table-cell>
              <table:table-cell office:value-type="float" office:value="40696">
                <text:p>40696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824">
                <text:p>40824</text:p>
              </table:table-cell>
              <table:table-cell office:value-type="float" office:value="40712">
                <text:p>40712</text:p>
              </table:table-cell>
              <table:table-cell office:value-type="float" office:value="42832">
                <text:p>4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840">
                <text:p>40840</text:p>
              </table:table-cell>
              <table:table-cell office:value-type="float" office:value="40728">
                <text:p>40728</text:p>
              </table:table-cell>
              <table:table-cell office:value-type="float" office:value="42848">
                <text:p>42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56">
                <text:p>40856</text:p>
              </table:table-cell>
              <table:table-cell office:value-type="float" office:value="40744">
                <text:p>40744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92">
                <text:p>40992</text:p>
              </table:table-cell>
              <table:table-cell office:value-type="float" office:value="40760">
                <text:p>40760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008">
                <text:p>41008</text:p>
              </table:table-cell>
              <table:table-cell office:value-type="float" office:value="40776">
                <text:p>40776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24">
                <text:p>41024</text:p>
              </table:table-cell>
              <table:table-cell office:value-type="float" office:value="40792">
                <text:p>40792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40">
                <text:p>41040</text:p>
              </table:table-cell>
              <table:table-cell office:value-type="float" office:value="40808">
                <text:p>40808</text:p>
              </table:table-cell>
              <table:table-cell office:value-type="float" office:value="42928">
                <text:p>42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56">
                <text:p>41056</text:p>
              </table:table-cell>
              <table:table-cell office:value-type="float" office:value="40944">
                <text:p>40944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72">
                <text:p>41072</text:p>
              </table:table-cell>
              <table:table-cell office:value-type="float" office:value="40960">
                <text:p>40960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88">
                <text:p>41088</text:p>
              </table:table-cell>
              <table:table-cell office:value-type="float" office:value="40976">
                <text:p>40976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04">
                <text:p>41104</text:p>
              </table:table-cell>
              <table:table-cell office:value-type="float" office:value="40992">
                <text:p>40992</text:p>
              </table:table-cell>
              <table:table-cell office:value-type="float" office:value="42992">
                <text:p>42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120">
                <text:p>41120</text:p>
              </table:table-cell>
              <table:table-cell office:value-type="float" office:value="41008">
                <text:p>41008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136">
                <text:p>41136</text:p>
              </table:table-cell>
              <table:table-cell office:value-type="float" office:value="41024">
                <text:p>41024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52">
                <text:p>41152</text:p>
              </table:table-cell>
              <table:table-cell office:value-type="float" office:value="41040">
                <text:p>41040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168">
                <text:p>41168</text:p>
              </table:table-cell>
              <table:table-cell office:value-type="float" office:value="41056">
                <text:p>41056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84">
                <text:p>41184</text:p>
              </table:table-cell>
              <table:table-cell office:value-type="float" office:value="41072">
                <text:p>41072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200">
                <text:p>41200</text:p>
              </table:table-cell>
              <table:table-cell office:value-type="float" office:value="41088">
                <text:p>41088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16">
                <text:p>41216</text:p>
              </table:table-cell>
              <table:table-cell office:value-type="float" office:value="41104">
                <text:p>41104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232">
                <text:p>41232</text:p>
              </table:table-cell>
              <table:table-cell office:value-type="float" office:value="41120">
                <text:p>4112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248">
                <text:p>41248</text:p>
              </table:table-cell>
              <table:table-cell office:value-type="float" office:value="41136">
                <text:p>41136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264">
                <text:p>41264</text:p>
              </table:table-cell>
              <table:table-cell office:value-type="float" office:value="41152">
                <text:p>41152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80">
                <text:p>41280</text:p>
              </table:table-cell>
              <table:table-cell office:value-type="float" office:value="41168">
                <text:p>41168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96">
                <text:p>41296</text:p>
              </table:table-cell>
              <table:table-cell office:value-type="float" office:value="41184">
                <text:p>41184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2">
                <text:p>41312</text:p>
              </table:table-cell>
              <table:table-cell office:value-type="float" office:value="41200">
                <text:p>41200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328">
                <text:p>41328</text:p>
              </table:table-cell>
              <table:table-cell office:value-type="float" office:value="41216">
                <text:p>41216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344">
                <text:p>41344</text:p>
              </table:table-cell>
              <table:table-cell office:value-type="float" office:value="41232">
                <text:p>41232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360">
                <text:p>41360</text:p>
              </table:table-cell>
              <table:table-cell office:value-type="float" office:value="41248">
                <text:p>41248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376">
                <text:p>41376</text:p>
              </table:table-cell>
              <table:table-cell office:value-type="float" office:value="41264">
                <text:p>41264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392">
                <text:p>41392</text:p>
              </table:table-cell>
              <table:table-cell office:value-type="float" office:value="41280">
                <text:p>41280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408">
                <text:p>41408</text:p>
              </table:table-cell>
              <table:table-cell office:value-type="float" office:value="41296">
                <text:p>41296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424">
                <text:p>41424</text:p>
              </table:table-cell>
              <table:table-cell office:value-type="float" office:value="41312">
                <text:p>41312</text:p>
              </table:table-cell>
              <table:table-cell office:value-type="float" office:value="40824">
                <text:p>40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40">
                <text:p>41440</text:p>
              </table:table-cell>
              <table:table-cell office:value-type="float" office:value="41328">
                <text:p>41328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456">
                <text:p>41456</text:p>
              </table:table-cell>
              <table:table-cell office:value-type="float" office:value="41344">
                <text:p>41344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472">
                <text:p>41472</text:p>
              </table:table-cell>
              <table:table-cell office:value-type="float" office:value="41360">
                <text:p>41360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488">
                <text:p>41488</text:p>
              </table:table-cell>
              <table:table-cell office:value-type="float" office:value="41376">
                <text:p>41376</text:p>
              </table:table-cell>
              <table:table-cell office:value-type="float" office:value="40888">
                <text:p>40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504">
                <text:p>41504</text:p>
              </table:table-cell>
              <table:table-cell office:value-type="float" office:value="41392">
                <text:p>41392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20">
                <text:p>41520</text:p>
              </table:table-cell>
              <table:table-cell office:value-type="float" office:value="41408">
                <text:p>41408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36">
                <text:p>41536</text:p>
              </table:table-cell>
              <table:table-cell office:value-type="float" office:value="41424">
                <text:p>41424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552">
                <text:p>41552</text:p>
              </table:table-cell>
              <table:table-cell office:value-type="float" office:value="41440">
                <text:p>41440</text:p>
              </table:table-cell>
              <table:table-cell office:value-type="float" office:value="40952">
                <text:p>40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568">
                <text:p>41568</text:p>
              </table:table-cell>
              <table:table-cell office:value-type="float" office:value="41456">
                <text:p>41456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584">
                <text:p>41584</text:p>
              </table:table-cell>
              <table:table-cell office:value-type="float" office:value="41472">
                <text:p>41472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600">
                <text:p>41600</text:p>
              </table:table-cell>
              <table:table-cell office:value-type="float" office:value="41488">
                <text:p>41488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616">
                <text:p>41616</text:p>
              </table:table-cell>
              <table:table-cell office:value-type="float" office:value="41504">
                <text:p>41504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632">
                <text:p>41632</text:p>
              </table:table-cell>
              <table:table-cell office:value-type="float" office:value="41520">
                <text:p>41520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648">
                <text:p>41648</text:p>
              </table:table-cell>
              <table:table-cell office:value-type="float" office:value="41536">
                <text:p>4153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664">
                <text:p>41664</text:p>
              </table:table-cell>
              <table:table-cell office:value-type="float" office:value="41552">
                <text:p>41552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680">
                <text:p>41680</text:p>
              </table:table-cell>
              <table:table-cell office:value-type="float" office:value="41568">
                <text:p>41568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96">
                <text:p>41696</text:p>
              </table:table-cell>
              <table:table-cell office:value-type="float" office:value="41584">
                <text:p>41584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12">
                <text:p>41712</text:p>
              </table:table-cell>
              <table:table-cell office:value-type="float" office:value="41600">
                <text:p>41600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28">
                <text:p>41728</text:p>
              </table:table-cell>
              <table:table-cell office:value-type="float" office:value="41616">
                <text:p>41616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44">
                <text:p>41744</text:p>
              </table:table-cell>
              <table:table-cell office:value-type="float" office:value="41632">
                <text:p>41632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60">
                <text:p>41760</text:p>
              </table:table-cell>
              <table:table-cell office:value-type="float" office:value="41648">
                <text:p>41648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">
                <text:p>41776</text:p>
              </table:table-cell>
              <table:table-cell office:value-type="float" office:value="41664">
                <text:p>41664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792">
                <text:p>41792</text:p>
              </table:table-cell>
              <table:table-cell office:value-type="float" office:value="41680">
                <text:p>41680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08">
                <text:p>41808</text:p>
              </table:table-cell>
              <table:table-cell office:value-type="float" office:value="41696">
                <text:p>41696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24">
                <text:p>41824</text:p>
              </table:table-cell>
              <table:table-cell office:value-type="float" office:value="41712">
                <text:p>41712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40">
                <text:p>41840</text:p>
              </table:table-cell>
              <table:table-cell office:value-type="float" office:value="41728">
                <text:p>41728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56">
                <text:p>41856</text:p>
              </table:table-cell>
              <table:table-cell office:value-type="float" office:value="41744">
                <text:p>41744</text:p>
              </table:table-cell>
              <table:table-cell office:value-type="float" office:value="40928">
                <text:p>40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72">
                <text:p>41872</text:p>
              </table:table-cell>
              <table:table-cell office:value-type="float" office:value="41760">
                <text:p>41760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88">
                <text:p>41888</text:p>
              </table:table-cell>
              <table:table-cell office:value-type="float" office:value="41776">
                <text:p>4177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04">
                <text:p>41904</text:p>
              </table:table-cell>
              <table:table-cell office:value-type="float" office:value="41792">
                <text:p>41792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920">
                <text:p>41920</text:p>
              </table:table-cell>
              <table:table-cell office:value-type="float" office:value="41808">
                <text:p>41808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936">
                <text:p>41936</text:p>
              </table:table-cell>
              <table:table-cell office:value-type="float" office:value="41824">
                <text:p>41824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72">
                <text:p>42072</text:p>
              </table:table-cell>
              <table:table-cell office:value-type="float" office:value="41840">
                <text:p>41840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88">
                <text:p>42088</text:p>
              </table:table-cell>
              <table:table-cell office:value-type="float" office:value="41856">
                <text:p>41856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104">
                <text:p>42104</text:p>
              </table:table-cell>
              <table:table-cell office:value-type="float" office:value="41872">
                <text:p>41872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120">
                <text:p>42120</text:p>
              </table:table-cell>
              <table:table-cell office:value-type="float" office:value="41888">
                <text:p>41888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136">
                <text:p>42136</text:p>
              </table:table-cell>
              <table:table-cell office:value-type="float" office:value="42024">
                <text:p>420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152">
                <text:p>42152</text:p>
              </table:table-cell>
              <table:table-cell office:value-type="float" office:value="42040">
                <text:p>42040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168">
                <text:p>42168</text:p>
              </table:table-cell>
              <table:table-cell office:value-type="float" office:value="42056">
                <text:p>42056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184">
                <text:p>42184</text:p>
              </table:table-cell>
              <table:table-cell office:value-type="float" office:value="42072">
                <text:p>42072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200">
                <text:p>42200</text:p>
              </table:table-cell>
              <table:table-cell office:value-type="float" office:value="42088">
                <text:p>42088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216">
                <text:p>42216</text:p>
              </table:table-cell>
              <table:table-cell office:value-type="float" office:value="42104">
                <text:p>42104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232">
                <text:p>42232</text:p>
              </table:table-cell>
              <table:table-cell office:value-type="float" office:value="42120">
                <text:p>42120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248">
                <text:p>42248</text:p>
              </table:table-cell>
              <table:table-cell office:value-type="float" office:value="42136">
                <text:p>42136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264">
                <text:p>42264</text:p>
              </table:table-cell>
              <table:table-cell office:value-type="float" office:value="42152">
                <text:p>4215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280">
                <text:p>42280</text:p>
              </table:table-cell>
              <table:table-cell office:value-type="float" office:value="42168">
                <text:p>42168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296">
                <text:p>42296</text:p>
              </table:table-cell>
              <table:table-cell office:value-type="float" office:value="42184">
                <text:p>42184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312">
                <text:p>42312</text:p>
              </table:table-cell>
              <table:table-cell office:value-type="float" office:value="42200">
                <text:p>42200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328">
                <text:p>42328</text:p>
              </table:table-cell>
              <table:table-cell office:value-type="float" office:value="42216">
                <text:p>4221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344">
                <text:p>42344</text:p>
              </table:table-cell>
              <table:table-cell office:value-type="float" office:value="42232">
                <text:p>42232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60">
                <text:p>42360</text:p>
              </table:table-cell>
              <table:table-cell office:value-type="float" office:value="42248">
                <text:p>42248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76">
                <text:p>42376</text:p>
              </table:table-cell>
              <table:table-cell office:value-type="float" office:value="42264">
                <text:p>42264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392">
                <text:p>42392</text:p>
              </table:table-cell>
              <table:table-cell office:value-type="float" office:value="42280">
                <text:p>42280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408">
                <text:p>42408</text:p>
              </table:table-cell>
              <table:table-cell office:value-type="float" office:value="42296">
                <text:p>42296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424">
                <text:p>42424</text:p>
              </table:table-cell>
              <table:table-cell office:value-type="float" office:value="42312">
                <text:p>4231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440">
                <text:p>42440</text:p>
              </table:table-cell>
              <table:table-cell office:value-type="float" office:value="42328">
                <text:p>42328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56">
                <text:p>42456</text:p>
              </table:table-cell>
              <table:table-cell office:value-type="float" office:value="42344">
                <text:p>4234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472">
                <text:p>42472</text:p>
              </table:table-cell>
              <table:table-cell office:value-type="float" office:value="42360">
                <text:p>42360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488">
                <text:p>42488</text:p>
              </table:table-cell>
              <table:table-cell office:value-type="float" office:value="42376">
                <text:p>42376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504">
                <text:p>42504</text:p>
              </table:table-cell>
              <table:table-cell office:value-type="float" office:value="42392">
                <text:p>42392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20">
                <text:p>42520</text:p>
              </table:table-cell>
              <table:table-cell office:value-type="float" office:value="42408">
                <text:p>4240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536">
                <text:p>42536</text:p>
              </table:table-cell>
              <table:table-cell office:value-type="float" office:value="42424">
                <text:p>42424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552">
                <text:p>42552</text:p>
              </table:table-cell>
              <table:table-cell office:value-type="float" office:value="42440">
                <text:p>42440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568">
                <text:p>42568</text:p>
              </table:table-cell>
              <table:table-cell office:value-type="float" office:value="42456">
                <text:p>42456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584">
                <text:p>42584</text:p>
              </table:table-cell>
              <table:table-cell office:value-type="float" office:value="42472">
                <text:p>42472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600">
                <text:p>42600</text:p>
              </table:table-cell>
              <table:table-cell office:value-type="float" office:value="42488">
                <text:p>42488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616">
                <text:p>42616</text:p>
              </table:table-cell>
              <table:table-cell office:value-type="float" office:value="42504">
                <text:p>42504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632">
                <text:p>42632</text:p>
              </table:table-cell>
              <table:table-cell office:value-type="float" office:value="42520">
                <text:p>42520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48">
                <text:p>42648</text:p>
              </table:table-cell>
              <table:table-cell office:value-type="float" office:value="42536">
                <text:p>42536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664">
                <text:p>42664</text:p>
              </table:table-cell>
              <table:table-cell office:value-type="float" office:value="42552">
                <text:p>42552</text:p>
              </table:table-cell>
              <table:table-cell office:value-type="float" office:value="41616">
                <text:p>416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680">
                <text:p>42680</text:p>
              </table:table-cell>
              <table:table-cell office:value-type="float" office:value="42568">
                <text:p>42568</text:p>
              </table:table-cell>
              <table:table-cell office:value-type="float" office:value="41632">
                <text:p>416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696">
                <text:p>42696</text:p>
              </table:table-cell>
              <table:table-cell office:value-type="float" office:value="42584">
                <text:p>42584</text:p>
              </table:table-cell>
              <table:table-cell office:value-type="float" office:value="41648">
                <text:p>416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712">
                <text:p>42712</text:p>
              </table:table-cell>
              <table:table-cell office:value-type="float" office:value="42600">
                <text:p>42600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728">
                <text:p>42728</text:p>
              </table:table-cell>
              <table:table-cell office:value-type="float" office:value="42616">
                <text:p>42616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744">
                <text:p>42744</text:p>
              </table:table-cell>
              <table:table-cell office:value-type="float" office:value="42632">
                <text:p>42632</text:p>
              </table:table-cell>
              <table:table-cell office:value-type="float" office:value="41696">
                <text:p>41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760">
                <text:p>42760</text:p>
              </table:table-cell>
              <table:table-cell office:value-type="float" office:value="42648">
                <text:p>42648</text:p>
              </table:table-cell>
              <table:table-cell office:value-type="float" office:value="41712">
                <text:p>41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776">
                <text:p>42776</text:p>
              </table:table-cell>
              <table:table-cell office:value-type="float" office:value="42664">
                <text:p>42664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792">
                <text:p>42792</text:p>
              </table:table-cell>
              <table:table-cell office:value-type="float" office:value="42680">
                <text:p>42680</text:p>
              </table:table-cell>
              <table:table-cell office:value-type="float" office:value="41744">
                <text:p>41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808">
                <text:p>42808</text:p>
              </table:table-cell>
              <table:table-cell office:value-type="float" office:value="42696">
                <text:p>42696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824">
                <text:p>42824</text:p>
              </table:table-cell>
              <table:table-cell office:value-type="float" office:value="42712">
                <text:p>42712</text:p>
              </table:table-cell>
              <table:table-cell office:value-type="float" office:value="41776">
                <text:p>41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840">
                <text:p>42840</text:p>
              </table:table-cell>
              <table:table-cell office:value-type="float" office:value="42728">
                <text:p>42728</text:p>
              </table:table-cell>
              <table:table-cell office:value-type="float" office:value="41792">
                <text:p>41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856">
                <text:p>42856</text:p>
              </table:table-cell>
              <table:table-cell office:value-type="float" office:value="42744">
                <text:p>42744</text:p>
              </table:table-cell>
              <table:table-cell office:value-type="float" office:value="41808">
                <text:p>418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872">
                <text:p>42872</text:p>
              </table:table-cell>
              <table:table-cell office:value-type="float" office:value="42760">
                <text:p>42760</text:p>
              </table:table-cell>
              <table:table-cell office:value-type="float" office:value="41824">
                <text:p>41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888">
                <text:p>42888</text:p>
              </table:table-cell>
              <table:table-cell office:value-type="float" office:value="42776">
                <text:p>42776</text:p>
              </table:table-cell>
              <table:table-cell office:value-type="float" office:value="41840">
                <text:p>418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04">
                <text:p>42904</text:p>
              </table:table-cell>
              <table:table-cell office:value-type="float" office:value="42792">
                <text:p>42792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20">
                <text:p>42920</text:p>
              </table:table-cell>
              <table:table-cell office:value-type="float" office:value="42808">
                <text:p>42808</text:p>
              </table:table-cell>
              <table:table-cell office:value-type="float" office:value="41872">
                <text:p>418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36">
                <text:p>42936</text:p>
              </table:table-cell>
              <table:table-cell office:value-type="float" office:value="42824">
                <text:p>42824</text:p>
              </table:table-cell>
              <table:table-cell office:value-type="float" office:value="42008">
                <text:p>42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52">
                <text:p>42952</text:p>
              </table:table-cell>
              <table:table-cell office:value-type="float" office:value="42840">
                <text:p>42840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8">
                <text:p>42968</text:p>
              </table:table-cell>
              <table:table-cell office:value-type="float" office:value="42856">
                <text:p>42856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84">
                <text:p>42984</text:p>
              </table:table-cell>
              <table:table-cell office:value-type="float" office:value="42872">
                <text:p>42872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000">
                <text:p>43000</text:p>
              </table:table-cell>
              <table:table-cell office:value-type="float" office:value="42888">
                <text:p>42888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520">
                <text:p>40520</text:p>
              </table:table-cell>
              <table:table-cell office:value-type="float" office:value="42904">
                <text:p>42904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656">
                <text:p>40656</text:p>
              </table:table-cell>
              <table:table-cell office:value-type="float" office:value="42920">
                <text:p>42920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672">
                <text:p>40672</text:p>
              </table:table-cell>
              <table:table-cell office:value-type="float" office:value="42936">
                <text:p>42936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688">
                <text:p>40688</text:p>
              </table:table-cell>
              <table:table-cell office:value-type="float" office:value="42952">
                <text:p>42952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704">
                <text:p>40704</text:p>
              </table:table-cell>
              <table:table-cell office:value-type="float" office:value="42968">
                <text:p>42968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720">
                <text:p>40720</text:p>
              </table:table-cell>
              <table:table-cell office:value-type="float" office:value="40640">
                <text:p>40640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736">
                <text:p>40736</text:p>
              </table:table-cell>
              <table:table-cell office:value-type="float" office:value="40656">
                <text:p>40656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752">
                <text:p>40752</text:p>
              </table:table-cell>
              <table:table-cell office:value-type="float" office:value="40672">
                <text:p>40672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768">
                <text:p>40768</text:p>
              </table:table-cell>
              <table:table-cell office:value-type="float" office:value="40688">
                <text:p>40688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784">
                <text:p>40784</text:p>
              </table:table-cell>
              <table:table-cell office:value-type="float" office:value="40704">
                <text:p>40704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800">
                <text:p>40800</text:p>
              </table:table-cell>
              <table:table-cell office:value-type="float" office:value="40720">
                <text:p>40720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816">
                <text:p>40816</text:p>
              </table:table-cell>
              <table:table-cell office:value-type="float" office:value="40736">
                <text:p>40736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832">
                <text:p>40832</text:p>
              </table:table-cell>
              <table:table-cell office:value-type="float" office:value="40752">
                <text:p>40752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848">
                <text:p>40848</text:p>
              </table:table-cell>
              <table:table-cell office:value-type="float" office:value="40768">
                <text:p>40768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864">
                <text:p>40864</text:p>
              </table:table-cell>
              <table:table-cell office:value-type="float" office:value="40784">
                <text:p>40784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880">
                <text:p>40880</text:p>
              </table:table-cell>
              <table:table-cell office:value-type="float" office:value="40800">
                <text:p>40800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896">
                <text:p>40896</text:p>
              </table:table-cell>
              <table:table-cell office:value-type="float" office:value="40816">
                <text:p>40816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912">
                <text:p>40912</text:p>
              </table:table-cell>
              <table:table-cell office:value-type="float" office:value="40832">
                <text:p>40832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928">
                <text:p>40928</text:p>
              </table:table-cell>
              <table:table-cell office:value-type="float" office:value="40848">
                <text:p>40848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944">
                <text:p>40944</text:p>
              </table:table-cell>
              <table:table-cell office:value-type="float" office:value="40864">
                <text:p>40864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60">
                <text:p>40960</text:p>
              </table:table-cell>
              <table:table-cell office:value-type="float" office:value="40880">
                <text:p>40880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976">
                <text:p>40976</text:p>
              </table:table-cell>
              <table:table-cell office:value-type="float" office:value="40896">
                <text:p>40896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92">
                <text:p>40992</text:p>
              </table:table-cell>
              <table:table-cell office:value-type="float" office:value="40912">
                <text:p>40912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008">
                <text:p>41008</text:p>
              </table:table-cell>
              <table:table-cell office:value-type="float" office:value="40928">
                <text:p>40928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024">
                <text:p>41024</text:p>
              </table:table-cell>
              <table:table-cell office:value-type="float" office:value="40944">
                <text:p>40944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040">
                <text:p>41040</text:p>
              </table:table-cell>
              <table:table-cell office:value-type="float" office:value="40960">
                <text:p>40960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056">
                <text:p>41056</text:p>
              </table:table-cell>
              <table:table-cell office:value-type="float" office:value="40976">
                <text:p>40976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072">
                <text:p>41072</text:p>
              </table:table-cell>
              <table:table-cell office:value-type="float" office:value="40992">
                <text:p>40992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088">
                <text:p>41088</text:p>
              </table:table-cell>
              <table:table-cell office:value-type="float" office:value="41008">
                <text:p>41008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104">
                <text:p>41104</text:p>
              </table:table-cell>
              <table:table-cell office:value-type="float" office:value="41024">
                <text:p>41024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120">
                <text:p>41120</text:p>
              </table:table-cell>
              <table:table-cell office:value-type="float" office:value="41040">
                <text:p>4104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36">
                <text:p>41136</text:p>
              </table:table-cell>
              <table:table-cell office:value-type="float" office:value="41056">
                <text:p>41056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152">
                <text:p>41152</text:p>
              </table:table-cell>
              <table:table-cell office:value-type="float" office:value="41072">
                <text:p>41072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68">
                <text:p>41168</text:p>
              </table:table-cell>
              <table:table-cell office:value-type="float" office:value="41088">
                <text:p>41088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184">
                <text:p>41184</text:p>
              </table:table-cell>
              <table:table-cell office:value-type="float" office:value="41104">
                <text:p>41104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200">
                <text:p>41200</text:p>
              </table:table-cell>
              <table:table-cell office:value-type="float" office:value="41120">
                <text:p>41120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16">
                <text:p>41216</text:p>
              </table:table-cell>
              <table:table-cell office:value-type="float" office:value="41136">
                <text:p>41136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232">
                <text:p>41232</text:p>
              </table:table-cell>
              <table:table-cell office:value-type="float" office:value="41152">
                <text:p>41152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248">
                <text:p>41248</text:p>
              </table:table-cell>
              <table:table-cell office:value-type="float" office:value="41168">
                <text:p>41168</text:p>
              </table:table-cell>
              <table:table-cell office:value-type="float" office:value="42696">
                <text:p>426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64">
                <text:p>41264</text:p>
              </table:table-cell>
              <table:table-cell office:value-type="float" office:value="41184">
                <text:p>41184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280">
                <text:p>41280</text:p>
              </table:table-cell>
              <table:table-cell office:value-type="float" office:value="41200">
                <text:p>41200</text:p>
              </table:table-cell>
              <table:table-cell office:value-type="float" office:value="42728">
                <text:p>42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296">
                <text:p>41296</text:p>
              </table:table-cell>
              <table:table-cell office:value-type="float" office:value="41216">
                <text:p>41216</text:p>
              </table:table-cell>
              <table:table-cell office:value-type="float" office:value="42744">
                <text:p>42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312">
                <text:p>41312</text:p>
              </table:table-cell>
              <table:table-cell office:value-type="float" office:value="41232">
                <text:p>41232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328">
                <text:p>41328</text:p>
              </table:table-cell>
              <table:table-cell office:value-type="float" office:value="41248">
                <text:p>41248</text:p>
              </table:table-cell>
              <table:table-cell office:value-type="float" office:value="42776">
                <text:p>427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344">
                <text:p>41344</text:p>
              </table:table-cell>
              <table:table-cell office:value-type="float" office:value="41264">
                <text:p>41264</text:p>
              </table:table-cell>
              <table:table-cell office:value-type="float" office:value="42792">
                <text:p>427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360">
                <text:p>41360</text:p>
              </table:table-cell>
              <table:table-cell office:value-type="float" office:value="41280">
                <text:p>41280</text:p>
              </table:table-cell>
              <table:table-cell office:value-type="float" office:value="42808">
                <text:p>42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376">
                <text:p>41376</text:p>
              </table:table-cell>
              <table:table-cell office:value-type="float" office:value="41296">
                <text:p>41296</text:p>
              </table:table-cell>
              <table:table-cell office:value-type="float" office:value="42824">
                <text:p>42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392">
                <text:p>41392</text:p>
              </table:table-cell>
              <table:table-cell office:value-type="float" office:value="41312">
                <text:p>41312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8">
                <text:p>41408</text:p>
              </table:table-cell>
              <table:table-cell office:value-type="float" office:value="41328">
                <text:p>41328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424">
                <text:p>41424</text:p>
              </table:table-cell>
              <table:table-cell office:value-type="float" office:value="41344">
                <text:p>41344</text:p>
              </table:table-cell>
              <table:table-cell office:value-type="float" office:value="42872">
                <text:p>428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40">
                <text:p>41440</text:p>
              </table:table-cell>
              <table:table-cell office:value-type="float" office:value="41360">
                <text:p>41360</text:p>
              </table:table-cell>
              <table:table-cell office:value-type="float" office:value="42888">
                <text:p>428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56">
                <text:p>41456</text:p>
              </table:table-cell>
              <table:table-cell office:value-type="float" office:value="41376">
                <text:p>41376</text:p>
              </table:table-cell>
              <table:table-cell office:value-type="float" office:value="42904">
                <text:p>429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472">
                <text:p>41472</text:p>
              </table:table-cell>
              <table:table-cell office:value-type="float" office:value="41392">
                <text:p>41392</text:p>
              </table:table-cell>
              <table:table-cell office:value-type="float" office:value="42920">
                <text:p>429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488">
                <text:p>41488</text:p>
              </table:table-cell>
              <table:table-cell office:value-type="float" office:value="41408">
                <text:p>41408</text:p>
              </table:table-cell>
              <table:table-cell office:value-type="float" office:value="42936">
                <text:p>42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504">
                <text:p>41504</text:p>
              </table:table-cell>
              <table:table-cell office:value-type="float" office:value="41424">
                <text:p>41424</text:p>
              </table:table-cell>
              <table:table-cell office:value-type="float" office:value="42952">
                <text:p>429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520">
                <text:p>41520</text:p>
              </table:table-cell>
              <table:table-cell office:value-type="float" office:value="41440">
                <text:p>41440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536">
                <text:p>41536</text:p>
              </table:table-cell>
              <table:table-cell office:value-type="float" office:value="41456">
                <text:p>41456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552">
                <text:p>41552</text:p>
              </table:table-cell>
              <table:table-cell office:value-type="float" office:value="41472">
                <text:p>41472</text:p>
              </table:table-cell>
              <table:table-cell office:value-type="float" office:value="40672">
                <text:p>406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568">
                <text:p>41568</text:p>
              </table:table-cell>
              <table:table-cell office:value-type="float" office:value="41488">
                <text:p>41488</text:p>
              </table:table-cell>
              <table:table-cell office:value-type="float" office:value="40688">
                <text:p>40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584">
                <text:p>41584</text:p>
              </table:table-cell>
              <table:table-cell office:value-type="float" office:value="41504">
                <text:p>41504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600">
                <text:p>41600</text:p>
              </table:table-cell>
              <table:table-cell office:value-type="float" office:value="41520">
                <text:p>41520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736">
                <text:p>41736</text:p>
              </table:table-cell>
              <table:table-cell office:value-type="float" office:value="41536">
                <text:p>41536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752">
                <text:p>41752</text:p>
              </table:table-cell>
              <table:table-cell office:value-type="float" office:value="41552">
                <text:p>41552</text:p>
              </table:table-cell>
              <table:table-cell office:value-type="float" office:value="40752">
                <text:p>407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768">
                <text:p>41768</text:p>
              </table:table-cell>
              <table:table-cell office:value-type="float" office:value="41568">
                <text:p>41568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784">
                <text:p>41784</text:p>
              </table:table-cell>
              <table:table-cell office:value-type="float" office:value="41704">
                <text:p>41704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800">
                <text:p>41800</text:p>
              </table:table-cell>
              <table:table-cell office:value-type="float" office:value="41720">
                <text:p>41720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816">
                <text:p>41816</text:p>
              </table:table-cell>
              <table:table-cell office:value-type="float" office:value="41736">
                <text:p>41736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832">
                <text:p>41832</text:p>
              </table:table-cell>
              <table:table-cell office:value-type="float" office:value="41752">
                <text:p>41752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848">
                <text:p>41848</text:p>
              </table:table-cell>
              <table:table-cell office:value-type="float" office:value="41768">
                <text:p>41768</text:p>
              </table:table-cell>
              <table:table-cell office:value-type="float" office:value="40848">
                <text:p>408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864">
                <text:p>41864</text:p>
              </table:table-cell>
              <table:table-cell office:value-type="float" office:value="41784">
                <text:p>41784</text:p>
              </table:table-cell>
              <table:table-cell office:value-type="float" office:value="40864">
                <text:p>408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880">
                <text:p>41880</text:p>
              </table:table-cell>
              <table:table-cell office:value-type="float" office:value="41800">
                <text:p>41800</text:p>
              </table:table-cell>
              <table:table-cell office:value-type="float" office:value="40880">
                <text:p>408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896">
                <text:p>41896</text:p>
              </table:table-cell>
              <table:table-cell office:value-type="float" office:value="41816">
                <text:p>41816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912">
                <text:p>41912</text:p>
              </table:table-cell>
              <table:table-cell office:value-type="float" office:value="41832">
                <text:p>41832</text:p>
              </table:table-cell>
              <table:table-cell office:value-type="float" office:value="40912">
                <text:p>40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928">
                <text:p>41928</text:p>
              </table:table-cell>
              <table:table-cell office:value-type="float" office:value="41848">
                <text:p>41848</text:p>
              </table:table-cell>
              <table:table-cell office:value-type="float" office:value="40928">
                <text:p>409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944">
                <text:p>41944</text:p>
              </table:table-cell>
              <table:table-cell office:value-type="float" office:value="41864">
                <text:p>41864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960">
                <text:p>41960</text:p>
              </table:table-cell>
              <table:table-cell office:value-type="float" office:value="41880">
                <text:p>41880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976">
                <text:p>41976</text:p>
              </table:table-cell>
              <table:table-cell office:value-type="float" office:value="41896">
                <text:p>41896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992">
                <text:p>41992</text:p>
              </table:table-cell>
              <table:table-cell office:value-type="float" office:value="41912">
                <text:p>41912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008">
                <text:p>42008</text:p>
              </table:table-cell>
              <table:table-cell office:value-type="float" office:value="41928">
                <text:p>41928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024">
                <text:p>42024</text:p>
              </table:table-cell>
              <table:table-cell office:value-type="float" office:value="41944">
                <text:p>41944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040">
                <text:p>42040</text:p>
              </table:table-cell>
              <table:table-cell office:value-type="float" office:value="41960">
                <text:p>41960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056">
                <text:p>42056</text:p>
              </table:table-cell>
              <table:table-cell office:value-type="float" office:value="41976">
                <text:p>41976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072">
                <text:p>42072</text:p>
              </table:table-cell>
              <table:table-cell office:value-type="float" office:value="41992">
                <text:p>41992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088">
                <text:p>42088</text:p>
              </table:table-cell>
              <table:table-cell office:value-type="float" office:value="42008">
                <text:p>42008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104">
                <text:p>42104</text:p>
              </table:table-cell>
              <table:table-cell office:value-type="float" office:value="42024">
                <text:p>42024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120">
                <text:p>42120</text:p>
              </table:table-cell>
              <table:table-cell office:value-type="float" office:value="42040">
                <text:p>42040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136">
                <text:p>42136</text:p>
              </table:table-cell>
              <table:table-cell office:value-type="float" office:value="42056">
                <text:p>42056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152">
                <text:p>42152</text:p>
              </table:table-cell>
              <table:table-cell office:value-type="float" office:value="42072">
                <text:p>42072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168">
                <text:p>42168</text:p>
              </table:table-cell>
              <table:table-cell office:value-type="float" office:value="42088">
                <text:p>42088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184">
                <text:p>42184</text:p>
              </table:table-cell>
              <table:table-cell office:value-type="float" office:value="42104">
                <text:p>42104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200">
                <text:p>42200</text:p>
              </table:table-cell>
              <table:table-cell office:value-type="float" office:value="42120">
                <text:p>42120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216">
                <text:p>42216</text:p>
              </table:table-cell>
              <table:table-cell office:value-type="float" office:value="42136">
                <text:p>42136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232">
                <text:p>42232</text:p>
              </table:table-cell>
              <table:table-cell office:value-type="float" office:value="42152">
                <text:p>42152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248">
                <text:p>42248</text:p>
              </table:table-cell>
              <table:table-cell office:value-type="float" office:value="42168">
                <text:p>42168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264">
                <text:p>42264</text:p>
              </table:table-cell>
              <table:table-cell office:value-type="float" office:value="42184">
                <text:p>42184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280">
                <text:p>42280</text:p>
              </table:table-cell>
              <table:table-cell office:value-type="float" office:value="42200">
                <text:p>42200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296">
                <text:p>42296</text:p>
              </table:table-cell>
              <table:table-cell office:value-type="float" office:value="42216">
                <text:p>42216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312">
                <text:p>42312</text:p>
              </table:table-cell>
              <table:table-cell office:value-type="float" office:value="42232">
                <text:p>42232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328">
                <text:p>42328</text:p>
              </table:table-cell>
              <table:table-cell office:value-type="float" office:value="42248">
                <text:p>42248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344">
                <text:p>42344</text:p>
              </table:table-cell>
              <table:table-cell office:value-type="float" office:value="42264">
                <text:p>42264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360">
                <text:p>42360</text:p>
              </table:table-cell>
              <table:table-cell office:value-type="float" office:value="42280">
                <text:p>42280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376">
                <text:p>42376</text:p>
              </table:table-cell>
              <table:table-cell office:value-type="float" office:value="42296">
                <text:p>42296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392">
                <text:p>42392</text:p>
              </table:table-cell>
              <table:table-cell office:value-type="float" office:value="42312">
                <text:p>42312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408">
                <text:p>42408</text:p>
              </table:table-cell>
              <table:table-cell office:value-type="float" office:value="42328">
                <text:p>42328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424">
                <text:p>42424</text:p>
              </table:table-cell>
              <table:table-cell office:value-type="float" office:value="42344">
                <text:p>42344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440">
                <text:p>42440</text:p>
              </table:table-cell>
              <table:table-cell office:value-type="float" office:value="42360">
                <text:p>42360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456">
                <text:p>42456</text:p>
              </table:table-cell>
              <table:table-cell office:value-type="float" office:value="42376">
                <text:p>42376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472">
                <text:p>42472</text:p>
              </table:table-cell>
              <table:table-cell office:value-type="float" office:value="42392">
                <text:p>42392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488">
                <text:p>42488</text:p>
              </table:table-cell>
              <table:table-cell office:value-type="float" office:value="42408">
                <text:p>42408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04">
                <text:p>42504</text:p>
              </table:table-cell>
              <table:table-cell office:value-type="float" office:value="42424">
                <text:p>42424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520">
                <text:p>42520</text:p>
              </table:table-cell>
              <table:table-cell office:value-type="float" office:value="42440">
                <text:p>42440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536">
                <text:p>42536</text:p>
              </table:table-cell>
              <table:table-cell office:value-type="float" office:value="42456">
                <text:p>42456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552">
                <text:p>42552</text:p>
              </table:table-cell>
              <table:table-cell office:value-type="float" office:value="42472">
                <text:p>42472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68">
                <text:p>42568</text:p>
              </table:table-cell>
              <table:table-cell office:value-type="float" office:value="42488">
                <text:p>42488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584">
                <text:p>42584</text:p>
              </table:table-cell>
              <table:table-cell office:value-type="float" office:value="42504">
                <text:p>42504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600">
                <text:p>42600</text:p>
              </table:table-cell>
              <table:table-cell office:value-type="float" office:value="42520">
                <text:p>42520</text:p>
              </table:table-cell>
              <table:table-cell office:value-type="float" office:value="41720">
                <text:p>417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616">
                <text:p>42616</text:p>
              </table:table-cell>
              <table:table-cell office:value-type="float" office:value="42536">
                <text:p>42536</text:p>
              </table:table-cell>
              <table:table-cell office:value-type="float" office:value="41736">
                <text:p>417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632">
                <text:p>42632</text:p>
              </table:table-cell>
              <table:table-cell office:value-type="float" office:value="42552">
                <text:p>42552</text:p>
              </table:table-cell>
              <table:table-cell office:value-type="float" office:value="41752">
                <text:p>417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648">
                <text:p>42648</text:p>
              </table:table-cell>
              <table:table-cell office:value-type="float" office:value="42568">
                <text:p>42568</text:p>
              </table:table-cell>
              <table:table-cell office:value-type="float" office:value="41768">
                <text:p>41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64">
                <text:p>42664</text:p>
              </table:table-cell>
              <table:table-cell office:value-type="float" office:value="42584">
                <text:p>42584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680">
                <text:p>42680</text:p>
              </table:table-cell>
              <table:table-cell office:value-type="float" office:value="42600">
                <text:p>42600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816">
                <text:p>42816</text:p>
              </table:table-cell>
              <table:table-cell office:value-type="float" office:value="42616">
                <text:p>42616</text:p>
              </table:table-cell>
              <table:table-cell office:value-type="float" office:value="41816">
                <text:p>418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832">
                <text:p>42832</text:p>
              </table:table-cell>
              <table:table-cell office:value-type="float" office:value="42632">
                <text:p>42632</text:p>
              </table:table-cell>
              <table:table-cell office:value-type="float" office:value="41832">
                <text:p>418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848">
                <text:p>42848</text:p>
              </table:table-cell>
              <table:table-cell office:value-type="float" office:value="42648">
                <text:p>42648</text:p>
              </table:table-cell>
              <table:table-cell office:value-type="float" office:value="41848">
                <text:p>418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864">
                <text:p>42864</text:p>
              </table:table-cell>
              <table:table-cell office:value-type="float" office:value="42784">
                <text:p>42784</text:p>
              </table:table-cell>
              <table:table-cell office:value-type="float" office:value="41864">
                <text:p>41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880">
                <text:p>42880</text:p>
              </table:table-cell>
              <table:table-cell office:value-type="float" office:value="42800">
                <text:p>42800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896">
                <text:p>42896</text:p>
              </table:table-cell>
              <table:table-cell office:value-type="float" office:value="42816">
                <text:p>42816</text:p>
              </table:table-cell>
              <table:table-cell office:value-type="float" office:value="41896">
                <text:p>41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12">
                <text:p>42912</text:p>
              </table:table-cell>
              <table:table-cell office:value-type="float" office:value="42832">
                <text:p>42832</text:p>
              </table:table-cell>
              <table:table-cell office:value-type="float" office:value="41912">
                <text:p>41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28">
                <text:p>42928</text:p>
              </table:table-cell>
              <table:table-cell office:value-type="float" office:value="42848">
                <text:p>42848</text:p>
              </table:table-cell>
              <table:table-cell office:value-type="float" office:value="41928">
                <text:p>419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44">
                <text:p>42944</text:p>
              </table:table-cell>
              <table:table-cell office:value-type="float" office:value="42864">
                <text:p>42864</text:p>
              </table:table-cell>
              <table:table-cell office:value-type="float" office:value="41944">
                <text:p>419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60">
                <text:p>42960</text:p>
              </table:table-cell>
              <table:table-cell office:value-type="float" office:value="42880">
                <text:p>42880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6">
                <text:p>42976</text:p>
              </table:table-cell>
              <table:table-cell office:value-type="float" office:value="42896">
                <text:p>42896</text:p>
              </table:table-cell>
              <table:table-cell office:value-type="float" office:value="41976">
                <text:p>419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92">
                <text:p>42992</text:p>
              </table:table-cell>
              <table:table-cell office:value-type="float" office:value="42912">
                <text:p>42912</text:p>
              </table:table-cell>
              <table:table-cell office:value-type="float" office:value="41992">
                <text:p>419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520">
                <text:p>40520</text:p>
              </table:table-cell>
              <table:table-cell office:value-type="float" office:value="42928">
                <text:p>42928</text:p>
              </table:table-cell>
              <table:table-cell office:value-type="float" office:value="42008">
                <text:p>420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536">
                <text:p>40536</text:p>
              </table:table-cell>
              <table:table-cell office:value-type="float" office:value="42944">
                <text:p>42944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52">
                <text:p>40552</text:p>
              </table:table-cell>
              <table:table-cell office:value-type="float" office:value="42960">
                <text:p>42960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568">
                <text:p>40568</text:p>
              </table:table-cell>
              <table:table-cell office:value-type="float" office:value="42976">
                <text:p>42976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584">
                <text:p>40584</text:p>
              </table:table-cell>
              <table:table-cell office:value-type="float" office:value="42992">
                <text:p>42992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600">
                <text:p>40600</text:p>
              </table:table-cell>
              <table:table-cell office:value-type="float" office:value="40520">
                <text:p>40520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616">
                <text:p>40616</text:p>
              </table:table-cell>
              <table:table-cell office:value-type="float" office:value="40536">
                <text:p>40536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632">
                <text:p>40632</text:p>
              </table:table-cell>
              <table:table-cell office:value-type="float" office:value="40552">
                <text:p>40552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648">
                <text:p>40648</text:p>
              </table:table-cell>
              <table:table-cell office:value-type="float" office:value="40568">
                <text:p>40568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664">
                <text:p>40664</text:p>
              </table:table-cell>
              <table:table-cell office:value-type="float" office:value="40584">
                <text:p>40584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680">
                <text:p>40680</text:p>
              </table:table-cell>
              <table:table-cell office:value-type="float" office:value="40600">
                <text:p>40600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696">
                <text:p>40696</text:p>
              </table:table-cell>
              <table:table-cell office:value-type="float" office:value="40616">
                <text:p>40616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712">
                <text:p>40712</text:p>
              </table:table-cell>
              <table:table-cell office:value-type="float" office:value="40632">
                <text:p>40632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728">
                <text:p>40728</text:p>
              </table:table-cell>
              <table:table-cell office:value-type="float" office:value="40648">
                <text:p>40648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744">
                <text:p>40744</text:p>
              </table:table-cell>
              <table:table-cell office:value-type="float" office:value="40664">
                <text:p>40664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760">
                <text:p>40760</text:p>
              </table:table-cell>
              <table:table-cell office:value-type="float" office:value="40680">
                <text:p>40680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776">
                <text:p>40776</text:p>
              </table:table-cell>
              <table:table-cell office:value-type="float" office:value="40696">
                <text:p>40696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792">
                <text:p>40792</text:p>
              </table:table-cell>
              <table:table-cell office:value-type="float" office:value="40712">
                <text:p>40712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808">
                <text:p>40808</text:p>
              </table:table-cell>
              <table:table-cell office:value-type="float" office:value="40728">
                <text:p>40728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824">
                <text:p>40824</text:p>
              </table:table-cell>
              <table:table-cell office:value-type="float" office:value="40744">
                <text:p>40744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840">
                <text:p>40840</text:p>
              </table:table-cell>
              <table:table-cell office:value-type="float" office:value="40760">
                <text:p>40760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856">
                <text:p>40856</text:p>
              </table:table-cell>
              <table:table-cell office:value-type="float" office:value="40776">
                <text:p>40776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872">
                <text:p>40872</text:p>
              </table:table-cell>
              <table:table-cell office:value-type="float" office:value="40792">
                <text:p>40792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888">
                <text:p>40888</text:p>
              </table:table-cell>
              <table:table-cell office:value-type="float" office:value="40808">
                <text:p>40808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904">
                <text:p>40904</text:p>
              </table:table-cell>
              <table:table-cell office:value-type="float" office:value="40824">
                <text:p>40824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920">
                <text:p>40920</text:p>
              </table:table-cell>
              <table:table-cell office:value-type="float" office:value="40840">
                <text:p>40840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936">
                <text:p>40936</text:p>
              </table:table-cell>
              <table:table-cell office:value-type="float" office:value="40856">
                <text:p>40856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952">
                <text:p>40952</text:p>
              </table:table-cell>
              <table:table-cell office:value-type="float" office:value="40872">
                <text:p>40872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520">
                <text:p>40520</text:p>
              </table:table-cell>
              <table:table-cell office:value-type="float" office:value="40888">
                <text:p>40888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536">
                <text:p>40536</text:p>
              </table:table-cell>
              <table:table-cell office:value-type="float" office:value="40904">
                <text:p>40904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552">
                <text:p>40552</text:p>
              </table:table-cell>
              <table:table-cell office:value-type="float" office:value="40920">
                <text:p>40920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568">
                <text:p>40568</text:p>
              </table:table-cell>
              <table:table-cell office:value-type="float" office:value="40936">
                <text:p>40936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584">
                <text:p>40584</text:p>
              </table:table-cell>
              <table:table-cell office:value-type="float" office:value="40952">
                <text:p>40952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600">
                <text:p>40600</text:p>
              </table:table-cell>
              <table:table-cell office:value-type="float" office:value="40520">
                <text:p>40520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616">
                <text:p>40616</text:p>
              </table:table-cell>
              <table:table-cell office:value-type="float" office:value="40536">
                <text:p>40536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32">
                <text:p>40632</text:p>
              </table:table-cell>
              <table:table-cell office:value-type="float" office:value="40552">
                <text:p>40552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48">
                <text:p>40648</text:p>
              </table:table-cell>
              <table:table-cell office:value-type="float" office:value="40568">
                <text:p>40568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64">
                <text:p>40664</text:p>
              </table:table-cell>
              <table:table-cell office:value-type="float" office:value="40584">
                <text:p>4058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80">
                <text:p>40680</text:p>
              </table:table-cell>
              <table:table-cell office:value-type="float" office:value="40600">
                <text:p>40600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696">
                <text:p>40696</text:p>
              </table:table-cell>
              <table:table-cell office:value-type="float" office:value="40616">
                <text:p>40616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12">
                <text:p>40712</text:p>
              </table:table-cell>
              <table:table-cell office:value-type="float" office:value="40632">
                <text:p>40632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28">
                <text:p>40728</text:p>
              </table:table-cell>
              <table:table-cell office:value-type="float" office:value="40648">
                <text:p>40648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744">
                <text:p>40744</text:p>
              </table:table-cell>
              <table:table-cell office:value-type="float" office:value="40664">
                <text:p>40664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760">
                <text:p>40760</text:p>
              </table:table-cell>
              <table:table-cell office:value-type="float" office:value="40680">
                <text:p>40680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776">
                <text:p>40776</text:p>
              </table:table-cell>
              <table:table-cell office:value-type="float" office:value="40696">
                <text:p>40696</text:p>
              </table:table-cell>
              <table:table-cell office:value-type="float" office:value="42832">
                <text:p>428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792">
                <text:p>40792</text:p>
              </table:table-cell>
              <table:table-cell office:value-type="float" office:value="40712">
                <text:p>40712</text:p>
              </table:table-cell>
              <table:table-cell office:value-type="float" office:value="42848">
                <text:p>428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808">
                <text:p>40808</text:p>
              </table:table-cell>
              <table:table-cell office:value-type="float" office:value="40728">
                <text:p>40728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824">
                <text:p>40824</text:p>
              </table:table-cell>
              <table:table-cell office:value-type="float" office:value="40744">
                <text:p>40744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960">
                <text:p>40960</text:p>
              </table:table-cell>
              <table:table-cell office:value-type="float" office:value="40760">
                <text:p>40760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976">
                <text:p>40976</text:p>
              </table:table-cell>
              <table:table-cell office:value-type="float" office:value="40776">
                <text:p>40776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992">
                <text:p>40992</text:p>
              </table:table-cell>
              <table:table-cell office:value-type="float" office:value="40792">
                <text:p>40792</text:p>
              </table:table-cell>
              <table:table-cell office:value-type="float" office:value="42928">
                <text:p>429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08">
                <text:p>41008</text:p>
              </table:table-cell>
              <table:table-cell office:value-type="float" office:value="40928">
                <text:p>40928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024">
                <text:p>41024</text:p>
              </table:table-cell>
              <table:table-cell office:value-type="float" office:value="40944">
                <text:p>40944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040">
                <text:p>41040</text:p>
              </table:table-cell>
              <table:table-cell office:value-type="float" office:value="40960">
                <text:p>40960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56">
                <text:p>41056</text:p>
              </table:table-cell>
              <table:table-cell office:value-type="float" office:value="40976">
                <text:p>40976</text:p>
              </table:table-cell>
              <table:table-cell office:value-type="float" office:value="42992">
                <text:p>429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72">
                <text:p>41072</text:p>
              </table:table-cell>
              <table:table-cell office:value-type="float" office:value="40992">
                <text:p>40992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88">
                <text:p>41088</text:p>
              </table:table-cell>
              <table:table-cell office:value-type="float" office:value="41008">
                <text:p>41008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04">
                <text:p>41104</text:p>
              </table:table-cell>
              <table:table-cell office:value-type="float" office:value="41024">
                <text:p>41024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20">
                <text:p>41120</text:p>
              </table:table-cell>
              <table:table-cell office:value-type="float" office:value="41040">
                <text:p>41040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136">
                <text:p>41136</text:p>
              </table:table-cell>
              <table:table-cell office:value-type="float" office:value="41056">
                <text:p>41056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152">
                <text:p>41152</text:p>
              </table:table-cell>
              <table:table-cell office:value-type="float" office:value="41072">
                <text:p>41072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168">
                <text:p>41168</text:p>
              </table:table-cell>
              <table:table-cell office:value-type="float" office:value="41088">
                <text:p>41088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184">
                <text:p>41184</text:p>
              </table:table-cell>
              <table:table-cell office:value-type="float" office:value="41104">
                <text:p>41104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200">
                <text:p>41200</text:p>
              </table:table-cell>
              <table:table-cell office:value-type="float" office:value="41120">
                <text:p>41120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216">
                <text:p>41216</text:p>
              </table:table-cell>
              <table:table-cell office:value-type="float" office:value="41136">
                <text:p>41136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232">
                <text:p>41232</text:p>
              </table:table-cell>
              <table:table-cell office:value-type="float" office:value="41152">
                <text:p>41152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248">
                <text:p>41248</text:p>
              </table:table-cell>
              <table:table-cell office:value-type="float" office:value="41168">
                <text:p>41168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264">
                <text:p>41264</text:p>
              </table:table-cell>
              <table:table-cell office:value-type="float" office:value="41184">
                <text:p>41184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280">
                <text:p>41280</text:p>
              </table:table-cell>
              <table:table-cell office:value-type="float" office:value="41200">
                <text:p>41200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296">
                <text:p>41296</text:p>
              </table:table-cell>
              <table:table-cell office:value-type="float" office:value="41216">
                <text:p>41216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1312">
                <text:p>41312</text:p>
              </table:table-cell>
              <table:table-cell office:value-type="float" office:value="41232">
                <text:p>41232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328">
                <text:p>41328</text:p>
              </table:table-cell>
              <table:table-cell office:value-type="float" office:value="41248">
                <text:p>41248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344">
                <text:p>41344</text:p>
              </table:table-cell>
              <table:table-cell office:value-type="float" office:value="41264">
                <text:p>41264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60">
                <text:p>41360</text:p>
              </table:table-cell>
              <table:table-cell office:value-type="float" office:value="41280">
                <text:p>41280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376">
                <text:p>41376</text:p>
              </table:table-cell>
              <table:table-cell office:value-type="float" office:value="41296">
                <text:p>41296</text:p>
              </table:table-cell>
              <table:table-cell office:value-type="float" office:value="40824">
                <text:p>408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392">
                <text:p>41392</text:p>
              </table:table-cell>
              <table:table-cell office:value-type="float" office:value="41312">
                <text:p>41312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408">
                <text:p>41408</text:p>
              </table:table-cell>
              <table:table-cell office:value-type="float" office:value="41328">
                <text:p>41328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424">
                <text:p>41424</text:p>
              </table:table-cell>
              <table:table-cell office:value-type="float" office:value="41344">
                <text:p>41344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440">
                <text:p>41440</text:p>
              </table:table-cell>
              <table:table-cell office:value-type="float" office:value="41360">
                <text:p>41360</text:p>
              </table:table-cell>
              <table:table-cell office:value-type="float" office:value="40888">
                <text:p>408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456">
                <text:p>41456</text:p>
              </table:table-cell>
              <table:table-cell office:value-type="float" office:value="41376">
                <text:p>41376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472">
                <text:p>41472</text:p>
              </table:table-cell>
              <table:table-cell office:value-type="float" office:value="41392">
                <text:p>41392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488">
                <text:p>41488</text:p>
              </table:table-cell>
              <table:table-cell office:value-type="float" office:value="41408">
                <text:p>41408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504">
                <text:p>41504</text:p>
              </table:table-cell>
              <table:table-cell office:value-type="float" office:value="41424">
                <text:p>41424</text:p>
              </table:table-cell>
              <table:table-cell office:value-type="float" office:value="40952">
                <text:p>409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520">
                <text:p>41520</text:p>
              </table:table-cell>
              <table:table-cell office:value-type="float" office:value="41440">
                <text:p>41440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536">
                <text:p>41536</text:p>
              </table:table-cell>
              <table:table-cell office:value-type="float" office:value="41456">
                <text:p>41456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552">
                <text:p>41552</text:p>
              </table:table-cell>
              <table:table-cell office:value-type="float" office:value="41472">
                <text:p>41472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568">
                <text:p>41568</text:p>
              </table:table-cell>
              <table:table-cell office:value-type="float" office:value="41488">
                <text:p>41488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584">
                <text:p>41584</text:p>
              </table:table-cell>
              <table:table-cell office:value-type="float" office:value="41504">
                <text:p>41504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600">
                <text:p>41600</text:p>
              </table:table-cell>
              <table:table-cell office:value-type="float" office:value="41520">
                <text:p>41520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616">
                <text:p>41616</text:p>
              </table:table-cell>
              <table:table-cell office:value-type="float" office:value="41536">
                <text:p>41536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632">
                <text:p>41632</text:p>
              </table:table-cell>
              <table:table-cell office:value-type="float" office:value="41552">
                <text:p>41552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648">
                <text:p>41648</text:p>
              </table:table-cell>
              <table:table-cell office:value-type="float" office:value="41568">
                <text:p>41568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664">
                <text:p>41664</text:p>
              </table:table-cell>
              <table:table-cell office:value-type="float" office:value="41584">
                <text:p>41584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680">
                <text:p>41680</text:p>
              </table:table-cell>
              <table:table-cell office:value-type="float" office:value="41600">
                <text:p>41600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696">
                <text:p>41696</text:p>
              </table:table-cell>
              <table:table-cell office:value-type="float" office:value="41616">
                <text:p>41616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712">
                <text:p>41712</text:p>
              </table:table-cell>
              <table:table-cell office:value-type="float" office:value="41632">
                <text:p>41632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728">
                <text:p>41728</text:p>
              </table:table-cell>
              <table:table-cell office:value-type="float" office:value="41648">
                <text:p>41648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744">
                <text:p>41744</text:p>
              </table:table-cell>
              <table:table-cell office:value-type="float" office:value="41664">
                <text:p>41664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760">
                <text:p>41760</text:p>
              </table:table-cell>
              <table:table-cell office:value-type="float" office:value="41680">
                <text:p>41680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776">
                <text:p>41776</text:p>
              </table:table-cell>
              <table:table-cell office:value-type="float" office:value="41696">
                <text:p>41696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792">
                <text:p>41792</text:p>
              </table:table-cell>
              <table:table-cell office:value-type="float" office:value="41712">
                <text:p>41712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808">
                <text:p>41808</text:p>
              </table:table-cell>
              <table:table-cell office:value-type="float" office:value="41728">
                <text:p>41728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824">
                <text:p>41824</text:p>
              </table:table-cell>
              <table:table-cell office:value-type="float" office:value="41744">
                <text:p>41744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840">
                <text:p>41840</text:p>
              </table:table-cell>
              <table:table-cell office:value-type="float" office:value="41760">
                <text:p>41760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856">
                <text:p>41856</text:p>
              </table:table-cell>
              <table:table-cell office:value-type="float" office:value="41776">
                <text:p>41776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872">
                <text:p>41872</text:p>
              </table:table-cell>
              <table:table-cell office:value-type="float" office:value="41792">
                <text:p>41792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888">
                <text:p>41888</text:p>
              </table:table-cell>
              <table:table-cell office:value-type="float" office:value="41808">
                <text:p>41808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024">
                <text:p>42024</text:p>
              </table:table-cell>
              <table:table-cell office:value-type="float" office:value="41824">
                <text:p>41824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040">
                <text:p>42040</text:p>
              </table:table-cell>
              <table:table-cell office:value-type="float" office:value="41840">
                <text:p>41840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056">
                <text:p>42056</text:p>
              </table:table-cell>
              <table:table-cell office:value-type="float" office:value="41856">
                <text:p>41856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072">
                <text:p>42072</text:p>
              </table:table-cell>
              <table:table-cell office:value-type="float" office:value="41872">
                <text:p>41872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088">
                <text:p>42088</text:p>
              </table:table-cell>
              <table:table-cell office:value-type="float" office:value="42008">
                <text:p>42008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104">
                <text:p>42104</text:p>
              </table:table-cell>
              <table:table-cell office:value-type="float" office:value="42024">
                <text:p>42024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120">
                <text:p>42120</text:p>
              </table:table-cell>
              <table:table-cell office:value-type="float" office:value="42040">
                <text:p>42040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136">
                <text:p>42136</text:p>
              </table:table-cell>
              <table:table-cell office:value-type="float" office:value="42056">
                <text:p>42056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152">
                <text:p>42152</text:p>
              </table:table-cell>
              <table:table-cell office:value-type="float" office:value="42072">
                <text:p>42072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168">
                <text:p>42168</text:p>
              </table:table-cell>
              <table:table-cell office:value-type="float" office:value="42088">
                <text:p>42088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184">
                <text:p>42184</text:p>
              </table:table-cell>
              <table:table-cell office:value-type="float" office:value="42104">
                <text:p>42104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200">
                <text:p>42200</text:p>
              </table:table-cell>
              <table:table-cell office:value-type="float" office:value="42120">
                <text:p>42120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216">
                <text:p>42216</text:p>
              </table:table-cell>
              <table:table-cell office:value-type="float" office:value="42136">
                <text:p>42136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232">
                <text:p>42232</text:p>
              </table:table-cell>
              <table:table-cell office:value-type="float" office:value="42152">
                <text:p>42152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248">
                <text:p>42248</text:p>
              </table:table-cell>
              <table:table-cell office:value-type="float" office:value="42168">
                <text:p>42168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264">
                <text:p>42264</text:p>
              </table:table-cell>
              <table:table-cell office:value-type="float" office:value="42184">
                <text:p>42184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280">
                <text:p>42280</text:p>
              </table:table-cell>
              <table:table-cell office:value-type="float" office:value="42200">
                <text:p>42200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296">
                <text:p>42296</text:p>
              </table:table-cell>
              <table:table-cell office:value-type="float" office:value="42216">
                <text:p>42216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12">
                <text:p>42312</text:p>
              </table:table-cell>
              <table:table-cell office:value-type="float" office:value="42232">
                <text:p>42232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328">
                <text:p>42328</text:p>
              </table:table-cell>
              <table:table-cell office:value-type="float" office:value="42248">
                <text:p>42248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344">
                <text:p>42344</text:p>
              </table:table-cell>
              <table:table-cell office:value-type="float" office:value="42264">
                <text:p>42264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360">
                <text:p>42360</text:p>
              </table:table-cell>
              <table:table-cell office:value-type="float" office:value="42280">
                <text:p>42280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376">
                <text:p>42376</text:p>
              </table:table-cell>
              <table:table-cell office:value-type="float" office:value="42296">
                <text:p>42296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392">
                <text:p>42392</text:p>
              </table:table-cell>
              <table:table-cell office:value-type="float" office:value="42312">
                <text:p>42312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408">
                <text:p>42408</text:p>
              </table:table-cell>
              <table:table-cell office:value-type="float" office:value="42328">
                <text:p>42328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24">
                <text:p>42424</text:p>
              </table:table-cell>
              <table:table-cell office:value-type="float" office:value="42344">
                <text:p>42344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40">
                <text:p>42440</text:p>
              </table:table-cell>
              <table:table-cell office:value-type="float" office:value="42360">
                <text:p>42360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56">
                <text:p>42456</text:p>
              </table:table-cell>
              <table:table-cell office:value-type="float" office:value="42376">
                <text:p>42376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72">
                <text:p>42472</text:p>
              </table:table-cell>
              <table:table-cell office:value-type="float" office:value="42392">
                <text:p>42392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88">
                <text:p>42488</text:p>
              </table:table-cell>
              <table:table-cell office:value-type="float" office:value="42408">
                <text:p>42408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04">
                <text:p>42504</text:p>
              </table:table-cell>
              <table:table-cell office:value-type="float" office:value="42424">
                <text:p>42424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520">
                <text:p>42520</text:p>
              </table:table-cell>
              <table:table-cell office:value-type="float" office:value="42440">
                <text:p>42440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536">
                <text:p>42536</text:p>
              </table:table-cell>
              <table:table-cell office:value-type="float" office:value="42456">
                <text:p>42456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552">
                <text:p>42552</text:p>
              </table:table-cell>
              <table:table-cell office:value-type="float" office:value="42472">
                <text:p>42472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568">
                <text:p>42568</text:p>
              </table:table-cell>
              <table:table-cell office:value-type="float" office:value="42488">
                <text:p>42488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584">
                <text:p>42584</text:p>
              </table:table-cell>
              <table:table-cell office:value-type="float" office:value="42504">
                <text:p>42504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600">
                <text:p>42600</text:p>
              </table:table-cell>
              <table:table-cell office:value-type="float" office:value="42520">
                <text:p>42520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616">
                <text:p>42616</text:p>
              </table:table-cell>
              <table:table-cell office:value-type="float" office:value="42536">
                <text:p>42536</text:p>
              </table:table-cell>
              <table:table-cell office:value-type="float" office:value="41616">
                <text:p>416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632">
                <text:p>42632</text:p>
              </table:table-cell>
              <table:table-cell office:value-type="float" office:value="42552">
                <text:p>42552</text:p>
              </table:table-cell>
              <table:table-cell office:value-type="float" office:value="41632">
                <text:p>416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648">
                <text:p>42648</text:p>
              </table:table-cell>
              <table:table-cell office:value-type="float" office:value="42568">
                <text:p>42568</text:p>
              </table:table-cell>
              <table:table-cell office:value-type="float" office:value="41648">
                <text:p>416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664">
                <text:p>42664</text:p>
              </table:table-cell>
              <table:table-cell office:value-type="float" office:value="42584">
                <text:p>42584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680">
                <text:p>42680</text:p>
              </table:table-cell>
              <table:table-cell office:value-type="float" office:value="42600">
                <text:p>42600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696">
                <text:p>42696</text:p>
              </table:table-cell>
              <table:table-cell office:value-type="float" office:value="42616">
                <text:p>42616</text:p>
              </table:table-cell>
              <table:table-cell office:value-type="float" office:value="41696">
                <text:p>416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712">
                <text:p>42712</text:p>
              </table:table-cell>
              <table:table-cell office:value-type="float" office:value="42632">
                <text:p>42632</text:p>
              </table:table-cell>
              <table:table-cell office:value-type="float" office:value="41712">
                <text:p>417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728">
                <text:p>42728</text:p>
              </table:table-cell>
              <table:table-cell office:value-type="float" office:value="42648">
                <text:p>42648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744">
                <text:p>42744</text:p>
              </table:table-cell>
              <table:table-cell office:value-type="float" office:value="42664">
                <text:p>42664</text:p>
              </table:table-cell>
              <table:table-cell office:value-type="float" office:value="41744">
                <text:p>417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760">
                <text:p>42760</text:p>
              </table:table-cell>
              <table:table-cell office:value-type="float" office:value="42680">
                <text:p>42680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776">
                <text:p>42776</text:p>
              </table:table-cell>
              <table:table-cell office:value-type="float" office:value="42696">
                <text:p>42696</text:p>
              </table:table-cell>
              <table:table-cell office:value-type="float" office:value="41776">
                <text:p>417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792">
                <text:p>42792</text:p>
              </table:table-cell>
              <table:table-cell office:value-type="float" office:value="42712">
                <text:p>42712</text:p>
              </table:table-cell>
              <table:table-cell office:value-type="float" office:value="41792">
                <text:p>417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808">
                <text:p>42808</text:p>
              </table:table-cell>
              <table:table-cell office:value-type="float" office:value="42728">
                <text:p>42728</text:p>
              </table:table-cell>
              <table:table-cell office:value-type="float" office:value="41808">
                <text:p>418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824">
                <text:p>42824</text:p>
              </table:table-cell>
              <table:table-cell office:value-type="float" office:value="42744">
                <text:p>42744</text:p>
              </table:table-cell>
              <table:table-cell office:value-type="float" office:value="41824">
                <text:p>41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840">
                <text:p>42840</text:p>
              </table:table-cell>
              <table:table-cell office:value-type="float" office:value="42760">
                <text:p>42760</text:p>
              </table:table-cell>
              <table:table-cell office:value-type="float" office:value="41840">
                <text:p>418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856">
                <text:p>42856</text:p>
              </table:table-cell>
              <table:table-cell office:value-type="float" office:value="42776">
                <text:p>42776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872">
                <text:p>42872</text:p>
              </table:table-cell>
              <table:table-cell office:value-type="float" office:value="42792">
                <text:p>42792</text:p>
              </table:table-cell>
              <table:table-cell office:value-type="float" office:value="41872">
                <text:p>418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888">
                <text:p>42888</text:p>
              </table:table-cell>
              <table:table-cell office:value-type="float" office:value="42808">
                <text:p>42808</text:p>
              </table:table-cell>
              <table:table-cell office:value-type="float" office:value="41888">
                <text:p>418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904">
                <text:p>42904</text:p>
              </table:table-cell>
              <table:table-cell office:value-type="float" office:value="42824">
                <text:p>42824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920">
                <text:p>42920</text:p>
              </table:table-cell>
              <table:table-cell office:value-type="float" office:value="42840">
                <text:p>42840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936">
                <text:p>42936</text:p>
              </table:table-cell>
              <table:table-cell office:value-type="float" office:value="42856">
                <text:p>42856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952">
                <text:p>42952</text:p>
              </table:table-cell>
              <table:table-cell office:value-type="float" office:value="42872">
                <text:p>42872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968">
                <text:p>42968</text:p>
              </table:table-cell>
              <table:table-cell office:value-type="float" office:value="42888">
                <text:p>42888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640">
                <text:p>40640</text:p>
              </table:table-cell>
              <table:table-cell office:value-type="float" office:value="42904">
                <text:p>42904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656">
                <text:p>40656</text:p>
              </table:table-cell>
              <table:table-cell office:value-type="float" office:value="42920">
                <text:p>42920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672">
                <text:p>40672</text:p>
              </table:table-cell>
              <table:table-cell office:value-type="float" office:value="42936">
                <text:p>42936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688">
                <text:p>40688</text:p>
              </table:table-cell>
              <table:table-cell office:value-type="float" office:value="42952">
                <text:p>42952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704">
                <text:p>40704</text:p>
              </table:table-cell>
              <table:table-cell office:value-type="float" office:value="40640">
                <text:p>40640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720">
                <text:p>40720</text:p>
              </table:table-cell>
              <table:table-cell office:value-type="float" office:value="40656">
                <text:p>40656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736">
                <text:p>40736</text:p>
              </table:table-cell>
              <table:table-cell office:value-type="float" office:value="40672">
                <text:p>40672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752">
                <text:p>40752</text:p>
              </table:table-cell>
              <table:table-cell office:value-type="float" office:value="40688">
                <text:p>40688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768">
                <text:p>40768</text:p>
              </table:table-cell>
              <table:table-cell office:value-type="float" office:value="40704">
                <text:p>40704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784">
                <text:p>40784</text:p>
              </table:table-cell>
              <table:table-cell office:value-type="float" office:value="40720">
                <text:p>40720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800">
                <text:p>40800</text:p>
              </table:table-cell>
              <table:table-cell office:value-type="float" office:value="40736">
                <text:p>40736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816">
                <text:p>40816</text:p>
              </table:table-cell>
              <table:table-cell office:value-type="float" office:value="40752">
                <text:p>40752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832">
                <text:p>40832</text:p>
              </table:table-cell>
              <table:table-cell office:value-type="float" office:value="40768">
                <text:p>40768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848">
                <text:p>40848</text:p>
              </table:table-cell>
              <table:table-cell office:value-type="float" office:value="40784">
                <text:p>40784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864">
                <text:p>40864</text:p>
              </table:table-cell>
              <table:table-cell office:value-type="float" office:value="40800">
                <text:p>40800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880">
                <text:p>40880</text:p>
              </table:table-cell>
              <table:table-cell office:value-type="float" office:value="40816">
                <text:p>40816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896">
                <text:p>40896</text:p>
              </table:table-cell>
              <table:table-cell office:value-type="float" office:value="40832">
                <text:p>40832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912">
                <text:p>40912</text:p>
              </table:table-cell>
              <table:table-cell office:value-type="float" office:value="40848">
                <text:p>40848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928">
                <text:p>40928</text:p>
              </table:table-cell>
              <table:table-cell office:value-type="float" office:value="40864">
                <text:p>40864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944">
                <text:p>40944</text:p>
              </table:table-cell>
              <table:table-cell office:value-type="float" office:value="40880">
                <text:p>40880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60">
                <text:p>40960</text:p>
              </table:table-cell>
              <table:table-cell office:value-type="float" office:value="40896">
                <text:p>40896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76">
                <text:p>40976</text:p>
              </table:table-cell>
              <table:table-cell office:value-type="float" office:value="40912">
                <text:p>40912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92">
                <text:p>40992</text:p>
              </table:table-cell>
              <table:table-cell office:value-type="float" office:value="40928">
                <text:p>40928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008">
                <text:p>41008</text:p>
              </table:table-cell>
              <table:table-cell office:value-type="float" office:value="40944">
                <text:p>40944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024">
                <text:p>41024</text:p>
              </table:table-cell>
              <table:table-cell office:value-type="float" office:value="40960">
                <text:p>40960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040">
                <text:p>41040</text:p>
              </table:table-cell>
              <table:table-cell office:value-type="float" office:value="40976">
                <text:p>40976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056">
                <text:p>41056</text:p>
              </table:table-cell>
              <table:table-cell office:value-type="float" office:value="40992">
                <text:p>40992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072">
                <text:p>41072</text:p>
              </table:table-cell>
              <table:table-cell office:value-type="float" office:value="41008">
                <text:p>41008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088">
                <text:p>41088</text:p>
              </table:table-cell>
              <table:table-cell office:value-type="float" office:value="41024">
                <text:p>41024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104">
                <text:p>41104</text:p>
              </table:table-cell>
              <table:table-cell office:value-type="float" office:value="41040">
                <text:p>4104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120">
                <text:p>41120</text:p>
              </table:table-cell>
              <table:table-cell office:value-type="float" office:value="41056">
                <text:p>41056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136">
                <text:p>41136</text:p>
              </table:table-cell>
              <table:table-cell office:value-type="float" office:value="41072">
                <text:p>41072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152">
                <text:p>41152</text:p>
              </table:table-cell>
              <table:table-cell office:value-type="float" office:value="41088">
                <text:p>41088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168">
                <text:p>41168</text:p>
              </table:table-cell>
              <table:table-cell office:value-type="float" office:value="41104">
                <text:p>41104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184">
                <text:p>41184</text:p>
              </table:table-cell>
              <table:table-cell office:value-type="float" office:value="41120">
                <text:p>41120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200">
                <text:p>41200</text:p>
              </table:table-cell>
              <table:table-cell office:value-type="float" office:value="41136">
                <text:p>41136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216">
                <text:p>41216</text:p>
              </table:table-cell>
              <table:table-cell office:value-type="float" office:value="41152">
                <text:p>41152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232">
                <text:p>41232</text:p>
              </table:table-cell>
              <table:table-cell office:value-type="float" office:value="41168">
                <text:p>41168</text:p>
              </table:table-cell>
              <table:table-cell office:value-type="float" office:value="42696">
                <text:p>426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248">
                <text:p>41248</text:p>
              </table:table-cell>
              <table:table-cell office:value-type="float" office:value="41184">
                <text:p>41184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1200">
                <text:p>41200</text:p>
              </table:table-cell>
              <table:table-cell office:value-type="float" office:value="42728">
                <text:p>427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1216">
                <text:p>41216</text:p>
              </table:table-cell>
              <table:table-cell office:value-type="float" office:value="42744">
                <text:p>427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1232">
                <text:p>41232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1248">
                <text:p>41248</text:p>
              </table:table-cell>
              <table:table-cell office:value-type="float" office:value="42776">
                <text:p>427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41264">
                <text:p>41264</text:p>
              </table:table-cell>
              <table:table-cell office:value-type="float" office:value="42792">
                <text:p>427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41280">
                <text:p>41280</text:p>
              </table:table-cell>
              <table:table-cell office:value-type="float" office:value="42808">
                <text:p>428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41296">
                <text:p>41296</text:p>
              </table:table-cell>
              <table:table-cell office:value-type="float" office:value="42824">
                <text:p>428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41312">
                <text:p>41312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41328">
                <text:p>41328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41344">
                <text:p>41344</text:p>
              </table:table-cell>
              <table:table-cell office:value-type="float" office:value="42872">
                <text:p>428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41360">
                <text:p>41360</text:p>
              </table:table-cell>
              <table:table-cell office:value-type="float" office:value="42888">
                <text:p>428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41376">
                <text:p>41376</text:p>
              </table:table-cell>
              <table:table-cell office:value-type="float" office:value="42904">
                <text:p>429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41392">
                <text:p>41392</text:p>
              </table:table-cell>
              <table:table-cell office:value-type="float" office:value="42920">
                <text:p>429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41408">
                <text:p>41408</text:p>
              </table:table-cell>
              <table:table-cell office:value-type="float" office:value="42936">
                <text:p>429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41424">
                <text:p>41424</text:p>
              </table:table-cell>
              <table:table-cell office:value-type="float" office:value="42952">
                <text:p>429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41440">
                <text:p>41440</text:p>
              </table:table-cell>
              <table:table-cell office:value-type="float" office:value="42968">
                <text:p>42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41456">
                <text:p>41456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41472">
                <text:p>41472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40672">
                <text:p>406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41504">
                <text:p>41504</text:p>
              </table:table-cell>
              <table:table-cell office:value-type="float" office:value="40688">
                <text:p>406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41520">
                <text:p>41520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41536">
                <text:p>41536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41552">
                <text:p>41552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41568">
                <text:p>41568</text:p>
              </table:table-cell>
              <table:table-cell office:value-type="float" office:value="40752">
                <text:p>407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41584">
                <text:p>41584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41720">
                <text:p>41720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41736">
                <text:p>41736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41752">
                <text:p>41752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41768">
                <text:p>41768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41784">
                <text:p>41784</text:p>
              </table:table-cell>
              <table:table-cell office:value-type="float" office:value="40848">
                <text:p>408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41800">
                <text:p>41800</text:p>
              </table:table-cell>
              <table:table-cell office:value-type="float" office:value="40864">
                <text:p>408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41816">
                <text:p>41816</text:p>
              </table:table-cell>
              <table:table-cell office:value-type="float" office:value="40880">
                <text:p>408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41832">
                <text:p>41832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41848">
                <text:p>41848</text:p>
              </table:table-cell>
              <table:table-cell office:value-type="float" office:value="40912">
                <text:p>409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41864">
                <text:p>41864</text:p>
              </table:table-cell>
              <table:table-cell office:value-type="float" office:value="40928">
                <text:p>409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41880">
                <text:p>41880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41896">
                <text:p>4189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41912">
                <text:p>41912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41928">
                <text:p>41928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41944">
                <text:p>41944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41960">
                <text:p>41960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41976">
                <text:p>41976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41992">
                <text:p>41992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42008">
                <text:p>42008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42024">
                <text:p>420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42040">
                <text:p>42040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42056">
                <text:p>42056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42072">
                <text:p>42072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42088">
                <text:p>42088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42104">
                <text:p>42104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42120">
                <text:p>42120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42136">
                <text:p>42136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42152">
                <text:p>4215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42184">
                <text:p>42184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42200">
                <text:p>42200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42216">
                <text:p>4221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42232">
                <text:p>42232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42248">
                <text:p>42248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42264">
                <text:p>42264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42280">
                <text:p>42280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42296">
                <text:p>42296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42312">
                <text:p>4231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42328">
                <text:p>42328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44">
                <text:p>4234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60">
                <text:p>42360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76">
                <text:p>42376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92">
                <text:p>42392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08">
                <text:p>4240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24">
                <text:p>42424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40">
                <text:p>42440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56">
                <text:p>42456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72">
                <text:p>42472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88">
                <text:p>42488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04">
                <text:p>42504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20">
                <text:p>42520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36">
                <text:p>42536</text:p>
              </table:table-cell>
              <table:table-cell office:value-type="float" office:value="41720">
                <text:p>417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52">
                <text:p>42552</text:p>
              </table:table-cell>
              <table:table-cell office:value-type="float" office:value="41736">
                <text:p>41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68">
                <text:p>42568</text:p>
              </table:table-cell>
              <table:table-cell office:value-type="float" office:value="41752">
                <text:p>4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84">
                <text:p>42584</text:p>
              </table:table-cell>
              <table:table-cell office:value-type="float" office:value="41768">
                <text:p>4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00">
                <text:p>4260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16">
                <text:p>42616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32">
                <text:p>42632</text:p>
              </table:table-cell>
              <table:table-cell office:value-type="float" office:value="41816">
                <text:p>41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48">
                <text:p>42648</text:p>
              </table:table-cell>
              <table:table-cell office:value-type="float" office:value="41832">
                <text:p>4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64">
                <text:p>42664</text:p>
              </table:table-cell>
              <table:table-cell office:value-type="float" office:value="41848">
                <text:p>41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00">
                <text:p>42800</text:p>
              </table:table-cell>
              <table:table-cell office:value-type="float" office:value="41864">
                <text:p>4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16">
                <text:p>42816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32">
                <text:p>42832</text:p>
              </table:table-cell>
              <table:table-cell office:value-type="float" office:value="41896">
                <text:p>41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48">
                <text:p>42848</text:p>
              </table:table-cell>
              <table:table-cell office:value-type="float" office:value="41912">
                <text:p>4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64">
                <text:p>42864</text:p>
              </table:table-cell>
              <table:table-cell office:value-type="float" office:value="41928">
                <text:p>4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80">
                <text:p>42880</text:p>
              </table:table-cell>
              <table:table-cell office:value-type="float" office:value="41944">
                <text:p>4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96">
                <text:p>42896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12">
                <text:p>42912</text:p>
              </table:table-cell>
              <table:table-cell office:value-type="float" office:value="41976">
                <text:p>4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28">
                <text:p>42928</text:p>
              </table:table-cell>
              <table:table-cell office:value-type="float" office:value="41992">
                <text:p>41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44">
                <text:p>42944</text:p>
              </table:table-cell>
              <table:table-cell office:value-type="float" office:value="42008">
                <text:p>42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60">
                <text:p>42960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76">
                <text:p>42976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92">
                <text:p>42992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20">
                <text:p>40520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36">
                <text:p>40536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52">
                <text:p>40552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68">
                <text:p>40568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84">
                <text:p>40584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00">
                <text:p>40600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16">
                <text:p>40616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32">
                <text:p>40632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48">
                <text:p>40648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64">
                <text:p>40664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80">
                <text:p>40680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96">
                <text:p>40696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12">
                <text:p>40712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28">
                <text:p>40728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44">
                <text:p>40744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60">
                <text:p>40760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76">
                <text:p>40776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92">
                <text:p>40792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08">
                <text:p>40808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24">
                <text:p>40824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40">
                <text:p>40840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56">
                <text:p>40856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72">
                <text:p>40872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88">
                <text:p>40888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04">
                <text:p>40904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20">
                <text:p>40920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36">
                <text:p>40936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52">
                <text:p>40952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20">
                <text:p>40520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36">
                <text:p>40536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52">
                <text:p>40552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68">
                <text:p>40568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84">
                <text:p>40584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00">
                <text:p>40600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16">
                <text:p>40616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32">
                <text:p>40632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48">
                <text:p>40648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64">
                <text:p>40664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80">
                <text:p>40680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96">
                <text:p>40696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12">
                <text:p>40712</text:p>
              </table:table-cell>
              <table:table-cell office:value-type="float" office:value="42832">
                <text:p>42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28">
                <text:p>40728</text:p>
              </table:table-cell>
              <table:table-cell office:value-type="float" office:value="42848">
                <text:p>4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44">
                <text:p>40744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60">
                <text:p>40760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76">
                <text:p>40776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92">
                <text:p>40792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08">
                <text:p>40808</text:p>
              </table:table-cell>
              <table:table-cell office:value-type="float" office:value="42928">
                <text:p>42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44">
                <text:p>40944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60">
                <text:p>40960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76">
                <text:p>40976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92">
                <text:p>40992</text:p>
              </table:table-cell>
              <table:table-cell office:value-type="float" office:value="42992">
                <text:p>42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08">
                <text:p>41008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24">
                <text:p>41024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40">
                <text:p>41040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56">
                <text:p>41056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72">
                <text:p>41072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88">
                <text:p>41088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04">
                <text:p>41104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20">
                <text:p>4112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52">
                <text:p>41152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68">
                <text:p>41168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84">
                <text:p>41184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00">
                <text:p>41200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16">
                <text:p>41216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32">
                <text:p>41232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48">
                <text:p>41248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64">
                <text:p>41264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80">
                <text:p>41280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96">
                <text:p>41296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12">
                <text:p>41312</text:p>
              </table:table-cell>
              <table:table-cell office:value-type="float" office:value="40824">
                <text:p>40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28">
                <text:p>41328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44">
                <text:p>41344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60">
                <text:p>41360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76">
                <text:p>41376</text:p>
              </table:table-cell>
              <table:table-cell office:value-type="float" office:value="40888">
                <text:p>4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92">
                <text:p>41392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08">
                <text:p>41408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24">
                <text:p>41424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40">
                <text:p>41440</text:p>
              </table:table-cell>
              <table:table-cell office:value-type="float" office:value="40952">
                <text:p>4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56">
                <text:p>41456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72">
                <text:p>41472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04">
                <text:p>41504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20">
                <text:p>41520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36">
                <text:p>4153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52">
                <text:p>41552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68">
                <text:p>41568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84">
                <text:p>41584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00">
                <text:p>41600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16">
                <text:p>41616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32">
                <text:p>41632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48">
                <text:p>41648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64">
                <text:p>41664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80">
                <text:p>41680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96">
                <text:p>41696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12">
                <text:p>41712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28">
                <text:p>41728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44">
                <text:p>41744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60">
                <text:p>41760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76">
                <text:p>4177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92">
                <text:p>41792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08">
                <text:p>41808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24">
                <text:p>41824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40">
                <text:p>41840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56">
                <text:p>41856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72">
                <text:p>41872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88">
                <text:p>41888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24">
                <text:p>420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40">
                <text:p>42040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56">
                <text:p>42056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72">
                <text:p>42072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88">
                <text:p>42088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04">
                <text:p>42104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20">
                <text:p>42120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36">
                <text:p>42136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52">
                <text:p>4215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84">
                <text:p>42184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00">
                <text:p>42200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16">
                <text:p>4221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32">
                <text:p>42232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48">
                <text:p>42248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64">
                <text:p>42264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80">
                <text:p>42280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96">
                <text:p>42296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12">
                <text:p>4231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28">
                <text:p>42328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44">
                <text:p>4234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60">
                <text:p>42360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76">
                <text:p>42376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92">
                <text:p>42392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08">
                <text:p>4240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24">
                <text:p>42424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40">
                <text:p>42440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56">
                <text:p>42456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72">
                <text:p>42472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88">
                <text:p>42488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04">
                <text:p>42504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20">
                <text:p>42520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36">
                <text:p>42536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52">
                <text:p>42552</text:p>
              </table:table-cell>
              <table:table-cell office:value-type="float" office:value="41616">
                <text:p>41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68">
                <text:p>42568</text:p>
              </table:table-cell>
              <table:table-cell office:value-type="float" office:value="41632">
                <text:p>41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84">
                <text:p>42584</text:p>
              </table:table-cell>
              <table:table-cell office:value-type="float" office:value="41648">
                <text:p>41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00">
                <text:p>42600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16">
                <text:p>42616</text:p>
              </table:table-cell>
              <table:table-cell office:value-type="float" office:value="41680">
                <text:p>41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32">
                <text:p>42632</text:p>
              </table:table-cell>
              <table:table-cell office:value-type="float" office:value="41696">
                <text:p>4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48">
                <text:p>42648</text:p>
              </table:table-cell>
              <table:table-cell office:value-type="float" office:value="41712">
                <text:p>41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64">
                <text:p>42664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80">
                <text:p>42680</text:p>
              </table:table-cell>
              <table:table-cell office:value-type="float" office:value="41744">
                <text:p>41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96">
                <text:p>42696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12">
                <text:p>42712</text:p>
              </table:table-cell>
              <table:table-cell office:value-type="float" office:value="41776">
                <text:p>41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28">
                <text:p>42728</text:p>
              </table:table-cell>
              <table:table-cell office:value-type="float" office:value="41792">
                <text:p>41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44">
                <text:p>42744</text:p>
              </table:table-cell>
              <table:table-cell office:value-type="float" office:value="41808">
                <text:p>4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60">
                <text:p>42760</text:p>
              </table:table-cell>
              <table:table-cell office:value-type="float" office:value="41824">
                <text:p>41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76">
                <text:p>42776</text:p>
              </table:table-cell>
              <table:table-cell office:value-type="float" office:value="41840">
                <text:p>41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792">
                <text:p>42792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08">
                <text:p>42808</text:p>
              </table:table-cell>
              <table:table-cell office:value-type="float" office:value="41872">
                <text:p>41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24">
                <text:p>42824</text:p>
              </table:table-cell>
              <table:table-cell office:value-type="float" office:value="41888">
                <text:p>41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40">
                <text:p>42840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56">
                <text:p>42856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72">
                <text:p>42872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88">
                <text:p>42888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04">
                <text:p>42904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20">
                <text:p>42920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36">
                <text:p>42936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52">
                <text:p>42952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68">
                <text:p>42968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40">
                <text:p>40640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56">
                <text:p>40656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72">
                <text:p>40672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88">
                <text:p>40688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04">
                <text:p>40704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20">
                <text:p>40720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36">
                <text:p>40736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52">
                <text:p>40752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68">
                <text:p>40768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84">
                <text:p>40784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00">
                <text:p>40800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16">
                <text:p>40816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32">
                <text:p>40832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48">
                <text:p>40848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64">
                <text:p>40864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80">
                <text:p>40880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96">
                <text:p>40896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12">
                <text:p>40912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28">
                <text:p>40928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44">
                <text:p>40944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60">
                <text:p>40960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76">
                <text:p>40976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92">
                <text:p>40992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08">
                <text:p>41008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24">
                <text:p>41024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40">
                <text:p>4104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56">
                <text:p>41056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72">
                <text:p>41072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88">
                <text:p>41088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04">
                <text:p>41104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20">
                <text:p>41120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52">
                <text:p>41152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68">
                <text:p>41168</text:p>
              </table:table-cell>
              <table:table-cell office:value-type="float" office:value="42696">
                <text:p>42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84">
                <text:p>41184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00">
                <text:p>41200</text:p>
              </table:table-cell>
              <table:table-cell office:value-type="float" office:value="42728">
                <text:p>42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16">
                <text:p>41216</text:p>
              </table:table-cell>
              <table:table-cell office:value-type="float" office:value="42744">
                <text:p>42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32">
                <text:p>41232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48">
                <text:p>41248</text:p>
              </table:table-cell>
              <table:table-cell office:value-type="float" office:value="42776">
                <text:p>42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64">
                <text:p>41264</text:p>
              </table:table-cell>
              <table:table-cell office:value-type="float" office:value="42792">
                <text:p>4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80">
                <text:p>41280</text:p>
              </table:table-cell>
              <table:table-cell office:value-type="float" office:value="42808">
                <text:p>42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96">
                <text:p>41296</text:p>
              </table:table-cell>
              <table:table-cell office:value-type="float" office:value="42824">
                <text:p>42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12">
                <text:p>41312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28">
                <text:p>41328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44">
                <text:p>41344</text:p>
              </table:table-cell>
              <table:table-cell office:value-type="float" office:value="42872">
                <text:p>42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60">
                <text:p>41360</text:p>
              </table:table-cell>
              <table:table-cell office:value-type="float" office:value="42888">
                <text:p>42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76">
                <text:p>41376</text:p>
              </table:table-cell>
              <table:table-cell office:value-type="float" office:value="42904">
                <text:p>42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92">
                <text:p>41392</text:p>
              </table:table-cell>
              <table:table-cell office:value-type="float" office:value="42920">
                <text:p>429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08">
                <text:p>41408</text:p>
              </table:table-cell>
              <table:table-cell office:value-type="float" office:value="42936">
                <text:p>42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24">
                <text:p>41424</text:p>
              </table:table-cell>
              <table:table-cell office:value-type="float" office:value="42952">
                <text:p>4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40">
                <text:p>41440</text:p>
              </table:table-cell>
              <table:table-cell office:value-type="float" office:value="42968">
                <text:p>42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56">
                <text:p>41456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72">
                <text:p>41472</text:p>
              </table:table-cell>
              <table:table-cell office:value-type="float" office:value="40656">
                <text:p>40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40672">
                <text:p>40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04">
                <text:p>41504</text:p>
              </table:table-cell>
              <table:table-cell office:value-type="float" office:value="40688">
                <text:p>4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20">
                <text:p>41520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36">
                <text:p>41536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52">
                <text:p>41552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68">
                <text:p>41568</text:p>
              </table:table-cell>
              <table:table-cell office:value-type="float" office:value="40752">
                <text:p>40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84">
                <text:p>41584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20">
                <text:p>41720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36">
                <text:p>41736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52">
                <text:p>41752</text:p>
              </table:table-cell>
              <table:table-cell office:value-type="float" office:value="40816">
                <text:p>4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68">
                <text:p>41768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84">
                <text:p>41784</text:p>
              </table:table-cell>
              <table:table-cell office:value-type="float" office:value="40848">
                <text:p>40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00">
                <text:p>41800</text:p>
              </table:table-cell>
              <table:table-cell office:value-type="float" office:value="40864">
                <text:p>40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16">
                <text:p>41816</text:p>
              </table:table-cell>
              <table:table-cell office:value-type="float" office:value="40880">
                <text:p>40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32">
                <text:p>41832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48">
                <text:p>41848</text:p>
              </table:table-cell>
              <table:table-cell office:value-type="float" office:value="40912">
                <text:p>40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64">
                <text:p>41864</text:p>
              </table:table-cell>
              <table:table-cell office:value-type="float" office:value="40928">
                <text:p>40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80">
                <text:p>41880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96">
                <text:p>4189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12">
                <text:p>41912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28">
                <text:p>41928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44">
                <text:p>41944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60">
                <text:p>41960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76">
                <text:p>41976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992">
                <text:p>41992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08">
                <text:p>42008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24">
                <text:p>420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40">
                <text:p>42040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56">
                <text:p>42056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72">
                <text:p>42072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88">
                <text:p>42088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04">
                <text:p>42104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20">
                <text:p>42120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36">
                <text:p>42136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52">
                <text:p>4215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84">
                <text:p>42184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00">
                <text:p>42200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16">
                <text:p>4221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32">
                <text:p>42232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48">
                <text:p>42248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64">
                <text:p>42264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80">
                <text:p>42280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96">
                <text:p>42296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12">
                <text:p>4231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28">
                <text:p>42328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44">
                <text:p>4234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60">
                <text:p>42360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76">
                <text:p>42376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92">
                <text:p>42392</text:p>
              </table:table-cell>
              <table:table-cell office:value-type="float" office:value="41456">
                <text:p>4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08">
                <text:p>4240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24">
                <text:p>42424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40">
                <text:p>42440</text:p>
              </table:table-cell>
              <table:table-cell office:value-type="float" office:value="41504">
                <text:p>4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56">
                <text:p>42456</text:p>
              </table:table-cell>
              <table:table-cell office:value-type="float" office:value="41520">
                <text:p>41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72">
                <text:p>42472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488">
                <text:p>42488</text:p>
              </table:table-cell>
              <table:table-cell office:value-type="float" office:value="41552">
                <text:p>4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04">
                <text:p>42504</text:p>
              </table:table-cell>
              <table:table-cell office:value-type="float" office:value="41568">
                <text:p>41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20">
                <text:p>42520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36">
                <text:p>42536</text:p>
              </table:table-cell>
              <table:table-cell office:value-type="float" office:value="41720">
                <text:p>417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52">
                <text:p>42552</text:p>
              </table:table-cell>
              <table:table-cell office:value-type="float" office:value="41736">
                <text:p>41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68">
                <text:p>42568</text:p>
              </table:table-cell>
              <table:table-cell office:value-type="float" office:value="41752">
                <text:p>4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584">
                <text:p>42584</text:p>
              </table:table-cell>
              <table:table-cell office:value-type="float" office:value="41768">
                <text:p>4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00">
                <text:p>4260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16">
                <text:p>42616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32">
                <text:p>42632</text:p>
              </table:table-cell>
              <table:table-cell office:value-type="float" office:value="41816">
                <text:p>41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48">
                <text:p>42648</text:p>
              </table:table-cell>
              <table:table-cell office:value-type="float" office:value="41832">
                <text:p>4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664">
                <text:p>42664</text:p>
              </table:table-cell>
              <table:table-cell office:value-type="float" office:value="41848">
                <text:p>41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00">
                <text:p>42800</text:p>
              </table:table-cell>
              <table:table-cell office:value-type="float" office:value="41864">
                <text:p>4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16">
                <text:p>42816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32">
                <text:p>42832</text:p>
              </table:table-cell>
              <table:table-cell office:value-type="float" office:value="41896">
                <text:p>41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48">
                <text:p>42848</text:p>
              </table:table-cell>
              <table:table-cell office:value-type="float" office:value="41912">
                <text:p>4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64">
                <text:p>42864</text:p>
              </table:table-cell>
              <table:table-cell office:value-type="float" office:value="41928">
                <text:p>4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80">
                <text:p>42880</text:p>
              </table:table-cell>
              <table:table-cell office:value-type="float" office:value="41944">
                <text:p>4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896">
                <text:p>42896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12">
                <text:p>42912</text:p>
              </table:table-cell>
              <table:table-cell office:value-type="float" office:value="41976">
                <text:p>4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28">
                <text:p>42928</text:p>
              </table:table-cell>
              <table:table-cell office:value-type="float" office:value="41992">
                <text:p>41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44">
                <text:p>42944</text:p>
              </table:table-cell>
              <table:table-cell office:value-type="float" office:value="42008">
                <text:p>42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60">
                <text:p>42960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76">
                <text:p>42976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992">
                <text:p>42992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20">
                <text:p>40520</text:p>
              </table:table-cell>
              <table:table-cell office:value-type="float" office:value="42072">
                <text:p>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36">
                <text:p>40536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52">
                <text:p>40552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68">
                <text:p>40568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84">
                <text:p>40584</text:p>
              </table:table-cell>
              <table:table-cell office:value-type="float" office:value="42136">
                <text:p>4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00">
                <text:p>40600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16">
                <text:p>40616</text:p>
              </table:table-cell>
              <table:table-cell office:value-type="float" office:value="42168">
                <text:p>42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32">
                <text:p>40632</text:p>
              </table:table-cell>
              <table:table-cell office:value-type="float" office:value="42184">
                <text:p>42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48">
                <text:p>40648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64">
                <text:p>40664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80">
                <text:p>40680</text:p>
              </table:table-cell>
              <table:table-cell office:value-type="float" office:value="42232">
                <text:p>4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96">
                <text:p>40696</text:p>
              </table:table-cell>
              <table:table-cell office:value-type="float" office:value="42248">
                <text:p>42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12">
                <text:p>40712</text:p>
              </table:table-cell>
              <table:table-cell office:value-type="float" office:value="42264">
                <text:p>42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28">
                <text:p>40728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44">
                <text:p>40744</text:p>
              </table:table-cell>
              <table:table-cell office:value-type="float" office:value="42296">
                <text:p>42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60">
                <text:p>40760</text:p>
              </table:table-cell>
              <table:table-cell office:value-type="float" office:value="42312">
                <text:p>4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76">
                <text:p>40776</text:p>
              </table:table-cell>
              <table:table-cell office:value-type="float" office:value="42328">
                <text:p>42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92">
                <text:p>40792</text:p>
              </table:table-cell>
              <table:table-cell office:value-type="float" office:value="42344">
                <text:p>42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08">
                <text:p>40808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24">
                <text:p>40824</text:p>
              </table:table-cell>
              <table:table-cell office:value-type="float" office:value="42376">
                <text:p>4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40">
                <text:p>40840</text:p>
              </table:table-cell>
              <table:table-cell office:value-type="float" office:value="42392">
                <text:p>4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56">
                <text:p>40856</text:p>
              </table:table-cell>
              <table:table-cell office:value-type="float" office:value="42408">
                <text:p>4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72">
                <text:p>40872</text:p>
              </table:table-cell>
              <table:table-cell office:value-type="float" office:value="42424">
                <text:p>42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88">
                <text:p>40888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04">
                <text:p>40904</text:p>
              </table:table-cell>
              <table:table-cell office:value-type="float" office:value="42456">
                <text:p>42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20">
                <text:p>40920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36">
                <text:p>40936</text:p>
              </table:table-cell>
              <table:table-cell office:value-type="float" office:value="42488">
                <text:p>42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52">
                <text:p>40952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20">
                <text:p>40520</text:p>
              </table:table-cell>
              <table:table-cell office:value-type="float" office:value="42520">
                <text:p>42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36">
                <text:p>40536</text:p>
              </table:table-cell>
              <table:table-cell office:value-type="float" office:value="42536">
                <text:p>42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52">
                <text:p>40552</text:p>
              </table:table-cell>
              <table:table-cell office:value-type="float" office:value="42552">
                <text:p>4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68">
                <text:p>40568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584">
                <text:p>40584</text:p>
              </table:table-cell>
              <table:table-cell office:value-type="float" office:value="42584">
                <text:p>4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00">
                <text:p>40600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16">
                <text:p>40616</text:p>
              </table:table-cell>
              <table:table-cell office:value-type="float" office:value="42616">
                <text:p>42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32">
                <text:p>40632</text:p>
              </table:table-cell>
              <table:table-cell office:value-type="float" office:value="42632">
                <text:p>4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48">
                <text:p>40648</text:p>
              </table:table-cell>
              <table:table-cell office:value-type="float" office:value="42648">
                <text:p>4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64">
                <text:p>40664</text:p>
              </table:table-cell>
              <table:table-cell office:value-type="float" office:value="42664">
                <text:p>42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80">
                <text:p>40680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696">
                <text:p>40696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12">
                <text:p>40712</text:p>
              </table:table-cell>
              <table:table-cell office:value-type="float" office:value="42832">
                <text:p>42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28">
                <text:p>40728</text:p>
              </table:table-cell>
              <table:table-cell office:value-type="float" office:value="42848">
                <text:p>4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44">
                <text:p>40744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60">
                <text:p>40760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76">
                <text:p>40776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792">
                <text:p>40792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808">
                <text:p>40808</text:p>
              </table:table-cell>
              <table:table-cell office:value-type="float" office:value="42928">
                <text:p>42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44">
                <text:p>40944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60">
                <text:p>40960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76">
                <text:p>40976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92">
                <text:p>40992</text:p>
              </table:table-cell>
              <table:table-cell office:value-type="float" office:value="42992">
                <text:p>42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08">
                <text:p>41008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24">
                <text:p>41024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40">
                <text:p>41040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56">
                <text:p>41056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72">
                <text:p>41072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088">
                <text:p>41088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04">
                <text:p>41104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20">
                <text:p>4112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36">
                <text:p>41136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52">
                <text:p>41152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68">
                <text:p>41168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184">
                <text:p>41184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00">
                <text:p>41200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16">
                <text:p>41216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32">
                <text:p>41232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48">
                <text:p>41248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64">
                <text:p>41264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80">
                <text:p>41280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296">
                <text:p>41296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12">
                <text:p>41312</text:p>
              </table:table-cell>
              <table:table-cell office:value-type="float" office:value="40824">
                <text:p>40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28">
                <text:p>41328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44">
                <text:p>41344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60">
                <text:p>41360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76">
                <text:p>41376</text:p>
              </table:table-cell>
              <table:table-cell office:value-type="float" office:value="40888">
                <text:p>4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392">
                <text:p>41392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08">
                <text:p>41408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24">
                <text:p>41424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40">
                <text:p>41440</text:p>
              </table:table-cell>
              <table:table-cell office:value-type="float" office:value="40952">
                <text:p>4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56">
                <text:p>41456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72">
                <text:p>41472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488">
                <text:p>41488</text:p>
              </table:table-cell>
              <table:table-cell office:value-type="float" office:value="40552">
                <text:p>4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04">
                <text:p>41504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20">
                <text:p>41520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36">
                <text:p>4153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52">
                <text:p>41552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68">
                <text:p>41568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584">
                <text:p>41584</text:p>
              </table:table-cell>
              <table:table-cell office:value-type="float" office:value="40648">
                <text:p>4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00">
                <text:p>41600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16">
                <text:p>41616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32">
                <text:p>41632</text:p>
              </table:table-cell>
              <table:table-cell office:value-type="float" office:value="40696">
                <text:p>4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48">
                <text:p>41648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64">
                <text:p>41664</text:p>
              </table:table-cell>
              <table:table-cell office:value-type="float" office:value="40728">
                <text:p>4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80">
                <text:p>41680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696">
                <text:p>41696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12">
                <text:p>41712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28">
                <text:p>41728</text:p>
              </table:table-cell>
              <table:table-cell office:value-type="float" office:value="40792">
                <text:p>40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44">
                <text:p>41744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60">
                <text:p>41760</text:p>
              </table:table-cell>
              <table:table-cell office:value-type="float" office:value="40944">
                <text:p>4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76">
                <text:p>41776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792">
                <text:p>41792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08">
                <text:p>41808</text:p>
              </table:table-cell>
              <table:table-cell office:value-type="float" office:value="40992">
                <text:p>40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24">
                <text:p>41824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40">
                <text:p>41840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56">
                <text:p>41856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72">
                <text:p>41872</text:p>
              </table:table-cell>
              <table:table-cell office:value-type="float" office:value="41056">
                <text:p>41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1888">
                <text:p>41888</text:p>
              </table:table-cell>
              <table:table-cell office:value-type="float" office:value="41072">
                <text:p>4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24">
                <text:p>420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40">
                <text:p>42040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56">
                <text:p>42056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72">
                <text:p>42072</text:p>
              </table:table-cell>
              <table:table-cell office:value-type="float" office:value="41136">
                <text:p>41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088">
                <text:p>42088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04">
                <text:p>42104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20">
                <text:p>42120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36">
                <text:p>42136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52">
                <text:p>4215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68">
                <text:p>42168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184">
                <text:p>42184</text:p>
              </table:table-cell>
              <table:table-cell office:value-type="float" office:value="41248">
                <text:p>41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00">
                <text:p>42200</text:p>
              </table:table-cell>
              <table:table-cell office:value-type="float" office:value="41264">
                <text:p>41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16">
                <text:p>4221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32">
                <text:p>42232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48">
                <text:p>42248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64">
                <text:p>42264</text:p>
              </table:table-cell>
              <table:table-cell office:value-type="float" office:value="41328">
                <text:p>41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80">
                <text:p>42280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96">
                <text:p>42296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12">
                <text:p>4231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28">
                <text:p>42328</text:p>
              </table:table-cell>
              <table:table-cell office:value-type="float" office:value="41392">
                <text:p>4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44">
                <text:p>4234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60">
                <text:p>42360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376">
                <text:p>42376</text:p>
              </table:table-cell>
              <table:table-cell office:value-type="float" office:value="41440">
                <text:p>414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